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60000024B3E3DAF00F787AE77.png" manifest:media-type="image/png"/>
  <manifest:file-entry manifest:full-path="Pictures/100000010000013A00000095496B4EE12AB5329B.png" manifest:media-type="image/png"/>
  <manifest:file-entry manifest:full-path="Pictures/100000010000003B0000002F60A13375A3A98F6A.png" manifest:media-type="image/png"/>
  <manifest:file-entry manifest:full-path="Pictures/100011AF00000A5600000484E8C5FC52A609B91D.svg" manifest:media-type="image/svg+xml"/>
  <manifest:file-entry manifest:full-path="Pictures/100014E50000207700000F699D98D4454B7EF323.svg" manifest:media-type="image/svg+xml"/>
  <manifest:file-entry manifest:full-path="Pictures/100000010000013A000000959F55BB268062F589.png" manifest:media-type="image/png"/>
  <manifest:file-entry manifest:full-path="Pictures/10000001000000640000002C5426A7D8E05EEA6C.png" manifest:media-type="image/png"/>
  <manifest:file-entry manifest:full-path="Pictures/10000001000001B1000001F9647A2328BB1035C0.png" manifest:media-type="image/png"/>
  <manifest:file-entry manifest:full-path="Pictures/10000F5200000D7500000CDF187035B62251292C.svg" manifest:media-type="image/svg+xml"/>
  <manifest:file-entry manifest:full-path="Pictures/10001B6C00002D260000347A7CFDCA72776F3F6C.svg" manifest:media-type="image/svg+xml"/>
  <manifest:file-entry manifest:full-path="Pictures/10002C4A00002CC000003431F30B97BA09FA8275.svg" manifest:media-type="image/svg+xml"/>
  <manifest:file-entry manifest:full-path="Pictures/100042FB00001EC10000219C74FCECEA50DB43C7.svg" manifest:media-type="image/svg+xml"/>
  <manifest:file-entry manifest:full-path="Pictures/100000010000012A00000145D7627C75EFB49296.png" manifest:media-type="image/png"/>
  <manifest:file-entry manifest:full-path="Pictures/10000001000002C3000002C320F2C72083DE1A2B.png" manifest:media-type="image/png"/>
  <manifest:file-entry manifest:full-path="Pictures/1000000100000350000001BEF997A7B551E5F0FA.png" manifest:media-type="image/png"/>
  <manifest:file-entry manifest:full-path="Pictures/100011F3000036A80000AA3E82A49131FA6D8CE4.svg" manifest:media-type="image/svg+xml"/>
  <manifest:file-entry manifest:full-path="Pictures/100001E8000057A600002E25217268A7A8A32913.emf" manifest:media-type="image/x-emf"/>
  <manifest:file-entry manifest:full-path="Pictures/100000010000003B0000002F3275E854EDD5A638.png" manifest:media-type="image/png"/>
  <manifest:file-entry manifest:full-path="Pictures/1000000100000191000004E012B2C946F8C80960.png" manifest:media-type="image/png"/>
  <manifest:file-entry manifest:full-path="Pictures/10004ADE0000061E000004E5D0E70E7C77320912.svg" manifest:media-type="image/svg+xml"/>
  <manifest:file-entry manifest:full-path="Pictures/10004FBD0000061E000004E57953022DD4100B09.svg" manifest:media-type="image/svg+xml"/>
  <manifest:file-entry manifest:full-path="Pictures/10000001000001B5000001FCF35BAE34891C1336.png" manifest:media-type="image/png"/>
  <manifest:file-entry manifest:full-path="Pictures/100016150000059400000552ABBE77C7B373CE9B.svg" manifest:media-type="image/svg+xml"/>
  <manifest:file-entry manifest:full-path="Pictures/1000000100000036000000339C4952F2CC745514.png" manifest:media-type="image/png"/>
  <manifest:file-entry manifest:full-path="Pictures/10000001000000820000007D6EF1556CFE7D8C7F.png" manifest:media-type="image/png"/>
  <manifest:file-entry manifest:full-path="Pictures/100014B40000207700000F69E976E2DD194C1932.svg" manifest:media-type="image/svg+xml"/>
  <manifest:file-entry manifest:full-path="Pictures/10000A7A000052C9000052C94D3A73931D0C06BF.svg" manifest:media-type="image/svg+xml"/>
  <manifest:file-entry manifest:full-path="Pictures/100014A80000207700000F697BC6DD6DE7A82FCB.svg" manifest:media-type="image/svg+xml"/>
  <manifest:file-entry manifest:full-path="Pictures/10000FA00000082600000CDE5F86186ECC0F5053.svg" manifest:media-type="image/svg+xml"/>
  <manifest:file-entry manifest:full-path="Pictures/100000010000013A00000095D45B5B9EF555E498.png" manifest:media-type="image/png"/>
  <manifest:file-entry manifest:full-path="Pictures/100000010000004F0000007DA97BE3A8DB49FFA5.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Kursiv" style:font-family-generic="swiss" style:font-pitch="variable"/>
    <style:font-face style:name="Arial1" svg:font-family="Arial" style:font-family-generic="swiss" style:font-pitch="variable"/>
    <style:font-face style:name="Arial2" svg:font-family="Arial" style:font-adornments="Regular" style:font-family-generic="swiss" style:font-pitch="variable"/>
    <style:font-face style:name="Arial3" svg:font-family="Arial" style:font-family-generic="roman"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pitch="variable"/>
    <style:font-face style:name="Cambria Math1" svg:font-family="'Cambria Math'"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3" style:family="graphic">
      <style:graphic-properties style:writing-mode="lr-tb" loext:decorative="false"/>
    </style:style>
    <style:style style:name="gr4"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5"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7"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8"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9" style:family="graphic" style:parent-style-name="standard">
      <style:graphic-properties draw:stroke="none" svg:stroke-color="#000000" draw:fill="none" draw:fill-color="#ffffff" draw:textarea-vertical-align="top" draw:auto-grow-height="false" draw:auto-grow-width="false" draw:fit-to-size="false" style:shrink-to-fit="true" fo:max-height="0cm" fo:min-height="0.923cm" loext:decorative="false"/>
      <style:paragraph-properties style:writing-mode="lr-tb"/>
    </style:style>
    <style:style style:name="gr10" style:family="graphic" style:parent-style-name="standard">
      <style:graphic-properties draw:stroke="none" svg:stroke-color="#000000" draw:fill="none" draw:fill-color="#ffffff" draw:textarea-vertical-align="middle" draw:auto-grow-height="true" draw:auto-grow-width="false" fo:max-height="0cm" fo:min-height="0.923cm" loext:decorative="false"/>
      <style:paragraph-properties style:writing-mode="lr-tb"/>
    </style:style>
    <style:style style:name="gr11" style:family="graphic" style:parent-style-name="standard">
      <style:graphic-properties svg:stroke-color="#000000" draw:fill="solid" draw:fill-color="#cccccc" loext:fill-use-slide-background="false" draw:opacity="50%" draw:textarea-horizontal-align="justify" draw:textarea-vertical-align="middle" draw:auto-grow-height="false" fo:min-height="1.25cm" fo:min-width="11.5cm" style:writing-mode="lr-tb" loext:decorative="false"/>
      <style:paragraph-properties style:writing-mode="lr-tb"/>
    </style:style>
    <style:style style:name="gr12" style:family="graphic" style:parent-style-name="standard" style:list-style-name="L3">
      <style:graphic-properties draw:stroke="solid" svg:stroke-width="0.081cm" svg:stroke-color="#3f51b5" draw:marker-start="" draw:marker-start-width="0.321cm" draw:marker-start-center="false" draw:marker-end="" draw:marker-end-width="0.321cm" draw:marker-end-center="false" draw:fill="none" draw:fill-color="#c5cae9" loext:fill-use-slide-background="false" draw:opacity="60%" draw:textarea-horizontal-align="justify" draw:textarea-vertical-align="middle" draw:auto-grow-height="false" fo:min-height="1.616cm" fo:min-width="2.687cm" fo:padding-top="0.165cm" fo:padding-bottom="0.165cm" fo:padding-left="0.29cm" fo:padding-right="0.29cm" fo:wrap-option="no-wrap" draw:shadow="hidden" draw:shadow-offset-x="0.071cm" draw:shadow-offset-y="0.071cm" draw:shadow-color="#2196f3" style:writing-mode="lr-tb" loext:decorative="false"/>
      <style:paragraph-properties style:writing-mode="lr-tb"/>
    </style:style>
    <style:style style:name="gr13" style:family="graphic" style:parent-style-name="objectwithoutfill">
      <style:graphic-properties loext:decorative="false"/>
      <style:paragraph-properties style:writing-mode="lr-tb"/>
    </style:style>
    <style:style style:name="gr14" style:family="graphic" style:parent-style-name="objectwithoutfill">
      <style:graphic-properties draw:marker-start="" draw:marker-end="Arrowheads_20_20" draw:marker-end-width="0.61cm" loext:decorative="false"/>
      <style:paragraph-properties style:writing-mode="lr-tb"/>
    </style:style>
    <style:style style:name="gr15" style:family="graphic" style:parent-style-name="standard">
      <style:graphic-properties svg:stroke-color="#000000" draw:fill-color="#3faf46" draw:textarea-horizontal-align="justify" draw:textarea-vertical-align="middle" draw:auto-grow-height="false" fo:min-height="2.25cm" fo:min-width="4cm" style:writing-mode="lr-tb"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17" style:family="graphic" style:parent-style-name="standard">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18" style:family="graphic" style:parent-style-name="standard">
      <style:graphic-properties svg:stroke-color="#000000" draw:fill-color="#3faf46" draw:textarea-horizontal-align="justify" draw:textarea-vertical-align="middle" draw:auto-grow-height="false" fo:min-height="1.25cm" fo:min-width="2cm" style:writing-mode="lr-tb" loext:decorative="false"/>
      <style:paragraph-properties style:writing-mode="lr-tb"/>
    </style:style>
    <style:style style:name="gr19" style:family="graphic" style:parent-style-name="standard">
      <style:graphic-properties svg:stroke-color="#000000" draw:fill-color="#b85c00" draw:textarea-horizontal-align="justify" draw:textarea-vertical-align="middle" draw:auto-grow-height="false" fo:min-height="1.25cm" fo:min-width="2.5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3.25cm" fo:min-width="5cm" style:writing-mode="lr-tb" loext:decorative="false"/>
      <style:paragraph-properties style:writing-mode="lr-tb"/>
    </style:style>
    <style:style style:name="gr21" style:family="graphic" style:parent-style-name="standard">
      <style:graphic-properties svg:stroke-color="#000000" draw:fill="none" loext:fill-use-slide-background="false" draw:textarea-horizontal-align="justify" draw:textarea-vertical-align="middle" draw:auto-grow-height="false" fo:min-height="2.066cm" fo:min-width="5.982cm" fo:wrap-option="wrap" style:writing-mode="lr-tb" loext:decorative="false"/>
      <style:paragraph-properties style:writing-mode="lr-tb"/>
    </style:style>
    <style:style style:name="gr22" style:family="graphic" style:parent-style-name="objectwithoutfill">
      <style:graphic-properties draw:marker-end="Arrowheads_20_21" draw:marker-end-width="0.61cm" loext:decorative="false"/>
    </style:style>
    <style:style style:name="gr23" style:family="graphic" style:parent-style-name="standard">
      <style:graphic-properties svg:stroke-color="#000000" draw:fill="solid" draw:fill-color="#afd095" loext:fill-use-slide-background="false" draw:textarea-horizontal-align="justify" draw:textarea-vertical-align="middle" draw:auto-grow-height="false" fo:min-height="2.25cm" fo:min-width="4cm" style:writing-mode="lr-tb" loext:decorative="false"/>
      <style:paragraph-properties style:writing-mode="lr-tb"/>
    </style:style>
    <style:style style:name="gr24" style:family="graphic" style:parent-style-name="objectwithoutfill">
      <style:graphic-properties svg:stroke-width="0.081cm" svg:stroke-color="#000000" draw:marker-start="" draw:marker-start-width="0.321cm" draw:marker-end="Arrowheads_20_6" draw:marker-end-width="0.421cm" svg:stroke-opacity="100%" draw:stroke-linejoin="round" draw:fill="none" draw:textarea-vertical-align="middle" fo:padding-top="0.165cm" fo:padding-bottom="0.165cm" fo:padding-left="0.29cm" fo:padding-right="0.29cm" loext:decorative="false"/>
    </style:style>
    <style:style style:name="gr25" style:family="graphic" style:parent-style-name="objectwithoutfill">
      <style:graphic-properties svg:stroke-width="0.081cm" svg:stroke-color="#000000" draw:marker-start="" draw:marker-start-width="0.321cm" draw:marker-end="Arrowheads_20_7" draw:marker-end-width="0.421cm" draw:fill="none" draw:textarea-vertical-align="middle" fo:padding-top="0.165cm" fo:padding-bottom="0.165cm" fo:padding-left="0.29cm" fo:padding-right="0.29cm" loext:decorative="false"/>
    </style:style>
    <style:style style:name="gr26" style:family="graphic" style:parent-style-name="objectwithoutfill">
      <style:graphic-properties svg:stroke-width="0.081cm" svg:stroke-color="#000000" draw:marker-start="" draw:marker-start-width="0.321cm" draw:marker-end="Arrowheads_20_8" draw:marker-end-width="0.421cm" draw:fill="none" draw:textarea-vertical-align="middle" fo:padding-top="0.165cm" fo:padding-bottom="0.165cm" fo:padding-left="0.29cm" fo:padding-right="0.29cm" loext:decorative="false"/>
    </style:style>
    <style:style style:name="gr27" style:family="graphic" style:parent-style-name="standard">
      <style:graphic-properties svg:stroke-color="#000000" draw:fill-color="#b85c00" draw:textarea-horizontal-align="justify" draw:textarea-vertical-align="middle" draw:auto-grow-height="false" fo:min-height="1.25cm" fo:min-width="3.527cm" style:writing-mode="lr-tb" loext:decorative="false"/>
      <style:paragraph-properties style:writing-mode="lr-tb"/>
    </style:style>
    <style:style style:name="gr28" style:family="graphic" style:parent-style-name="objectwithoutfill">
      <style:graphic-properties svg:stroke-color="#000000" draw:fill="none" draw:fill-color="#000000" draw:textarea-vertical-align="top" loext:decorative="false"/>
      <style:paragraph-properties style:writing-mode="lr-tb"/>
    </style:style>
    <style:style style:name="gr29" style:family="graphic" style:parent-style-name="standard">
      <style:graphic-properties draw:stroke="none" draw:fill="solid" draw:fill-color="#cccccc" draw:textarea-horizontal-align="justify" draw:textarea-vertical-align="middle" draw:auto-grow-height="false" fo:min-height="4.992cm" fo:min-width="5.932cm" loext:decorative="false"/>
    </style:style>
    <style:style style:name="gr30" style:family="graphic" style:parent-style-name="standard">
      <style:graphic-properties draw:stroke="none" draw:fill="solid" draw:fill-color="#cccccc" draw:textarea-horizontal-align="justify" draw:textarea-vertical-align="middle" draw:auto-grow-height="false" fo:min-height="4.975cm" fo:min-width="5.949cm" loext:decorative="false"/>
    </style:style>
    <style:style style:name="gr31" style:family="graphic" style:parent-style-name="standard">
      <style:graphic-properties svg:stroke-color="#000000" draw:fill="none" loext:fill-use-slide-background="false" draw:textarea-horizontal-align="justify" draw:textarea-vertical-align="top" draw:auto-grow-height="false" fo:min-height="2.036cm" fo:min-width="5.34cm" style:writing-mode="lr-tb" loext:decorative="false"/>
      <style:paragraph-properties style:writing-mode="lr-tb"/>
    </style:style>
    <style:style style:name="gr32" style:family="graphic" style:parent-style-name="standard">
      <style:graphic-properties svg:stroke-color="#000000" draw:fill="none" loext:fill-use-slide-background="false" draw:textarea-horizontal-align="justify" draw:textarea-vertical-align="top" draw:auto-grow-height="false" fo:min-height="4.533cm" fo:min-width="5.34cm" style:writing-mode="lr-tb" loext:decorative="false"/>
      <style:paragraph-properties style:writing-mode="lr-tb"/>
    </style:style>
    <style:style style:name="gr33" style:family="graphic" style:parent-style-name="standard">
      <style:graphic-properties svg:stroke-color="#000000" draw:fill="none" loext:fill-use-slide-background="false" draw:textarea-horizontal-align="justify" draw:textarea-vertical-align="top" draw:auto-grow-height="false" fo:min-height="1.994cm" fo:min-width="5.34cm" style:writing-mode="lr-tb" loext:decorative="false"/>
      <style:paragraph-properties style:writing-mode="lr-tb"/>
    </style:style>
    <style:style style:name="gr34"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6" style:family="graphic" style:parent-style-name="standard">
      <style:graphic-properties draw:stroke="none" draw:fill-color="#cccccc" draw:textarea-horizontal-align="justify" draw:textarea-vertical-align="top" draw:auto-grow-height="false" fo:min-height="4.527cm" fo:min-width="22.474cm" style:writing-mode="lr-tb" loext:decorative="false"/>
      <style:paragraph-properties style:writing-mode="lr-tb"/>
    </style:style>
    <style:style style:name="gr37" style:family="graphic" style:parent-style-name="standard">
      <style:graphic-properties draw:stroke="none" draw:fill-color="#cccccc" draw:textarea-horizontal-align="justify" draw:textarea-vertical-align="top" draw:auto-grow-height="false" fo:min-height="4.325cm" fo:min-width="22.474cm" style:writing-mode="lr-tb" loext:decorative="false"/>
      <style:paragraph-properties style:writing-mode="lr-tb"/>
    </style:style>
    <style:style style:name="gr38" style:family="graphic" style:parent-style-name="standard">
      <style:graphic-properties svg:stroke-color="#000000" draw:fill="solid" draw:fill-color="#729fcf" loext:fill-use-slide-background="false" draw:textarea-horizontal-align="justify" draw:textarea-vertical-align="middle" draw:auto-grow-height="false" fo:min-height="1.389cm" fo:min-width="2.5cm" style:writing-mode="lr-tb" loext:decorative="false"/>
      <style:paragraph-properties style:writing-mode="lr-tb"/>
    </style:style>
    <style:style style:name="gr39" style:family="graphic" style:parent-style-name="standard">
      <style:graphic-properties svg:stroke-color="#000000" draw:fill-color="#729fcf" draw:textarea-horizontal-align="justify" draw:textarea-vertical-align="middle" draw:auto-grow-height="false" fo:min-height="1.389cm" fo:min-width="2.5cm" style:writing-mode="lr-tb" loext:decorative="false"/>
      <style:paragraph-properties style:writing-mode="lr-tb"/>
    </style:style>
    <style:style style:name="gr40"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1"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2"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3" style:family="graphic" style:parent-style-name="standard">
      <style:graphic-properties svg:stroke-color="#000000" draw:fill-color="#b85c00" draw:textarea-horizontal-align="justify" draw:textarea-vertical-align="middle" draw:auto-grow-height="false" fo:min-height="0.602cm" fo:min-width="0.363cm" style:writing-mode="lr-tb" loext:decorative="false"/>
      <style:paragraph-properties style:writing-mode="lr-tb"/>
    </style:style>
    <style:style style:name="gr44" style:family="graphic" style:parent-style-name="standard">
      <style:graphic-properties draw:stroke="none" svg:stroke-color="#000000" draw:fill="none" draw:fill-color="#ffffff" draw:auto-grow-height="true" draw:auto-grow-width="true" draw:fit-to-size="false" style:shrink-to-fit="true" fo:min-height="0.756cm" fo:min-width="1.061cm" loext:decorative="false"/>
      <style:paragraph-properties style:writing-mode="lr-tb"/>
    </style:style>
    <style:style style:name="gr45" style:family="graphic" style:parent-style-name="Object_20_with_20_no_20_fill_20_and_20_no_20_line">
      <style:graphic-properties draw:stroke="none" draw:fill="none" draw:opacity="100%" draw:textarea-horizontal-align="center" draw:textarea-vertical-align="middle" draw:shadow="hidden" loext:glow-radius="0cm" loext:glow-transparency="1%" loext:softedge-radius="0cm" draw:color-mode="standard" draw:luminance="0%" draw:contrast="0%" draw:gamma="100%" draw:red="0%" draw:green="0%" draw:blue="0%" fo:clip="rect(0cm, 0cm, 0cm, 0cm)" draw:image-opacity="100%" style:mirror="none" loext:decorative="false"/>
    </style:style>
    <style:style style:name="gr46" style:family="graphic" style:parent-style-name="standard">
      <style:graphic-properties svg:stroke-color="#000000" draw:fill-color="#b85c00" draw:opacity="100%" draw:textarea-horizontal-align="justify" draw:textarea-vertical-align="middle" draw:auto-grow-height="false" fo:min-height="0.602cm" fo:min-width="0.363cm" draw:shadow="hidden" loext:glow-radius="0cm" loext:glow-transparency="1%" loext:softedge-radius="0cm" style:writing-mode="lr-tb" loext:decorative="false"/>
      <style:paragraph-properties style:writing-mode="lr-tb"/>
    </style:style>
    <style:style style:name="gr47" style:family="graphic" style:parent-style-name="standard">
      <style:graphic-properties draw:stroke="none" svg:stroke-color="#000000" draw:fill="none" draw:fill-color="#ffffff" draw:opacity="100%" draw:auto-grow-height="true" draw:auto-grow-width="true" draw:fit-to-size="false" style:shrink-to-fit="true" fo:min-height="0.756cm" fo:min-width="1.061cm" draw:shadow="hidden" loext:decorative="false"/>
      <style:paragraph-properties style:writing-mode="lr-tb"/>
    </style:style>
    <style:style style:name="gr48" style:family="graphic" style:parent-style-name="standard">
      <style:graphic-properties svg:stroke-color="#000000" draw:fill-color="#729fcf" draw:textarea-horizontal-align="justify" draw:textarea-vertical-align="middle" draw:auto-grow-height="false" fo:min-height="1.083cm" fo:min-width="2.8cm" fo:wrap-option="wrap" style:writing-mode="lr-tb" loext:decorative="false"/>
      <style:paragraph-properties style:writing-mode="lr-tb"/>
    </style:style>
    <style:style style:name="gr49" style:family="graphic" style:parent-style-name="objectwithoutfill">
      <style:graphic-properties loext:decorative="false"/>
    </style:style>
    <style:style style:name="gr50" style:family="graphic" style:parent-style-name="objectwithoutfill">
      <style:graphic-properties draw:stroke="dash" draw:stroke-dash="Long_20_Dash_20__28_Rounded_29_" svg:stroke-linecap="round" loext:decorative="false"/>
    </style:style>
    <style:style style:name="gr51" style:family="graphic" style:parent-style-name="objectwithoutfill">
      <style:graphic-properties draw:stroke="dash" draw:stroke-dash="Long_20_Dash" draw:marker-end="Arrowheads_20_29" draw:marker-end-width="0.3cm" draw:fill="none" loext:decorative="false"/>
    </style:style>
    <style:style style:name="gr52"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3"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4"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5"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6"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7"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8"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9" style:family="graphic" style:parent-style-name="objectwithoutfill">
      <style:graphic-properties svg:stroke-width="0.07cm" draw:marker-start-width="0.42cm" draw:marker-end="" draw:marker-end-width="0.26cm" draw:fill="none" fo:padding-top="1.255cm" fo:padding-bottom="0.11cm" fo:padding-left="0.235cm" fo:padding-right="0.235cm" loext:decorative="false"/>
    </style:style>
    <style:style style:name="gr60" style:family="graphic" style:parent-style-name="standard">
      <style:graphic-properties draw:stroke="none" svg:stroke-color="#000000" draw:fill="none" draw:fill-color="#ffffff" draw:auto-grow-height="true" draw:auto-grow-width="true" fo:min-height="0.553cm" fo:min-width="1.349cm" loext:decorative="false"/>
      <style:paragraph-properties style:writing-mode="lr-tb"/>
    </style:style>
    <style:style style:name="gr61" style:family="graphic" style:parent-style-name="standard">
      <style:graphic-properties svg:stroke-color="#000000" draw:fill="solid" draw:fill-color="#cccccc" loext:fill-use-slide-background="false" draw:textarea-horizontal-align="justify" draw:textarea-vertical-align="middle" draw:auto-grow-height="false" fo:min-height="3.837cm" fo:min-width="2.675cm" loext:decorative="false"/>
    </style:style>
    <style:style style:name="gr62" style:family="graphic" style:parent-style-name="standard">
      <style:graphic-properties svg:stroke-color="#000000" draw:fill="solid" draw:fill-color="#cccccc" loext:fill-use-slide-background="false" draw:textarea-horizontal-align="justify" draw:textarea-vertical-align="middle" draw:auto-grow-height="false" fo:min-height="3.84cm" fo:min-width="2.675cm" loext:decorative="false"/>
    </style:style>
    <style:style style:name="gr63" style:family="graphic" style:parent-style-name="standard">
      <style:graphic-properties draw:stroke="none" svg:stroke-color="#000000" draw:fill="none" draw:fill-color="#ffffff" draw:auto-grow-height="true" draw:auto-grow-width="true" draw:fit-to-size="false" style:shrink-to-fit="false" fo:min-height="0.632cm" fo:min-width="1.885cm" loext:decorative="false"/>
      <style:paragraph-properties style:writing-mode="lr-tb"/>
    </style:style>
    <style:style style:name="gr64" style:family="graphic" style:parent-style-name="objectwithoutfill">
      <style:graphic-properties draw:marker-end="Arrowheads_20_34" draw:marker-end-width="0.3cm" draw:fill="none" loext:decorative="false"/>
    </style:style>
    <style:style style:name="gr65" style:family="graphic" style:parent-style-name="standard">
      <style:graphic-properties draw:stroke="none" svg:stroke-color="#000000" draw:fill="none" draw:fill-color="#ffffff" draw:textarea-vertical-align="middle" draw:auto-grow-height="true" draw:auto-grow-width="true" fo:min-height="0.396cm" fo:min-width="0.797cm" loext:decorative="false"/>
      <style:paragraph-properties style:writing-mode="lr-tb"/>
    </style:style>
    <style:style style:name="gr66" style:family="graphic" style:parent-style-name="standard">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8"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9" style:family="graphic" style:parent-style-name="objectwithoutfill">
      <style:graphic-properties draw:stroke="dash" draw:stroke-dash="Dot" svg:stroke-width="0.071cm" svg:stroke-color="#dd1c1a" draw:marker-start-width="0.415cm" draw:marker-end="Arrowheads_20_60" draw:marker-end-width="0.255cm" draw:fill="none" fo:padding-top="1.254cm" fo:padding-bottom="0.109cm" fo:padding-left="0.234cm" fo:padding-right="0.234cm" loext:decorative="false"/>
    </style:style>
    <style:style style:name="gr70"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71" style:family="graphic" style:parent-style-name="standard">
      <style:graphic-properties svg:stroke-color="#000000" draw:fill="solid" draw:fill-color="#ffffff" loext:fill-use-slide-background="false" draw:textarea-horizontal-align="justify" draw:textarea-vertical-align="top" draw:auto-grow-height="false" fo:min-height="1.149cm" fo:min-width="2.04cm" style:writing-mode="lr-tb" loext:decorative="false"/>
      <style:paragraph-properties style:writing-mode="lr-tb"/>
    </style:style>
    <style:style style:name="gr72" style:family="graphic" style:parent-style-name="objectwithoutfill">
      <style:graphic-properties svg:stroke-width="0cm" draw:marker-start-width="0.31cm" draw:marker-end="" draw:marker-end-width="0.3cm" draw:fill="solid" draw:fill-color="#ffffff" fo:padding-top="1.22cm" fo:padding-bottom="0.075cm" fo:padding-left="0.2cm" fo:padding-right="0.2cm" loext:decorative="false"/>
    </style:style>
    <style:style style:name="gr73" style:family="graphic" style:parent-style-name="standard">
      <style:graphic-properties svg:stroke-color="#000000" draw:fill="solid" draw:fill-color="#ffffff" loext:fill-use-slide-background="false" draw:textarea-horizontal-align="justify" draw:textarea-vertical-align="top" draw:auto-grow-height="false" fo:min-height="1.15cm" fo:min-width="2.14cm" style:writing-mode="lr-tb" loext:decorative="false"/>
      <style:paragraph-properties style:writing-mode="lr-tb"/>
    </style:style>
    <style:style style:name="gr74" style:family="graphic" style:parent-style-name="standard">
      <style:graphic-properties draw:stroke="none" svg:stroke-color="#000000" draw:fill="none" draw:fill-color="#ffffff" draw:auto-grow-height="false" draw:auto-grow-width="false" fo:min-height="0.385cm" loext:decorative="false"/>
      <style:paragraph-properties style:writing-mode="lr-tb"/>
    </style:style>
    <style:style style:name="gr75" style:family="graphic" style:parent-style-name="objectwithoutfill">
      <style:graphic-properties svg:stroke-width="0.071cm" draw:marker-start-width="0.417cm" draw:marker-end="Arrowheads_20_74" draw:marker-end-width="0.257cm" draw:fill="none" fo:padding-top="1.256cm" fo:padding-bottom="0.111cm" fo:padding-left="0.236cm" fo:padding-right="0.236cm" loext:decorative="false"/>
    </style:style>
    <style:style style:name="gr76" style:family="graphic" style:parent-style-name="objectwithoutfill">
      <style:graphic-properties draw:stroke="dash" draw:stroke-dash="Dot" svg:stroke-width="0.071cm" svg:stroke-color="#dd1c1a" draw:marker-start-width="0.417cm" draw:marker-end="Arrowheads_20_74" draw:marker-end-width="0.257cm" draw:fill="none" fo:padding-top="1.256cm" fo:padding-bottom="0.111cm" fo:padding-left="0.236cm" fo:padding-right="0.236cm" loext:decorative="false"/>
    </style:style>
    <style:style style:name="gr77" style:family="graphic" style:parent-style-name="objectwithoutfill">
      <style:graphic-properties draw:stroke="dash" draw:stroke-dash="Dash" svg:stroke-width="0.071cm" draw:marker-start-width="0.417cm" draw:marker-end="Arrowheads_20_74" draw:marker-end-width="0.257cm" draw:fill="none" fo:padding-top="1.256cm" fo:padding-bottom="0.111cm" fo:padding-left="0.236cm" fo:padding-right="0.236cm" loext:decorative="false"/>
    </style:style>
    <style:style style:name="gr78" style:family="graphic" style:parent-style-name="objectwithoutfill">
      <style:graphic-properties svg:stroke-width="0.07cm" draw:marker-start-width="0.42cm" draw:marker-end="Arrowheads_20_77" draw:marker-end-width="0.26cm" draw:fill="none" fo:padding-top="1.255cm" fo:padding-bottom="0.11cm" fo:padding-left="0.235cm" fo:padding-right="0.235cm" loext:decorative="false"/>
    </style:style>
    <style:style style:name="gr79" style:family="graphic" style:parent-style-name="objectwithoutfill">
      <style:graphic-properties svg:stroke-width="0.07cm" draw:marker-start-width="0.42cm" draw:marker-end="Arrowheads_20_79" draw:marker-end-width="0.26cm" draw:fill="none" fo:padding-top="1.255cm" fo:padding-bottom="0.11cm" fo:padding-left="0.235cm" fo:padding-right="0.235cm" loext:decorative="false"/>
    </style:style>
    <style:style style:name="gr80" style:family="graphic" style:parent-style-name="objectwithoutfill">
      <style:graphic-properties svg:stroke-width="0.07cm" draw:marker-start-width="0.42cm" draw:marker-end="Arrowheads_20_81" draw:marker-end-width="0.26cm" draw:fill="none" fo:padding-top="1.255cm" fo:padding-bottom="0.11cm" fo:padding-left="0.235cm" fo:padding-right="0.235cm" loext:decorative="false"/>
    </style:style>
    <style:style style:name="gr81" style:family="graphic" style:parent-style-name="objectwithoutfill">
      <style:graphic-properties svg:stroke-width="0.07cm" draw:marker-start-width="0.42cm" draw:marker-end="Arrowheads_20_88" draw:marker-end-width="0.26cm" draw:fill="none" fo:padding-top="1.255cm" fo:padding-bottom="0.11cm" fo:padding-left="0.235cm" fo:padding-right="0.235cm" loext:decorative="false"/>
    </style:style>
    <style:style style:name="gr82" style:family="graphic" style:parent-style-name="objectwithoutfill">
      <style:graphic-properties svg:stroke-width="0.07cm" draw:marker-start-width="0.42cm" draw:marker-end="Arrowheads_20_89" draw:marker-end-width="0.26cm" draw:fill="none" fo:padding-top="1.255cm" fo:padding-bottom="0.11cm" fo:padding-left="0.235cm" fo:padding-right="0.235cm" loext:decorative="false"/>
    </style:style>
    <style:style style:name="gr83" style:family="graphic" style:parent-style-name="objectwithoutfill">
      <style:graphic-properties svg:stroke-width="0.07cm" draw:marker-start-width="0.42cm" draw:marker-end="Arrowheads_20_90" draw:marker-end-width="0.26cm" draw:fill="none" fo:padding-top="1.255cm" fo:padding-bottom="0.11cm" fo:padding-left="0.235cm" fo:padding-right="0.235cm" loext:decorative="false"/>
    </style:style>
    <style:style style:name="gr84" style:family="graphic" style:parent-style-name="objectwithoutfill">
      <style:graphic-properties draw:stroke="dash" draw:stroke-dash="Dash" svg:stroke-width="0.07cm" draw:marker-start-width="0.42cm" draw:marker-end="Arrowheads_20_91" draw:marker-end-width="0.26cm" draw:fill="none" fo:padding-top="1.255cm" fo:padding-bottom="0.11cm" fo:padding-left="0.235cm" fo:padding-right="0.235cm" loext:decorative="false"/>
    </style:style>
    <style:style style:name="gr85" style:family="graphic" style:parent-style-name="objectwithoutfill">
      <style:graphic-properties draw:stroke="dash" draw:stroke-dash="Dash" svg:stroke-width="0.07cm" draw:marker-start-width="0.42cm" draw:marker-end="Arrowheads_20_92" draw:marker-end-width="0.26cm" draw:fill="none" fo:padding-top="1.255cm" fo:padding-bottom="0.11cm" fo:padding-left="0.235cm" fo:padding-right="0.235cm" loext:decorative="false"/>
    </style:style>
    <style:style style:name="gr86" style:family="graphic" style:parent-style-name="objectwithoutfill">
      <style:graphic-properties draw:stroke="dash" draw:stroke-dash="Dash" svg:stroke-width="0.07cm" draw:marker-start-width="0.42cm" draw:marker-end="Arrowheads_20_94" draw:marker-end-width="0.26cm" draw:fill="none" fo:padding-top="1.255cm" fo:padding-bottom="0.11cm" fo:padding-left="0.235cm" fo:padding-right="0.235cm" loext:decorative="false"/>
    </style:style>
    <style:style style:name="gr87" style:family="graphic" style:parent-style-name="objectwithoutfill">
      <style:graphic-properties draw:stroke="dash" draw:stroke-dash="Dot" svg:stroke-width="0.07cm" svg:stroke-color="#dd1c1a" draw:marker-start-width="0.42cm" draw:marker-end="Arrowheads_20_96" draw:marker-end-width="0.26cm" draw:fill="none" fo:padding-top="1.255cm" fo:padding-bottom="0.11cm" fo:padding-left="0.235cm" fo:padding-right="0.235cm" loext:decorative="false"/>
    </style:style>
    <style:style style:name="gr88" style:family="graphic" style:parent-style-name="objectwithoutfill">
      <style:graphic-properties draw:stroke="dash" draw:stroke-dash="Dash" svg:stroke-width="0.07cm" draw:marker-start-width="0.42cm" draw:marker-end="Arrowheads_20_100" draw:marker-end-width="0.26cm" draw:fill="none" fo:padding-top="1.255cm" fo:padding-bottom="0.11cm" fo:padding-left="0.235cm" fo:padding-right="0.235cm" loext:decorative="false"/>
    </style:style>
    <style:style style:name="gr89" style:family="graphic" style:parent-style-name="objectwithoutfill">
      <style:graphic-properties draw:stroke="dash" draw:stroke-dash="Dot" svg:stroke-width="0.07cm" svg:stroke-color="#dd1c1a" draw:marker-start-width="0.42cm" draw:marker-end="Arrowheads_20_101" draw:marker-end-width="0.26cm" draw:fill="none" fo:padding-top="1.255cm" fo:padding-bottom="0.11cm" fo:padding-left="0.235cm" fo:padding-right="0.235cm" loext:decorative="false"/>
    </style:style>
    <style:style style:name="gr90" style:family="graphic" style:parent-style-name="objectwithoutfill">
      <style:graphic-properties draw:stroke="dash" draw:stroke-dash="Dash" svg:stroke-width="0.07cm" draw:marker-start-width="0.42cm" draw:marker-end="Arrowheads_20_102" draw:marker-end-width="0.26cm" draw:fill="none" fo:padding-top="1.255cm" fo:padding-bottom="0.11cm" fo:padding-left="0.235cm" fo:padding-right="0.235cm" loext:decorative="false"/>
    </style:style>
    <style:style style:name="gr91" style:family="graphic" style:parent-style-name="objectwithoutfill">
      <style:graphic-properties draw:stroke="dash" draw:stroke-dash="Dash" svg:stroke-width="0.07cm" draw:marker-start-width="0.42cm" draw:marker-end="Arrowheads_20_103" draw:marker-end-width="0.26cm" draw:fill="none" fo:padding-top="1.255cm" fo:padding-bottom="0.11cm" fo:padding-left="0.235cm" fo:padding-right="0.235cm" loext:decorative="false"/>
    </style:style>
    <style:style style:name="gr92" style:family="graphic" style:parent-style-name="standard">
      <style:graphic-properties draw:stroke="none" draw:fill="none" fo:min-height="0.633cm" loext:decorative="false"/>
      <style:paragraph-properties style:writing-mode="lr-tb"/>
    </style:style>
    <style:style style:name="gr93" style:family="graphic" style:parent-style-name="standard">
      <style:graphic-properties svg:stroke-color="#000000" draw:fill-color="#afd095" draw:textarea-horizontal-align="justify" draw:textarea-vertical-align="middle" draw:auto-grow-height="false" fo:min-height="2.25cm" fo:min-width="4cm" style:writing-mode="lr-tb" loext:decorative="false"/>
      <style:paragraph-properties style:writing-mode="lr-tb"/>
    </style:style>
    <style:style style:name="gr94" style:family="graphic" style:parent-style-name="objectwithoutfill">
      <style:graphic-properties svg:stroke-width="0.081cm" svg:stroke-color="#000000" draw:marker-start="" draw:marker-start-width="0.321cm" draw:marker-end="Arrowheads_20_2" draw:marker-end-width="0.421cm" draw:fill="none" draw:textarea-vertical-align="middle" fo:padding-top="0.165cm" fo:padding-bottom="0.165cm" fo:padding-left="0.29cm" fo:padding-right="0.29cm" loext:decorative="false"/>
    </style:style>
    <style:style style:name="gr95" style:family="graphic" style:parent-style-name="objectwithoutfill">
      <style:graphic-properties svg:stroke-width="0.081cm" svg:stroke-color="#000000" draw:marker-start="" draw:marker-start-width="0.321cm" draw:marker-end="Arrowheads_20_3" draw:marker-end-width="0.421cm" draw:fill="none" draw:textarea-vertical-align="middle" fo:padding-top="0.165cm" fo:padding-bottom="0.165cm" fo:padding-left="0.29cm" fo:padding-right="0.29cm" loext:decorative="false"/>
    </style:style>
    <style:style style:name="gr96" style:family="graphic" style:parent-style-name="objectwithoutfill">
      <style:graphic-properties svg:stroke-width="0.081cm" svg:stroke-color="#000000" draw:marker-start="" draw:marker-start-width="0.321cm" draw:marker-end="Arrowheads_20_4" draw:marker-end-width="0.421cm" draw:fill="none" draw:textarea-vertical-align="middle" fo:padding-top="0.165cm" fo:padding-bottom="0.165cm" fo:padding-left="0.29cm" fo:padding-right="0.29cm" loext:decorative="false"/>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98" style:family="graphic" style:parent-style-name="objectwithoutfill">
      <style:graphic-properties svg:stroke-width="0.081cm" svg:stroke-color="#000000" draw:marker-start="" draw:marker-start-width="0.321cm" draw:marker-end="Arrowheads_20_11" draw:marker-end-width="0.421cm" draw:fill="none" draw:textarea-vertical-align="middle" fo:padding-top="0.165cm" fo:padding-bottom="0.165cm" fo:padding-left="0.29cm" fo:padding-right="0.29cm" loext:decorative="false"/>
    </style:style>
    <style:style style:name="gr99" style:family="graphic" style:parent-style-name="standard">
      <style:graphic-properties svg:stroke-color="#000000" draw:fill-color="#afd095" draw:textarea-horizontal-align="justify" draw:textarea-vertical-align="middle" draw:auto-grow-height="false" fo:min-height="1.25cm" fo:min-width="2cm" style:writing-mode="lr-tb" loext:decorative="false"/>
      <style:paragraph-properties style:writing-mode="lr-tb"/>
    </style:style>
    <style:style style:name="gr100" style:family="graphic" style:parent-style-name="standard">
      <style:graphic-properties svg:stroke-color="#000000" draw:fill="none" loext:fill-use-slide-background="false" draw:textarea-horizontal-align="justify" draw:textarea-vertical-align="middle" draw:auto-grow-height="false" fo:min-height="2.066cm" fo:min-width="5.52cm" fo:wrap-option="wrap" style:writing-mode="lr-tb" loext:decorative="false"/>
      <style:paragraph-properties style:writing-mode="lr-tb"/>
    </style:style>
    <style:style style:name="gr101" style:family="graphic" style:parent-style-name="standard">
      <style:graphic-properties draw:stroke="solid" svg:stroke-color="#000000" draw:fill="solid" draw:fill-color="#eeeeee" loext:fill-use-slide-background="false" draw:textarea-horizontal-align="justify" draw:textarea-vertical-align="bottom" draw:auto-grow-height="false" fo:min-height="3.178cm" fo:min-width="11.568cm" style:writing-mode="lr-tb" loext:decorative="false"/>
      <style:paragraph-properties style:writing-mode="lr-tb"/>
    </style:style>
    <style:style style:name="gr102" style:family="graphic" style:parent-style-name="standard">
      <style:graphic-properties draw:stroke="solid" svg:stroke-width="0cm" svg:stroke-color="#000000" draw:fill="solid" draw:fill-color="#dddddd" loext:fill-use-slide-background="false" draw:textarea-horizontal-align="justify" draw:textarea-vertical-align="bottom" draw:auto-grow-height="false" fo:min-height="2.263cm" fo:min-width="2.675cm" style:writing-mode="lr-tb" loext:decorative="false"/>
      <style:paragraph-properties style:writing-mode="lr-tb"/>
    </style:style>
    <style:style style:name="gr103" style:family="graphic" style:parent-style-name="standard">
      <style:graphic-properties svg:stroke-color="#000000" draw:fill="solid" draw:fill-color="#cccccc" loext:fill-use-slide-background="false" draw:textarea-horizontal-align="justify" draw:textarea-vertical-align="middle" draw:auto-grow-height="false" fo:min-height="1.02cm" fo:min-width="1.875cm" style:writing-mode="lr-tb" loext:decorative="false"/>
      <style:paragraph-properties style:writing-mode="lr-tb"/>
    </style:style>
    <style:style style:name="gr104" style:family="graphic" style:parent-style-name="objectwithoutfill">
      <style:graphic-properties svg:stroke-width="0.07cm" draw:marker-start-width="0.42cm" draw:marker-end="Arrowheads_20_112" draw:marker-end-width="0.26cm" draw:fill="none" fo:padding-top="1.255cm" fo:padding-bottom="0.11cm" fo:padding-left="0.235cm" fo:padding-right="0.235cm" loext:decorative="false"/>
    </style:style>
    <style:style style:name="gr105" style:family="graphic" style:parent-style-name="objectwithoutfill">
      <style:graphic-properties svg:stroke-width="0.07cm" draw:marker-start-width="0.42cm" draw:marker-end="Arrowheads_20_113" draw:marker-end-width="0.26cm" draw:fill="solid" draw:fill-color="#cccccc" fo:padding-top="1.255cm" fo:padding-bottom="0.11cm" fo:padding-left="0.235cm" fo:padding-right="0.235cm" loext:decorative="false"/>
    </style:style>
    <style:style style:name="gr106" style:family="graphic" style:parent-style-name="objectwithoutfill">
      <style:graphic-properties svg:stroke-width="0.07cm" draw:marker-start-width="0.42cm" draw:marker-end="Arrowheads_20_114" draw:marker-end-width="0.26cm" draw:fill="solid" draw:fill-color="#cccccc" fo:padding-top="1.255cm" fo:padding-bottom="0.11cm" fo:padding-left="0.235cm" fo:padding-right="0.235cm" loext:decorative="false"/>
    </style:style>
    <style:style style:name="gr107" style:family="graphic" style:parent-style-name="standard">
      <style:graphic-properties svg:stroke-color="#000000" draw:fill="gradient" draw:fill-color="#cccccc" draw:fill-gradient-name="Pastel_20_Bouquet" loext:fill-use-slide-background="false" draw:opacity="100%" draw:textarea-horizontal-align="justify" draw:textarea-vertical-align="middle" draw:auto-grow-height="false" fo:min-height="1.02cm" fo:min-width="1.875cm" loext:glow-radius="0cm" style:writing-mode="lr-tb" loext:decorative="false"/>
      <style:paragraph-properties style:writing-mode="lr-tb"/>
    </style:style>
    <style:style style:name="gr108" style:family="graphic" style:parent-style-name="objectwithoutfill">
      <style:graphic-properties svg:stroke-width="0.08cm" draw:marker-start-width="0.12cm" draw:marker-end="Arrowheads_20_121" draw:marker-end-width="0.26cm" draw:fill="none" fo:padding-top="1.26cm" fo:padding-bottom="0.115cm" fo:padding-left="0.24cm" fo:padding-right="0.24cm" loext:decorative="false"/>
    </style:style>
    <style:style style:name="gr109" style:family="graphic" style:parent-style-name="objectwithoutfill">
      <style:graphic-properties svg:stroke-width="0.08cm" draw:marker-start-width="0.12cm" draw:marker-end="Arrowheads_20_122" draw:marker-end-width="0.26cm" draw:fill="none" fo:padding-top="1.26cm" fo:padding-bottom="0.115cm" fo:padding-left="0.24cm" fo:padding-right="0.24cm" loext:decorative="false"/>
    </style:style>
    <style:style style:name="gr110" style:family="graphic" style:parent-style-name="objectwithoutfill">
      <style:graphic-properties svg:stroke-width="0.08cm" draw:marker-start-width="0.12cm" draw:marker-end="Arrowheads_20_123" draw:marker-end-width="0.26cm" draw:fill="none" fo:padding-top="1.26cm" fo:padding-bottom="0.115cm" fo:padding-left="0.24cm" fo:padding-right="0.24cm" loext:decorative="false"/>
    </style:style>
    <style:style style:name="gr111"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112"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113" style:family="graphic" style:parent-style-name="objectwithoutfill">
      <style:graphic-properties draw:stroke="dash" draw:stroke-dash="Long_20_Dash" svg:stroke-width="0.03cm" draw:marker-start-width="0.36cm" draw:marker-end="" draw:marker-end-width="0.35cm" draw:fill="none" fo:padding-top="1.235cm" fo:padding-bottom="0.09cm" fo:padding-left="0.215cm" fo:padding-right="0.215cm" loext:decorative="false"/>
    </style:style>
    <style:style style:name="gr114" style:family="graphic" style:parent-style-name="Object_20_with_20_no_20_fill_20_and_20_no_20_line">
      <style:graphic-properties draw:stroke="none" svg:stroke-width="0.08cm" draw:marker-start-width="0.12cm" draw:marker-end-width="0.12cm"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115" style:family="graphic" style:parent-style-name="objectwithoutfill">
      <style:graphic-properties svg:stroke-width="0.08cm" draw:marker-start-width="0.12cm" draw:marker-end="Arrowheads_20_124" draw:marker-end-width="0.26cm" draw:fill="none" fo:padding-top="1.26cm" fo:padding-bottom="0.115cm" fo:padding-left="0.24cm" fo:padding-right="0.24cm" loext:decorative="false"/>
    </style:style>
    <style:style style:name="gr116" style:family="graphic" style:parent-style-name="objectwithoutfill">
      <style:graphic-properties svg:stroke-width="0.08cm" draw:marker-start-width="0.43cm" draw:marker-end="Arrowheads_20_131" draw:marker-end-width="0.27cm" draw:fill="none" fo:padding-top="1.26cm" fo:padding-bottom="0.115cm" fo:padding-left="0.24cm" fo:padding-right="0.24cm" loext:decorative="false"/>
    </style:style>
    <style:style style:name="gr117" style:family="graphic" style:parent-style-name="objectwithoutfill">
      <style:graphic-properties svg:stroke-width="0.08cm" draw:marker-start-width="0.43cm" draw:marker-end="Arrowheads_20_132" draw:marker-end-width="0.27cm" draw:fill="none" fo:padding-top="1.26cm" fo:padding-bottom="0.115cm" fo:padding-left="0.24cm" fo:padding-right="0.24cm" loext:decorative="false"/>
    </style:style>
    <style:style style:name="gr118" style:family="graphic" style:parent-style-name="objectwithoutfill">
      <style:graphic-properties svg:stroke-width="0.08cm" draw:marker-start-width="0.43cm" draw:marker-end="Arrowheads_20_133" draw:marker-end-width="0.27cm" draw:fill="none" fo:padding-top="1.26cm" fo:padding-bottom="0.115cm" fo:padding-left="0.24cm" fo:padding-right="0.24cm" loext:decorative="false"/>
    </style:style>
    <style:style style:name="gr119" style:family="graphic" style:parent-style-name="standard">
      <style:graphic-properties draw:fill-color="#cccccc" draw:textarea-horizontal-align="justify" draw:textarea-vertical-align="middle" draw:auto-grow-height="false" fo:min-height="1.995cm" fo:min-width="1.745cm" style:writing-mode="lr-tb" loext:decorative="false"/>
      <style:paragraph-properties style:writing-mode="lr-tb"/>
    </style:style>
    <style:style style:name="gr120" style:family="graphic" style:parent-style-name="standard">
      <style:graphic-properties draw:stroke="none" svg:stroke-color="#000000" draw:fill="none" draw:fill-color="#ffffff" draw:auto-grow-height="true" draw:auto-grow-width="false" fo:min-height="1.657cm" loext:decorative="false"/>
      <style:paragraph-properties style:writing-mode="lr-tb"/>
    </style:style>
    <style:style style:name="gr121" style:family="graphic" style:parent-style-name="standard">
      <style:graphic-properties draw:stroke="none" svg:stroke-color="#000000" draw:fill="none" draw:fill-color="#ffffff" draw:textarea-vertical-align="middle" draw:auto-grow-height="true" draw:auto-grow-width="true" fo:min-height="1.02cm" fo:min-width="1.539cm" loext:decorative="false"/>
      <style:paragraph-properties style:writing-mode="lr-tb"/>
    </style:style>
    <style:style style:name="gr122" style:family="graphic" style:parent-style-name="standard">
      <style:graphic-properties draw:stroke="none" svg:stroke-color="#000000" draw:fill="none" draw:fill-color="#ffffff" draw:textarea-vertical-align="middle" draw:auto-grow-height="true" draw:auto-grow-width="true" fo:min-height="1.02cm" fo:min-width="3.234cm" loext:decorative="false"/>
      <style:paragraph-properties style:writing-mode="lr-tb"/>
    </style:style>
    <style:style style:name="gr123" style:family="graphic" style:parent-style-name="standard">
      <style:graphic-properties draw:stroke="none" svg:stroke-color="#000000" draw:fill="none" draw:fill-color="#ffffff" draw:textarea-vertical-align="middle" draw:auto-grow-height="true" draw:auto-grow-width="true" fo:min-height="1.02cm" fo:min-width="0.911cm" loext:decorative="false"/>
      <style:paragraph-properties style:writing-mode="lr-tb"/>
    </style:style>
    <style:style style:name="gr124" style:family="graphic" style:parent-style-name="standard">
      <style:graphic-properties draw:stroke="none" svg:stroke-color="#000000" draw:fill="none" draw:fill-color="#ffffff" draw:textarea-vertical-align="middle" draw:auto-grow-height="true" draw:auto-grow-width="true" fo:min-height="1.02cm" fo:min-width="2.353cm" loext:decorative="false"/>
      <style:paragraph-properties style:writing-mode="lr-tb"/>
    </style:style>
    <style:style style:name="gr125" style:family="graphic" style:parent-style-name="standard">
      <style:graphic-properties draw:stroke="none" svg:stroke-color="#000000" draw:fill="none" draw:fill-color="#ffffff" draw:textarea-vertical-align="middle" draw:auto-grow-height="true" draw:auto-grow-width="true" fo:min-height="1.02cm" fo:min-width="2.699cm" loext:decorative="false"/>
      <style:paragraph-properties style:writing-mode="lr-tb"/>
    </style:style>
    <style:style style:name="gr126" style:family="graphic" style:parent-style-name="standard">
      <style:graphic-properties svg:stroke-color="#000000" draw:fill="solid" draw:fill-color="#cccccc" loext:fill-use-slide-background="false" draw:textarea-horizontal-align="justify" draw:textarea-vertical-align="middle" draw:auto-grow-height="false" fo:min-height="5.96cm" fo:min-width="2.67cm" loext:decorative="false"/>
    </style:style>
    <style:style style:name="gr127" style:family="graphic" style:parent-style-name="standard">
      <style:graphic-properties draw:stroke="none" svg:stroke-color="#000000" draw:fill="none" draw:fill-color="#ffffff" draw:auto-grow-height="true" draw:auto-grow-width="true" draw:fit-to-size="false" style:shrink-to-fit="false" fo:min-height="0.632cm" fo:min-width="2.509cm" loext:decorative="false"/>
      <style:paragraph-properties style:writing-mode="lr-tb"/>
    </style:style>
    <style:style style:name="gr128" style:family="graphic" style:parent-style-name="standard">
      <style:graphic-properties svg:stroke-color="#000000" draw:fill="solid" draw:fill-color="#cccccc" loext:fill-use-slide-background="false" draw:textarea-horizontal-align="justify" draw:textarea-vertical-align="middle" draw:auto-grow-height="false" fo:min-height="5.958cm" fo:min-width="4.202cm" loext:decorative="false"/>
    </style:style>
    <style:style style:name="gr129"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0" style:family="graphic" style:parent-style-name="standard">
      <style:graphic-properties draw:stroke="none" svg:stroke-color="#000000" draw:fill="none" draw:fill-color="#ffffff" draw:textarea-vertical-align="middle" draw:auto-grow-height="true" draw:auto-grow-width="true" fo:min-height="0.396cm" fo:min-width="0.944cm" loext:decorative="false"/>
      <style:paragraph-properties style:writing-mode="lr-tb"/>
    </style:style>
    <style:style style:name="gr131"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2"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3" style:family="graphic" style:parent-style-name="objectwithoutfill">
      <style:graphic-properties svg:stroke-width="0.07cm" draw:marker-start-width="0.42cm" draw:marker-end="Arrowheads_20_106" draw:marker-end-width="0.26cm" draw:fill="none" fo:padding-top="1.255cm" fo:padding-bottom="0.11cm" fo:padding-left="0.235cm" fo:padding-right="0.235cm" loext:decorative="false"/>
    </style:style>
    <style:style style:name="gr134" style:family="graphic" style:parent-style-name="objectwithoutfill">
      <style:graphic-properties svg:stroke-width="0.07cm" draw:marker-start-width="0.42cm" draw:marker-end="Arrowheads_20_107" draw:marker-end-width="0.26cm" draw:fill="none" fo:padding-top="1.255cm" fo:padding-bottom="0.11cm" fo:padding-left="0.235cm" fo:padding-right="0.235cm" loext:decorative="false"/>
    </style:style>
    <style:style style:name="gr135" style:family="graphic" style:parent-style-name="objectwithoutfill">
      <style:graphic-properties svg:stroke-width="0.07cm" draw:marker-start-width="0.42cm" draw:marker-end="Arrowheads_20_108" draw:marker-end-width="0.26cm" draw:fill="none" fo:padding-top="1.255cm" fo:padding-bottom="0.11cm" fo:padding-left="0.235cm" fo:padding-right="0.235cm" loext:decorative="false"/>
    </style:style>
    <style:style style:name="gr136" style:family="graphic" style:parent-style-name="standard">
      <style:graphic-properties draw:stroke="none" svg:stroke-color="#000000" draw:fill="none" draw:fill-color="#ffffff" draw:auto-grow-height="true" draw:auto-grow-width="true" fo:min-height="1.104cm" fo:min-width="0.824cm" loext:decorative="false"/>
      <style:paragraph-properties style:writing-mode="lr-tb"/>
    </style:style>
    <style:style style:name="gr13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8"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9" style:family="graphic" style:parent-style-name="objectwithoutfill">
      <style:graphic-properties draw:marker-end="Arrowheads_20_109" draw:marker-end-width="0.3cm" draw:fill="none" loext:decorative="false"/>
    </style:style>
    <style:style style:name="gr140" style:family="graphic" style:parent-style-name="objectwithoutfill">
      <style:graphic-properties draw:marker-end="Arrowheads_20_110" draw:marker-end-width="0.3cm" draw:fill="none" loext:decorative="false"/>
    </style:style>
    <style:style style:name="gr141" style:family="graphic" style:parent-style-name="standard">
      <style:graphic-properties draw:stroke="none" svg:stroke-color="#000000" draw:fill="none" draw:fill-color="#ffffff" draw:auto-grow-height="true" draw:auto-grow-width="true" fo:min-height="0.474cm" fo:min-width="1.39cm" loext:decorative="false"/>
      <style:paragraph-properties style:writing-mode="lr-tb"/>
    </style:style>
    <style:style style:name="gr142" style:family="graphic" style:parent-style-name="objectwithoutfill">
      <style:graphic-properties draw:stroke="dash" draw:stroke-dash="Dash" svg:stroke-width="0.05cm" draw:marker-start-width="0.39cm" draw:marker-end="" draw:marker-end-width="0.38cm" draw:fill="none" fo:padding-top="1.245cm" fo:padding-bottom="0.1cm" fo:padding-left="0.225cm" fo:padding-right="0.225cm" loext:decorative="false"/>
    </style:style>
    <style:style style:name="gr143" style:family="graphic" style:parent-style-name="standard">
      <style:graphic-properties draw:stroke="none" svg:stroke-color="#000000" draw:fill="none" draw:fill-color="#ffffff" draw:textarea-vertical-align="middle" draw:auto-grow-height="true" draw:auto-grow-width="true" draw:fit-to-size="false" style:shrink-to-fit="false" fo:min-height="0.632cm" fo:min-width="3.317cm" loext:decorative="false"/>
      <style:paragraph-properties style:writing-mode="lr-tb"/>
    </style:style>
    <style:style style:name="gr144" style:family="graphic" style:parent-style-name="standard">
      <style:graphic-properties draw:stroke="none" svg:stroke-color="#000000" draw:fill="none" draw:fill-color="#ffffff" draw:textarea-vertical-align="middle" draw:auto-grow-height="true" draw:auto-grow-width="true" draw:fit-to-size="false" style:shrink-to-fit="false" fo:min-height="1.263cm" fo:min-width="3.317cm" loext:decorative="false"/>
      <style:paragraph-properties style:writing-mode="lr-tb"/>
    </style:style>
    <style:style style:name="gr145" style:family="graphic" style:parent-style-name="standard">
      <style:graphic-properties svg:stroke-color="#000000" draw:fill="solid" draw:fill-color="#cccccc" draw:textarea-horizontal-align="justify" draw:textarea-vertical-align="middle" draw:auto-grow-height="false" fo:min-height="0.518cm" fo:min-width="1.406cm" loext:decorative="false"/>
    </style:style>
    <style:style style:name="gr146" style:family="graphic" style:parent-style-name="standard">
      <style:graphic-properties svg:stroke-color="#000000" draw:fill="solid" draw:fill-color="#cccccc" draw:textarea-horizontal-align="justify" draw:textarea-vertical-align="middle" draw:auto-grow-height="false" fo:min-height="0.516cm" fo:min-width="1.41cm" loext:decorative="false"/>
    </style:style>
    <style:style style:name="gr147" style:family="graphic" style:parent-style-name="standard">
      <style:graphic-properties draw:fill="none" loext:fill-use-slide-background="false" draw:textarea-horizontal-align="justify" draw:textarea-vertical-align="middle" draw:auto-grow-height="false" fo:min-height="1.47cm" fo:min-width="2.137cm" loext:decorative="false"/>
    </style:style>
    <style:style style:name="gr148" style:family="graphic" style:parent-style-name="standard">
      <style:graphic-properties draw:stroke="none" svg:stroke-color="#000000" draw:fill="none" draw:fill-color="#ffffff" draw:auto-grow-height="true" draw:auto-grow-width="false" fo:min-height="0.632cm" loext:decorative="false"/>
      <style:paragraph-properties style:writing-mode="lr-tb"/>
    </style:style>
    <style:style style:name="gr149" style:family="graphic" style:parent-style-name="standard">
      <style:graphic-properties draw:fill="none" loext:fill-use-slide-background="false" draw:textarea-horizontal-align="justify" draw:textarea-vertical-align="middle" draw:auto-grow-height="false" fo:min-height="0.555cm" fo:min-width="0.77cm" loext:decorative="false"/>
    </style:style>
    <style:style style:name="gr150" style:family="graphic" style:parent-style-name="objectwithoutfill">
      <style:graphic-properties draw:marker-end="Arrowheads_20_111" draw:marker-end-width="0.3cm" draw:fill="none" loext:decorative="false"/>
    </style:style>
    <style:style style:name="pr1" style:family="presentation" style:parent-style-name="_32_0160307_5f_TUM_5f_Präsentation_5f_o_5f_v12-title">
      <style:graphic-properties draw:auto-grow-height="true" fo:min-height="1.96cm" loext:decorative="false"/>
      <style:paragraph-properties style:writing-mode="lr-tb"/>
    </style:style>
    <style:style style:name="pr2" style:family="presentation" style:parent-style-name="_32_0160307_5f_TUM_5f_Präsentation_5f_o_5f_v12-outline1">
      <style:graphic-properties fo:min-height="2.487cm" loext:decorative="false"/>
      <style:paragraph-properties style:writing-mode="lr-tb"/>
    </style:style>
    <style:style style:name="pr3" style:family="presentation" style:parent-style-name="_32_0160307_5f_TUM_5f_Präsentation_5f_o_5f_v12-notes">
      <style:graphic-properties draw:fill-color="#ffffff" fo:min-height="13.364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r6" style:family="presentation" style:parent-style-name="Default-title">
      <style:graphic-properties fo:min-height="2.629cm" loext:decorative="false"/>
      <style:paragraph-properties style:writing-mode="lr-tb"/>
    </style:style>
    <style:style style:name="pr7" style:family="presentation" style:parent-style-name="Default-outline1" style:list-style-name="L4">
      <style:graphic-properties fo:min-height="8.884cm" loext:decorative="false"/>
      <style:paragraph-properties style:writing-mode="lr-tb"/>
    </style:style>
    <style:style style:name="pr8" style:family="presentation" style:parent-style-name="Default-outline1">
      <style:graphic-properties fo:min-height="8.884cm" loext:decorative="false"/>
      <style:paragraph-properties style:writing-mode="lr-tb"/>
    </style:style>
    <style:style style:name="P1" style:family="paragraph">
      <style:text-properties fo:language="en" fo:country="US"/>
    </style:style>
    <style:style style:name="P2" style:family="paragraph">
      <loext:graphic-properties draw:fill-color="#ffffff"/>
      <style:text-properties fo:font-size="20pt" fo:language="en" fo:country="US"/>
    </style:style>
    <style:style style:name="P3"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loext:graphic-properties draw:fill="none" draw:fill-color="#ffffff"/>
      <style:paragraph-properties fo:text-align="center"/>
      <style:text-properties fo:language="en" fo:country="US"/>
    </style:style>
    <style:style style:name="P7" style:family="paragraph">
      <style:paragraph-properties fo:text-align="center"/>
      <style:text-properties fo:language="en" fo:country="US"/>
    </style:style>
    <style:style style:name="P8" style:family="paragraph">
      <loext:graphic-properties draw:fill="solid" draw:fill-color="#cccccc" draw:opacity="50%"/>
      <style:paragraph-properties fo:text-align="center" style:writing-mode="lr-tb"/>
      <style:text-properties fo:language="en" fo:country="US"/>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c5cae9" draw:opacity="6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loext:graphic-properties draw:fill-color="#ffffff"/>
      <style:text-properties fo:language="en" fo:country="US"/>
    </style:style>
    <style:style style:name="P12" style:family="paragraph">
      <style:paragraph-properties fo:text-align="center"/>
      <style:text-properties fo:language="en" fo:country="US" style:language-asian="zxx" style:country-asian="none" style:language-complex="zxx" style:country-complex="none"/>
    </style:style>
    <style:style style:name="P13" style:family="paragraph">
      <loext:graphic-properties draw:fill-color="#3faf46"/>
      <style:paragraph-properties fo:text-align="center" style:writing-mode="lr-tb"/>
      <style:text-properties fo:language="en" fo:country="US" style:language-asian="zxx" style:country-asian="none" style:language-complex="zxx" style:country-complex="none"/>
    </style:style>
    <style:style style:name="P14" style:family="paragraph">
      <loext:graphic-properties draw:fill="none" draw:fill-color="#ffffff"/>
      <style:paragraph-properties fo:text-align="center"/>
      <style:text-properties fo:language="en" fo:country="US" style:language-asian="zxx" style:country-asian="none" style:language-complex="zxx" style:country-complex="none"/>
    </style:style>
    <style:style style:name="P15" style:family="paragraph">
      <loext:graphic-properties draw:fill-color="#b85c00"/>
      <style:paragraph-properties fo:text-align="center" style:writing-mode="lr-tb"/>
      <style:text-properties fo:language="en" fo:country="US" style:language-asian="zxx" style:country-asian="none" style:language-complex="zxx" style:country-complex="none"/>
    </style:style>
    <style:style style:name="P16" style:family="paragraph">
      <loext:graphic-properties draw:fill="none"/>
      <style:paragraph-properties fo:text-align="center" style:writing-mode="lr-tb"/>
      <style:text-properties fo:language="en" fo:country="US" style:language-asian="zxx" style:country-asian="none" style:language-complex="zxx" style:country-complex="none"/>
    </style:style>
    <style:style style:name="P17" style:family="paragraph">
      <loext:graphic-properties draw:fill-color="#ffffff"/>
      <style:text-properties fo:font-size="20pt" fo:language="en" fo:country="US" style:language-asian="zxx" style:country-asian="none" style:language-complex="zxx" style:country-complex="none"/>
    </style:style>
    <style:style style:name="P18" style:family="paragraph">
      <loext:graphic-properties draw:fill="solid" draw:fill-color="#afd095"/>
      <style:paragraph-properties fo:text-align="center" style:writing-mode="lr-tb"/>
      <style:text-properties fo:language="en" fo:country="US" style:language-asian="zxx" style:country-asian="none" style:language-complex="zxx" style:country-complex="none"/>
    </style:style>
    <style:style style:name="P19" style:family="paragraph">
      <loext:graphic-properties draw:fill="none"/>
      <style:paragraph-properties fo:text-align="center"/>
      <style:text-properties fo:language="en" fo:country="US" style:language-asian="zxx" style:country-asian="none" style:language-complex="zxx" style:country-complex="none"/>
    </style:style>
    <style:style style:name="P20" style:family="paragraph">
      <style:paragraph-properties fo:margin-left="0cm" fo:margin-right="0cm" fo:margin-top="0cm" fo:margin-bottom="0cm" fo:line-height="150%" fo:text-align="center" fo:text-indent="0cm"/>
    </style:style>
    <style:style style:name="P21" style:family="paragraph">
      <loext:graphic-properties draw:fill="none" draw:fill-color="#000000"/>
      <style:paragraph-properties fo:margin-left="0cm" fo:margin-right="0cm" fo:margin-top="0cm" fo:margin-bottom="0cm" fo:line-height="150%" fo:text-align="center" fo:text-indent="0cm"/>
      <style:text-properties fo:language="en" fo:country="US" style:language-asian="zxx" style:country-asian="none" style:language-complex="zxx" style:country-complex="none"/>
    </style:style>
    <style:style style:name="P22" style:family="paragraph">
      <loext:graphic-properties draw:fill-color="#ffffff"/>
      <style:text-properties fo:language="en" fo:country="US" style:language-asian="zxx" style:country-asian="none" style:language-complex="zxx" style:country-complex="none"/>
    </style:style>
    <style:style style:name="P23" style:family="paragraph">
      <loext:graphic-properties draw:fill="solid" draw:fill-color="#cccccc"/>
      <style:paragraph-properties fo:text-align="center"/>
    </style:style>
    <style:style style:name="P24" style:family="paragraph">
      <style:paragraph-properties fo:line-height="0.2cm" fo:text-align="center"/>
    </style:style>
    <style:style style:name="P25" style:family="paragraph">
      <loext:graphic-properties draw:fill="none"/>
      <style:paragraph-properties fo:text-align="center" style:writing-mode="lr-tb"/>
    </style:style>
    <style:style style:name="P26" style:family="paragraph">
      <style:paragraph-properties fo:line-height="115%" fo:text-align="center"/>
    </style:style>
    <style:style style:name="P27" style:family="paragraph">
      <loext:graphic-properties draw:fill="none" draw:opacity="100%"/>
      <style:paragraph-properties fo:text-align="center"/>
    </style:style>
    <style:style style:name="P28" style:family="paragraph">
      <loext:graphic-properties draw:fill="none"/>
      <style:paragraph-properties fo:text-align="center"/>
    </style:style>
    <style:style style:name="P29" style:family="paragraph">
      <loext:graphic-properties draw:fill-color="#ffffff"/>
    </style:style>
    <style:style style:name="P30" style:family="paragraph">
      <loext:graphic-properties draw:fill-color="#cccccc"/>
      <style:paragraph-properties fo:text-align="center" style:writing-mode="lr-tb"/>
    </style:style>
    <style:style style:name="P31" style:family="paragraph">
      <loext:graphic-properties draw:fill="solid" draw:fill-color="#729fcf"/>
      <style:paragraph-properties fo:text-align="center" style:writing-mode="lr-tb"/>
      <style:text-properties fo:language="en" fo:country="US" style:language-asian="zxx" style:country-asian="none" style:language-complex="zxx" style:country-complex="none"/>
    </style:style>
    <style:style style:name="P32" style:family="paragraph">
      <loext:graphic-properties draw:fill-color="#729fcf"/>
      <style:paragraph-properties fo:text-align="center" style:writing-mode="lr-tb"/>
      <style:text-properties fo:language="en" fo:country="US" style:language-asian="zxx" style:country-asian="none" style:language-complex="zxx" style:country-complex="none"/>
    </style:style>
    <style:style style:name="P33" style:family="paragraph">
      <loext:graphic-properties draw:fill-color="#b85c00"/>
      <style:paragraph-properties fo:margin-left="0cm" fo:margin-right="0cm" fo:margin-top="0cm" fo:margin-bottom="0cm" fo:line-height="100%" fo:text-align="center" fo:text-indent="0cm" style:writing-mode="lr-tb"/>
      <style:text-properties fo:font-size="15pt" fo:language="en" fo:country="US" style:font-size-asian="15pt" style:language-asian="zxx" style:country-asian="none" style:font-size-complex="15pt" style:language-complex="zxx" style:country-complex="none"/>
    </style:style>
    <style:style style:name="P34" style:family="paragraph">
      <loext:graphic-properties draw:fill-color="#b85c00"/>
      <style:paragraph-properties fo:margin-left="0cm" fo:margin-right="0cm" fo:margin-top="0cm" fo:margin-bottom="0cm" fo:line-height="100%" fo:text-align="center" fo:text-indent="0cm" style:writing-mode="lr-tb"/>
      <style:text-properties fo:font-size="15pt" fo:letter-spacing="0.12cm" fo:language="en" fo:country="US" style:language-asian="zxx" style:country-asian="none" style:language-complex="zxx" style:country-complex="none"/>
    </style:style>
    <style:style style:name="P35" style:family="paragraph">
      <loext:graphic-properties draw:fill-color="#b85c00"/>
      <style:paragraph-properties fo:text-align="center" style:writing-mode="lr-tb"/>
      <style:text-properties fo:font-size="15pt" fo:language="en" fo:country="US" style:font-size-asian="16pt" style:language-asian="zxx" style:country-asian="none" style:font-size-complex="16pt" style:language-complex="zxx" style:country-complex="none"/>
    </style:style>
    <style:style style:name="P36" style:family="paragraph">
      <loext:graphic-properties draw:fill-color="#b85c00"/>
      <style:paragraph-properties fo:margin-left="0cm" fo:margin-right="0cm" fo:margin-top="0cm" fo:margin-bottom="0cm" fo:line-height="100%" fo:text-align="center" fo:text-indent="0cm" style:writing-mode="lr-tb"/>
      <style:text-properties style:font-name="Arial1" fo:font-size="15pt" fo:language="en" fo:country="US" style:language-asian="zxx" style:country-asian="none" style:language-complex="zxx" style:country-complex="none"/>
    </style:style>
    <style:style style:name="P37" style:family="paragraph">
      <loext:graphic-properties draw:fill="none"/>
      <style:paragraph-properties fo:margin-left="0cm" fo:margin-right="0cm" fo:margin-top="0cm" fo:margin-bottom="0cm" fo:line-height="100%" fo:text-align="center" fo:text-indent="0cm"/>
      <style:text-properties fo:font-size="10.5pt" style:font-size-asian="11pt" style:font-size-complex="11pt"/>
    </style:style>
    <style:style style:name="P38" style:family="paragraph">
      <style:paragraph-properties fo:text-align="center"/>
      <style:text-properties fo:font-size="11pt" fo:language="en" fo:country="US" style:font-size-asian="12pt" style:language-asian="zxx" style:country-asian="none" style:font-size-complex="12pt" style:language-complex="zxx" style:country-complex="none"/>
    </style:style>
    <style:style style:name="P39" style:family="paragraph">
      <loext:graphic-properties draw:fill-color="#b85c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40" style:family="paragraph">
      <loext:graphic-properties draw:fill="none" draw:fill-color="#ffffff"/>
      <style:text-properties fo:font-size="10pt" style:font-size-asian="10.5pt" style:font-size-complex="10.5pt"/>
    </style:style>
    <style:style style:name="P41" style:family="paragraph">
      <loext:graphic-properties draw:fill-color="#b85c00"/>
      <style:paragraph-properties fo:text-align="center" style:writing-mode="lr-tb"/>
      <style:text-properties style:font-name="Cambria Math" fo:font-size="10.5pt" fo:language="en" fo:country="US" style:font-size-asian="11pt" style:language-asian="zxx" style:country-asian="none" style:font-size-complex="11pt" style:language-complex="zxx" style:country-complex="none"/>
    </style:style>
    <style:style style:name="P42" style:family="paragraph">
      <loext:graphic-properties draw:fill="none" draw:opacity="100%"/>
      <style:paragraph-properties fo:margin-left="0cm" fo:margin-right="0cm" fo:margin-top="0cm" fo:margin-bottom="0cm" fo:line-height="100%" fo:text-align="center" fo:text-indent="0cm"/>
      <style:text-properties fo:font-size="10.5pt" style:font-size-asian="11pt" style:font-size-complex="11pt"/>
    </style:style>
    <style:style style:name="P43" style:family="paragraph">
      <loext:graphic-properties draw:fill-color="#b85c00" draw:opacity="1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44" style:family="paragraph">
      <loext:graphic-properties draw:fill="none" draw:fill-color="#ffffff" draw:opacity="100%"/>
      <style:text-properties fo:font-size="10pt" style:font-size-asian="10.5pt" style:font-size-complex="10.5pt"/>
    </style:style>
    <style:style style:name="P45" style:family="paragraph">
      <loext:graphic-properties draw:fill-color="#729fcf"/>
      <style:paragraph-properties fo:text-align="center" style:writing-mode="lr-tb"/>
    </style:style>
    <style:style style:name="P46" style:family="paragraph">
      <loext:graphic-properties draw:fill="none"/>
    </style:style>
    <style:style style:name="P47" style:family="paragraph">
      <style:paragraph-properties fo:margin-left="0cm" fo:margin-right="0cm" fo:margin-top="0cm" fo:margin-bottom="0cm" fo:line-height="100%" fo:text-align="center" fo:text-indent="0cm"/>
    </style:style>
    <style:style style:name="P48" style:family="paragraph">
      <loext:graphic-properties draw:fill="none" draw:fill-color="#ffffff"/>
      <style:paragraph-properties fo:margin-left="0cm" fo:margin-right="0cm" fo:margin-top="0cm" fo:margin-bottom="0cm" fo:line-height="100%" fo:text-align="center" fo:text-indent="0cm"/>
      <style:text-properties fo:font-size="22pt" style:font-size-asian="24pt" style:font-size-complex="24pt"/>
    </style:style>
    <style:style style:name="P49" style:family="paragraph">
      <loext:graphic-properties draw:fill="none" draw:fill-color="#ffffff"/>
      <style:paragraph-properties fo:margin-left="0cm" fo:margin-right="0cm" fo:margin-top="0cm" fo:margin-bottom="0cm" fo:line-height="100%" fo:text-align="center" fo:text-indent="0cm"/>
      <style:text-properties fo:font-size="20pt" style:font-size-asian="21pt" style:font-size-complex="21pt"/>
    </style:style>
    <style:style style:name="P50" style:family="paragraph">
      <loext:graphic-properties draw:fill="none" draw:fill-color="#ffffff"/>
      <style:paragraph-properties fo:text-align="center"/>
      <style:text-properties fo:font-size="14pt"/>
    </style:style>
    <style:style style:name="P51" style:family="paragraph">
      <loext:graphic-properties draw:fill="none" draw:fill-color="#ffffff"/>
      <style:paragraph-properties fo:text-align="center"/>
      <style:text-properties fo:font-size="10pt" style:font-size-asian="10.5pt" style:font-size-complex="10.5pt"/>
    </style:style>
    <style:style style:name="P52" style:family="paragraph">
      <style:paragraph-properties fo:text-align="center"/>
      <style:text-properties fo:font-size="10.5pt" style:font-size-asian="11pt" style:font-size-complex="11pt"/>
    </style:style>
    <style:style style:name="P53" style:family="paragraph">
      <loext:graphic-properties draw:fill="solid" draw:fill-color="#ffffff"/>
      <style:paragraph-properties fo:text-align="center" style:writing-mode="lr-tb"/>
      <style:text-properties fo:font-size="10.5pt" style:font-size-asian="11pt" style:font-size-complex="11pt"/>
    </style:style>
    <style:style style:name="P54" style:family="paragraph">
      <style:paragraph-properties fo:margin-left="0cm" fo:margin-right="0cm" fo:margin-top="0cm" fo:margin-bottom="0cm" fo:line-height="100%" fo:text-align="center" fo:text-indent="0cm"/>
      <style:text-properties fo:font-size="10.5pt" style:font-size-asian="11pt" style:font-size-complex="11pt"/>
    </style:style>
    <style:style style:name="P55" style:family="paragraph">
      <loext:graphic-properties draw:fill="solid" draw:fill-color="#ffffff"/>
      <style:paragraph-properties fo:margin-left="0cm" fo:margin-right="0cm" fo:margin-top="0cm" fo:margin-bottom="0cm" fo:line-height="100%" fo:text-align="center" fo:text-indent="0cm" style:writing-mode="lr-tb"/>
      <style:text-properties fo:font-size="10.5pt" style:font-size-asian="11pt" style:font-size-complex="11pt"/>
    </style:style>
    <style:style style:name="P56" style:family="paragraph">
      <style:paragraph-properties fo:margin-left="0cm" fo:margin-right="0cm" fo:margin-top="0cm" fo:margin-bottom="0cm" fo:text-align="center" fo:text-indent="0cm"/>
    </style:style>
    <style:style style:name="P57" style:family="paragraph">
      <loext:graphic-properties draw:fill="none"/>
      <style:paragraph-properties fo:margin-left="0cm" fo:margin-right="0cm" fo:margin-top="0cm" fo:margin-bottom="0cm" fo:text-align="center" fo:text-indent="0cm"/>
      <style:text-properties style:text-position="0% 100%" fo:font-size="10pt" style:text-underline-style="solid" style:text-underline-width="auto" style:text-underline-color="font-color"/>
    </style:style>
    <style:style style:name="P58" style:family="paragraph">
      <loext:graphic-properties draw:fill="solid" draw:fill-color="#ffffff"/>
      <style:paragraph-properties fo:text-align="center" style:writing-mode="lr-tb"/>
    </style:style>
    <style:style style:name="P59" style:family="paragraph">
      <loext:graphic-properties draw:fill="solid" draw:fill-color="#ffffff"/>
    </style:style>
    <style:style style:name="P60" style:family="paragraph">
      <loext:graphic-properties draw:fill="none"/>
      <style:paragraph-properties fo:margin-left="0cm" fo:margin-right="0cm" fo:margin-top="0cm" fo:margin-bottom="0cm" fo:text-align="center" fo:text-indent="0cm"/>
      <style:text-properties fo:font-size="10pt" style:text-underline-style="solid" style:text-underline-width="auto" style:text-underline-color="font-color"/>
    </style:style>
    <style:style style:name="P61" style:family="paragraph">
      <style:paragraph-properties fo:margin-top="0cm" fo:margin-bottom="0cm" fo:text-align="center"/>
    </style:style>
    <style:style style:name="P62" style:family="paragraph">
      <loext:graphic-properties draw:fill="solid" draw:fill-color="#ffffff"/>
      <style:paragraph-properties fo:margin-top="0cm" fo:margin-bottom="0cm" fo:text-align="center" style:writing-mode="lr-tb"/>
    </style:style>
    <style:style style:name="P63" style:family="paragraph">
      <loext:graphic-properties draw:fill="none" draw:fill-color="#ffffff"/>
      <style:text-properties fo:font-size="10pt" style:font-size-asian="11pt" style:font-size-complex="11pt"/>
    </style:style>
    <style:style style:name="P64" style:family="paragraph">
      <style:paragraph-properties fo:text-align="center"/>
      <style:text-properties fo:font-size="10pt" style:font-size-asian="10pt" style:font-size-complex="10pt"/>
    </style:style>
    <style:style style:name="P65" style:family="paragraph">
      <loext:graphic-properties draw:fill="solid" draw:fill-color="#ffffff"/>
      <style:paragraph-properties fo:text-align="center" style:writing-mode="lr-tb"/>
      <style:text-properties fo:font-size="10pt" style:font-size-asian="10pt" style:font-size-complex="10pt"/>
    </style:style>
    <style:style style:name="P66" style:family="paragraph">
      <loext:graphic-properties draw:fill-color="#afd095"/>
      <style:paragraph-properties fo:text-align="center" style:writing-mode="lr-tb"/>
      <style:text-properties fo:language="en" fo:country="US" style:language-asian="zxx" style:country-asian="none" style:language-complex="zxx" style:country-complex="none"/>
    </style:style>
    <style:style style:name="P67" style:family="paragraph">
      <style:paragraph-properties fo:text-align="center"/>
      <style:text-properties fo:font-size="14pt" style:font-size-asian="15pt" style:font-size-complex="15pt"/>
    </style:style>
    <style:style style:name="P68" style:family="paragraph">
      <loext:graphic-properties draw:fill="solid" draw:fill-color="#eeeeee"/>
      <style:paragraph-properties fo:text-align="center" style:writing-mode="lr-tb"/>
      <style:text-properties fo:font-size="14pt" style:font-size-asian="15pt" style:font-size-complex="15pt"/>
    </style:style>
    <style:style style:name="P69" style:family="paragraph">
      <loext:graphic-properties draw:fill="solid" draw:fill-color="#dddddd"/>
      <style:paragraph-properties fo:text-align="center" style:writing-mode="lr-tb"/>
      <style:text-properties fo:font-size="14pt" style:font-size-asian="15pt" style:font-size-complex="15pt"/>
    </style:style>
    <style:style style:name="P70" style:family="paragraph">
      <loext:graphic-properties draw:fill="solid" draw:fill-color="#cccccc"/>
      <style:paragraph-properties fo:text-align="center" style:writing-mode="lr-tb"/>
      <style:text-properties fo:font-size="14pt" style:font-size-asian="15pt" style:font-size-complex="15pt"/>
    </style:style>
    <style:style style:name="P71" style:family="paragraph">
      <loext:graphic-properties draw:fill="solid" draw:fill-color="#cccccc"/>
      <style:paragraph-properties fo:text-align="center" style:writing-mode="lr-tb"/>
    </style:style>
    <style:style style:name="P72" style:family="paragraph">
      <loext:graphic-properties draw:fill="solid" draw:fill-color="#cccccc"/>
    </style:style>
    <style:style style:name="P73" style:family="paragraph">
      <loext:graphic-properties draw:fill-color="#ffffff"/>
      <style:text-properties fo:font-size="20pt"/>
    </style:style>
    <style:style style:name="P74" style:family="paragraph">
      <loext:graphic-properties draw:fill="gradient" draw:fill-color="#cccccc" draw:fill-gradient-name="Pastel_20_Bouquet" draw:opacity="100%"/>
      <style:paragraph-properties fo:text-align="center" style:writing-mode="lr-tb"/>
      <style:text-properties fo:font-size="14pt" style:font-size-asian="15pt" style:font-size-complex="15pt"/>
    </style:style>
    <style:style style:name="P75" style:family="paragraph">
      <loext:graphic-properties draw:fill="none" draw:fill-color="#ffffff"/>
    </style:style>
    <style:style style:name="P76" style:family="paragraph">
      <loext:graphic-properties draw:fill-color="#cccccc"/>
      <style:paragraph-properties fo:text-align="center" style:writing-mode="lr-tb"/>
      <style:text-properties fo:font-size="14pt" style:font-size-asian="15pt" style:font-size-complex="15pt"/>
    </style:style>
    <style:style style:name="P77" style:family="paragraph">
      <loext:graphic-properties draw:fill="none" draw:fill-color="#ffffff"/>
      <style:paragraph-properties fo:text-align="center"/>
      <style:text-properties fo:font-size="42pt" fo:font-weight="bold" style:font-size-asian="44pt" style:font-size-complex="44pt"/>
    </style:style>
    <style:style style:name="P78" style:family="paragraph">
      <loext:graphic-properties draw:fill="none" draw:fill-color="#ffffff"/>
      <style:text-properties fo:font-size="42pt" fo:font-weight="bold" style:font-size-asian="44pt" style:font-size-complex="44pt"/>
    </style:style>
    <style:style style:name="P79" style:family="paragraph">
      <loext:graphic-properties draw:fill="none" draw:fill-color="#ffffff"/>
      <style:paragraph-properties fo:text-align="center"/>
    </style:style>
    <style:style style:name="P80" style:family="paragraph">
      <loext:graphic-properties draw:fill="none" draw:fill-color="#ffffff"/>
      <style:text-properties fo:font-size="28pt" fo:font-weight="bold" style:font-size-asian="32pt" style:font-size-complex="32pt"/>
    </style:style>
    <style:style style:name="P81" style:family="paragraph">
      <loext:graphic-properties draw:fill="none" draw:fill-color="#ffffff"/>
      <style:text-properties fo:font-size="12pt" style:font-size-asian="13pt" style:font-size-complex="13pt"/>
    </style:style>
    <style:style style:name="P82" style:family="paragraph">
      <style:paragraph-properties fo:margin-top="0.5cm" fo:margin-bottom="0cm"/>
    </style:style>
    <style:style style:name="P83" style:family="paragraph">
      <style:paragraph-properties fo:margin-top="0.5cm" fo:margin-bottom="0cm"/>
      <style:text-properties fo:font-size="24pt" fo:language="en" fo:country="US" style:font-size-asian="24pt" style:font-size-complex="24pt"/>
    </style:style>
    <style:style style:name="P84" style:family="paragraph">
      <loext:graphic-properties draw:fill="none"/>
      <style:paragraph-properties fo:text-align="center"/>
      <style:text-properties fo:language="en" fo:country="US"/>
    </style:style>
    <style:style style:name="P85" style:family="paragraph">
      <style:text-properties style:text-position="0% 100%" fo:font-size="18pt" fo:language="en" fo:country="US" style:font-size-asian="20pt" style:font-size-complex="20pt"/>
    </style:style>
    <style:style style:name="P86" style:family="paragraph">
      <style:paragraph-properties fo:margin-top="0.5cm" fo:margin-bottom="0cm"/>
      <style:text-properties style:text-position="0% 100%" fo:font-size="18pt" fo:language="en" fo:country="US" style:font-size-asian="20pt" style:font-size-complex="20pt"/>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15pt" fo:language="en" fo:country="US"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4" style:family="text">
      <style:text-properties fo:language="en" fo:country="US" style:language-asian="zxx" style:country-asian="none" style:language-complex="zxx" style:country-complex="none"/>
    </style:style>
    <style:style style:name="T5" style:family="text">
      <style:text-properties fo:font-size="15pt" style:font-size-asian="16pt" style:font-size-complex="16pt"/>
    </style:style>
    <style:style style:name="T6" style:family="text">
      <style:text-properties fo:font-size="12pt" style:font-size-asian="13pt" style:font-size-complex="13pt"/>
    </style:style>
    <style:style style:name="T7" style:family="text">
      <style:text-properties fo:font-size="11pt" fo:language="en" fo:country="US" style:font-size-asian="12pt" style:language-asian="zxx" style:country-asian="none" style:font-size-complex="12pt" style:language-complex="zxx" style:country-complex="none"/>
    </style:style>
    <style:style style:name="T8" style:family="text">
      <style:text-properties fo:font-size="10pt" style:font-size-asian="10.5pt" style:font-size-complex="10.5pt"/>
    </style:style>
    <style:style style:name="T9" style:family="text">
      <style:text-properties style:font-name="Arial1" fo:font-size="15pt" fo:language="en" fo:country="US" style:font-size-asian="11pt" style:language-asian="zxx" style:country-asian="none" style:font-size-complex="11pt" style:language-complex="zxx" style:country-complex="none"/>
    </style:style>
    <style:style style:name="T10" style:family="text">
      <style:text-properties style:font-name="Arial1" fo:font-size="13pt" fo:language="en" fo:country="US" style:font-size-asian="10pt" style:language-asian="zxx" style:country-asian="none" style:font-size-complex="10pt" style:language-complex="zxx" style:country-complex="none"/>
    </style:style>
    <style:style style:name="T11" style:family="text">
      <style:text-properties fo:font-size="14pt" style:font-size-asian="15pt" style:font-size-complex="15pt"/>
    </style:style>
    <style:style style:name="T12" style:family="text">
      <style:text-properties fo:font-size="14pt"/>
    </style:style>
    <style:style style:name="T13" style:family="text">
      <style:text-properties fo:font-size="8pt" style:font-size-asian="8pt" style:font-size-complex="8pt"/>
    </style:style>
    <style:style style:name="T14" style:family="text">
      <style:text-properties style:text-position="-8% 58%" fo:font-size="10pt" style:font-size-asian="10.5pt" style:font-size-complex="10.5pt"/>
    </style:style>
    <style:style style:name="T15" style:family="text">
      <style:text-properties fo:font-size="8pt" style:font-size-asian="9pt" style:font-size-complex="9pt"/>
    </style:style>
    <style:style style:name="T16" style:family="text">
      <style:text-properties fo:font-size="10.5pt" style:font-size-asian="11pt" style:font-size-complex="11pt"/>
    </style:style>
    <style:style style:name="T17" style:family="text">
      <style:text-properties style:text-position="-8% 58%" fo:font-size="10.5pt" style:font-size-asian="11pt" style:font-size-complex="11pt"/>
    </style:style>
    <style:style style:name="T18" style:family="text">
      <style:text-properties style:text-position="0% 100%" fo:font-size="10pt" style:text-underline-style="none" style:font-size-asian="12pt" style:font-size-complex="12pt"/>
    </style:style>
    <style:style style:name="T19" style:family="text">
      <style:text-properties fo:font-size="9pt" style:font-size-asian="10pt" style:font-size-complex="10pt"/>
    </style:style>
    <style:style style:name="T20" style:family="text">
      <style:text-properties fo:font-size="10pt" style:text-underline-style="none" style:font-size-asian="12pt" style:font-size-complex="12pt"/>
    </style:style>
    <style:style style:name="T21" style:family="text">
      <style:text-properties style:text-position="-8% 58%" fo:font-size="10pt" style:text-underline-style="none" style:font-size-asian="12pt" style:font-size-complex="12pt"/>
    </style:style>
    <style:style style:name="T22" style:family="text">
      <style:text-properties fo:font-size="10pt" style:font-size-asian="11pt" style:font-size-complex="11pt"/>
    </style:style>
    <style:style style:name="T23" style:family="text">
      <style:text-properties fo:font-size="10pt" style:font-size-asian="10pt" style:font-size-complex="10pt"/>
    </style:style>
    <style:style style:name="T24" style:family="text">
      <style:text-properties style:text-position="-8% 58%" fo:font-size="10pt" style:font-size-asian="10pt" style:font-size-complex="10pt"/>
    </style:style>
    <style:style style:name="T25" style:family="text">
      <style:text-properties fo:font-size="42pt" fo:font-weight="bold" style:font-size-asian="44pt" style:font-size-complex="44pt"/>
    </style:style>
    <style:style style:name="T26" style:family="text">
      <style:text-properties fo:font-size="28pt" fo:font-weight="bold" style:font-size-asian="32pt" style:font-size-complex="32pt"/>
    </style:style>
    <style:style style:name="T27" style:family="text">
      <style:text-properties fo:font-variant="normal" fo:text-transform="none" style:use-window-font-color="true" loext:opacity="0%" style:text-outline="false" style:text-line-through-style="none" style:text-line-through-type="none" style:font-name="Liberation Sans" fo:font-size="21pt" fo:language="en" fo:country="US" fo:font-style="normal" fo:text-shadow="none" style:text-underline-style="none" fo:font-weight="normal" style:letter-kerning="true" fo:background-color="transparent" style:font-name-asian="Source Han Sans CN"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8" style:family="text">
      <style:text-properties fo:font-size="21pt" fo:language="en" fo:country="US" style:font-size-asian="21pt" style:font-size-complex="21pt"/>
    </style:style>
    <style:style style:name="T29" style:family="text">
      <style:text-properties fo:font-size="21pt" fo:language="en" fo:country="US" style:text-underline-style="solid" style:text-underline-width="auto" style:text-underline-color="font-color" style:font-size-asian="21pt" style:font-size-complex="21pt"/>
    </style:style>
    <style:style style:name="T30" style:family="text">
      <style:text-properties fo:font-size="24pt" fo:language="en" fo:country="US" style:text-underline-style="solid" style:text-underline-width="auto" style:text-underline-color="font-color" style:font-size-asian="24pt" style:font-size-complex="24pt"/>
    </style:style>
    <style:style style:name="T31" style:family="text">
      <style:text-properties style:text-position="0% 100%" fo:font-size="18pt" fo:language="en" fo:country="US"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Dr. rer. nat. Erika Mustermann | kann beliebig erweitert werden | Infos mit Strich trennen</presentation:footer-decl>
      <draw:page draw:name="page1" draw:style-name="dp1" draw:master-page-name="_32_0160307_5f_TUM_5f_Präsentation_5f_o_5f_v12" presentation:presentation-page-layout-name="AL1T1" presentation:use-footer-name="ftr1">
        <office:forms form:automatic-focus="false" form:apply-design-mode="false"/>
        <draw:frame presentation:style-name="pr1" draw:text-style-name="P1" draw:layer="layout" svg:width="26.126cm" svg:height="1.96cm" svg:x="0.98cm" svg:y="2.253cm" presentation:class="title" presentation:user-transformed="true">
          <draw:text-box>
            <text:p><text:span text:style-name="T1">Establishing trust in an updatable fTPM using remote attestation</text:span></text:p>
          </draw:text-box>
        </draw:frame>
        <draw:frame presentation:style-name="pr2" draw:text-style-name="P1" draw:layer="layout" svg:width="26.126cm" svg:height="2.487cm" svg:x="0.981cm" svg:y="4.642cm" presentation:class="outline" presentation:user-transformed="true">
          <draw:text-box>
            <text:p><text:span text:style-name="T1">Andreas Korb</text:span></text:p>
            <text:p><text:span text:style-name="T1">München, 06. Juli 2023</text:span></text:p>
          </draw:text-box>
        </draw:frame>
        <presentation:notes draw:style-name="dp2">
          <draw:page-thumbnail draw:style-name="gr1" draw:layer="layout" svg:width="14.887cm" svg:height="11.136cm" svg:x="3.05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Motivation</text:span></text:p>
          </draw:text-box>
        </draw:frame>
        <presentation:notes draw:style-name="dp3">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custom-shape draw:style-name="gr2" draw:text-style-name="P3" draw:layer="layout" svg:width="4.2cm" svg:height="4.14cm" svg:x="6.8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4" draw:text-style-name="P4" draw:layer="layout" svg:width="1.05cm" svg:height="1.035cm" svg:x="8.3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5" draw:text-style-name="P4" draw:layer="layout" svg:width="2.1cm" svg:height="1.813cm" svg:x="7.85cm" svg:y="7.167cm" draw:kind="arc" draw:start-angle="1.12" draw:end-angle="179.38">
            <text:p/>
          </draw:ellipse>
        </draw:g>
        <draw:custom-shape draw:style-name="gr6" draw:text-style-name="P3" draw:layer="layout" svg:width="4.2cm" svg:height="4.14cm" svg:x="16.5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7" draw:text-style-name="P4" draw:layer="layout" svg:width="1.05cm" svg:height="1.035cm" svg:x="18.0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8" draw:text-style-name="P4" draw:layer="layout" svg:width="2.1cm" svg:height="1.813cm" svg:x="17.55cm" svg:y="7.167cm" draw:kind="arc" draw:start-angle="1.12" draw:end-angle="179.38">
            <text:p/>
          </draw:ellipse>
        </draw:g>
        <draw:frame draw:style-name="gr9" draw:text-style-name="P6" draw:layer="layout" svg:width="2.73cm" svg:height="1.173cm" svg:x="7.572cm" svg:y="8.427cm">
          <draw:text-box>
            <text:p text:style-name="P5"><text:span text:style-name="T1">Prover</text:span></text:p>
          </draw:text-box>
        </draw:frame>
        <draw:frame draw:style-name="gr10" draw:text-style-name="P6" draw:layer="layout" svg:width="2.277cm" svg:height="1.173cm" svg:x="17.498cm" svg:y="8.427cm">
          <draw:text-box>
            <text:p text:style-name="P5"><text:span text:style-name="T1">Verifier</text:span></text:p>
          </draw:text-box>
        </draw:frame>
        <draw:custom-shape draw:style-name="gr11" draw:text-style-name="P8" xml:id="id69" draw:id="id69" draw:layer="layout" svg:width="12cm" svg:height="1.5cm" svg:x="8cm" svg:y="13.5cm">
          <text:p text:style-name="P7"><text:span text:style-name="T1">Provider needs </text:span><text:span text:style-name="T2">trust anchor</text:span></text:p>
          <text:p text:style-name="P7"><text:span text:style-name="T1">on the device of user.</text:span></text:p>
          <draw:enhanced-geometry svg:viewBox="0 0 21600 21600" draw:type="rectangle" draw:enhanced-path="M 0 0 L 21600 0 21600 21600 0 21600 0 0 Z N"/>
        </draw:custom-shape>
        <draw:custom-shape draw:name="Bubble-6" draw:style-name="gr12" draw:text-style-name="P10" xml:id="id68" draw:id="id68" draw:layer="layout" svg:width="5cm" svg:height="3cm" svg:x="4.664cm" svg:y="10.583cm">
          <text:p text:style-name="P9"><text:span text:style-name="T3">How can I trust</text:span></text:p>
          <text:p text:style-name="P9"><text:span text:style-name="T3">this eviden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layer="layout" svg:x1="10.595cm" svg:y1="7cm" svg:x2="16.945cm" svg:y2="7cm">
          <text:p>Are you trustworthy?</text:p>
        </draw:line>
        <draw:line draw:style-name="gr14" draw:layer="layout" svg:x1="10.718cm" svg:y1="8.655cm" svg:x2="17.068cm" svg:y2="8.655cm">
          <text:p>Yes, here is the evidence.</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seq>
        </anim:par>
        <presentation:notes draw:style-name="dp3">
          <draw:page-thumbnail draw:style-name="gr1" draw:layer="layout" svg:width="19.798cm" svg:height="11.136cm" svg:x="0.6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style-name="gr15" draw:text-style-name="P13" xml:id="id2" draw:id="id2" draw:layer="layout" svg:width="4.5cm" svg:height="2.5cm" svg:x="15.3cm" svg:y="6cm">
          <text:p text:style-name="P12"><text:span text:style-name="T4">dTPM</text:span></text:p>
          <draw:enhanced-geometry svg:viewBox="0 0 21600 21600" draw:type="rectangle" draw:enhanced-path="M 0 0 L 21600 0 21600 21600 0 21600 0 0 Z N"/>
        </draw:custom-shape>
        <draw:frame draw:style-name="gr16" draw:text-style-name="P14" draw:layer="layout" svg:width="5.5cm" svg:height="0.962cm" svg:x="11.25cm" svg:y="0.501cm">
          <draw:text-box>
            <text:p text:style-name="P5"><text:span text:style-name="T1">dTPM</text:span></text:p>
          </draw:text-box>
        </draw:frame>
        <draw:custom-shape draw:style-name="gr17" draw:text-style-name="P15" xml:id="id70" draw:id="id70" draw:layer="layout" svg:width="1cm" svg:height="1cm" svg:x="19cm" svg:y="8cm">
          <text:p text:style-name="P12"><text:span text:style-name="T4">B</text:span></text:p>
          <draw:enhanced-geometry svg:viewBox="0 0 21600 21600" draw:type="rectangle" draw:enhanced-path="M 0 0 L 21600 0 21600 21600 0 21600 0 0 Z N"/>
        </draw:custom-shape>
        <draw:custom-shape draw:style-name="gr18" draw:text-style-name="P13" draw:layer="layout" svg:width="2.5cm" svg:height="1.5cm" svg:x="3.5cm" svg:y="13.001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6.5cm" svg:y="13.001cm">
          <text:p text:style-name="P12"><text:span text:style-name="T4">Vendor</text:span></text:p>
          <draw:enhanced-geometry svg:viewBox="0 0 21600 21600" draw:type="rectangle" draw:enhanced-path="M 0 0 L 21600 0 21600 21600 0 21600 0 0 Z N"/>
        </draw:custom-shape>
        <draw:custom-shape draw:style-name="gr20" draw:text-style-name="P16" xml:id="id1" draw:id="id1" draw:layer="layout" svg:width="5.5cm" svg:height="3.5cm" svg:x="7cm" svg:y="5.5cm">
          <text:p text:style-name="P12"><text:span text:style-name="T4">Untrusted</text:span></text:p>
          <text:p text:style-name="P12"><text:span text:style-name="T4">system</text:span></text:p>
          <draw:enhanced-geometry svg:viewBox="0 0 21600 21600" draw:type="rectangle" draw:enhanced-path="M 0 0 L 21600 0 21600 21600 0 21600 0 0 Z N"/>
        </draw:custom-shape>
        <draw:custom-shape draw:style-name="gr17" draw:text-style-name="P15" xml:id="id71" draw:id="id71" draw:layer="layout" svg:width="1cm" svg:height="1cm" svg:x="12cm" svg:y="8.5cm">
          <text:p text:style-name="P12"><text:span text:style-name="T4">A</text:span></text:p>
          <draw:enhanced-geometry svg:viewBox="0 0 21600 21600" draw:type="rectangle" draw:enhanced-path="M 0 0 L 21600 0 21600 21600 0 21600 0 0 Z N"/>
        </draw:custom-shape>
        <draw:custom-shape draw:style-name="gr21" draw:text-style-name="P16" draw:layer="layout" svg:width="7cm" svg:height="2.5cm" svg:x="19cm" svg:y="2.3cm">
          <text:p text:style-name="P12"><text:span text:style-name="T4">Trustworthy because of validation of its EKCert</text:span></text:p>
          <draw:enhanced-geometry svg:viewBox="0 0 21600 21600" draw:text-areas="800 800 20800 20800" draw:type="round-rectangular-callout" draw:modifiers="1894.35794886445 29433.34666133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2" draw:layer="layout" svg:x1="12.5cm" svg:y1="7.25cm" svg:x2="15.3cm" svg:y2="7.25cm" draw:start-shape="id1" draw:start-glue-point="1" draw:end-shape="id2" draw:end-glue-point="3" svg:d="M12500 7250h2800" svg:viewBox="0 0 280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seq>
        </anim:par>
        <presentation:notes draw:style-name="dp3">
          <draw:page-thumbnail draw:style-name="gr1" draw:layer="layout" svg:width="19.798cm" svg:height="11.136cm" svg:x="0.6cm" svg:y="2.257cm" draw:page-number="4" presentation:class="page"/>
          <draw:frame presentation:style-name="pr5"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3T0">
        <office:forms form:automatic-focus="false" form:apply-design-mode="false"/>
        <draw:custom-shape draw:style-name="gr23" draw:text-style-name="P18" xml:id="id3" draw:id="id3"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4" draw:id="id4"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5" draw:id="id5"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6" draw:id="id6"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72" draw:id="id72"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73" draw:id="id73"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74" draw:id="id74"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75" draw:id="id75"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 draw:start-glue-point="1" draw:end-shape="id4" draw:end-glue-point="3" svg:d="M10800 7250h1000" svg:viewBox="0 0 1001 1">
          <text:p/>
        </draw:connector>
        <draw:connector draw:style-name="gr25" draw:text-style-name="P19" draw:layer="layout" svg:x1="16.3cm" svg:y1="7.25cm" svg:x2="17.3cm" svg:y2="7.25cm" draw:start-shape="id4" draw:start-glue-point="1" draw:end-shape="id5" draw:end-glue-point="3" svg:d="M16300 7250h1000" svg:viewBox="0 0 1001 1">
          <text:p/>
        </draw:connector>
        <draw:connector draw:style-name="gr26" draw:text-style-name="P19" draw:layer="layout" svg:x1="21.8cm" svg:y1="7.25cm" svg:x2="22.8cm" svg:y2="7.25cm" draw:start-shape="id5" draw:start-glue-point="1" draw:end-shape="id6"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76" draw:id="id76"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seq>
        </anim:par>
        <presentation:notes draw:style-name="dp3">
          <draw:page-thumbnail draw:style-name="gr1" draw:layer="layout" svg:width="19.798cm" svg:height="11.136cm" svg:x="0.6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29" draw:text-style-name="P23" draw:layer="layout" svg:width="6.432cm" svg:height="5.242cm" svg:x="15.793cm" svg:y="5.08cm">
          <text:p/>
          <draw:enhanced-geometry svg:viewBox="0 0 21600 21600" draw:type="rectangle" draw:enhanced-path="M 0 0 L 21600 0 21600 21600 0 21600 0 0 Z N"/>
        </draw:custom-shape>
        <draw:custom-shape draw:style-name="gr30" draw:text-style-name="P23" draw:layer="layout" svg:width="6.449cm" svg:height="5.225cm" svg:x="8.964cm" svg:y="5.081cm">
          <text:p/>
          <draw:enhanced-geometry svg:viewBox="0 0 21600 21600" draw:type="rectangle" draw:enhanced-path="M 0 0 L 21600 0 21600 21600 0 21600 0 0 Z N"/>
        </draw:custom-shape>
        <draw:frame presentation:style-name="pr6" draw:layer="layout" svg:width="25.199cm" svg:height="2.629cm" svg:x="1.4cm" svg:y="0.628cm" presentation:class="title" presentation:user-transformed="true">
          <draw:text-box>
            <text:p>TEE</text:p>
          </draw:text-box>
        </draw:frame>
        <draw:custom-shape draw:style-name="gr31" draw:text-style-name="P25" draw:layer="layout" svg:width="5.84cm" svg:height="2.286cm" svg:x="16.093cm" svg:y="5.269cm">
          <text:p text:style-name="P5"><text:span text:style-name="T5">REE</text:span></text:p>
          <text:p text:style-name="P24"/>
          <text:p text:style-name="P5"><text:span text:style-name="T6">Network access</text:span></text:p>
          <text:p text:style-name="P5"><text:span text:style-name="T6">User applications</text:span></text:p>
          <draw:enhanced-geometry svg:viewBox="0 0 21600 21600" draw:type="rectangle" draw:enhanced-path="M 0 0 L 21600 0 21600 21600 0 21600 0 0 Z N"/>
        </draw:custom-shape>
        <draw:custom-shape draw:style-name="gr32" draw:text-style-name="P25" draw:layer="layout" svg:width="5.84cm" svg:height="4.783cm" svg:x="9.302cm" svg:y="5.27cm">
          <text:p text:style-name="P5"><text:span text:style-name="T5">Traditional</text:span></text:p>
          <text:p text:style-name="P26"/>
          <text:p text:style-name="P5"><text:span text:style-name="T6">Network access</text:span></text:p>
          <text:p text:style-name="P5"><text:span text:style-name="T6">User applications</text:span></text:p>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custom-shape draw:style-name="gr33" draw:text-style-name="P25" draw:layer="layout" svg:width="5.84cm" svg:height="2.244cm" svg:x="16.093cm" svg:y="7.81cm">
          <text:p text:style-name="P5"><text:span text:style-name="T5">TEE</text:span></text:p>
          <text:p text:style-name="P24"/>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frame draw:style-name="gr34" draw:text-style-name="P27" draw:layer="layout" svg:width="0.908cm" svg:height="0.992cm" svg:x="18.543cm" svg:y="7.07cm">
          <draw:image xlink:href="Pictures/100042FB00001EC10000219C74FCECEA50DB43C7.svg" xlink:type="simple" xlink:show="embed" xlink:actuate="onLoad" draw:mime-type="image/svg+xml">
            <text:p/>
          </draw:image>
          <draw:image xlink:href="Pictures/100000010000012A00000145D7627C75EFB49296.png" xlink:type="simple" xlink:show="embed" xlink:actuate="onLoad" draw:mime-type="image/png"/>
        </draw:frame>
        <draw:frame draw:style-name="gr35" draw:text-style-name="P28" draw:layer="layout" svg:width="1.409cm" svg:height="1.643cm" svg:x="9.221cm" svg:y="6.889cm">
          <draw:image xlink:href="Pictures/10002C4A00002CC000003431F30B97BA09FA8275.svg" xlink:type="simple" xlink:show="embed" xlink:actuate="onLoad" draw:mime-type="image/svg+xml">
            <text:p/>
          </draw:image>
          <draw:image xlink:href="Pictures/10000001000001B1000001F9647A2328BB1035C0.png" xlink:type="simple" xlink:show="embed" xlink:actuate="onLoad" draw:mime-type="image/png"/>
        </draw:frame>
        <draw:frame draw:style-name="gr35" draw:text-style-name="P28" draw:layer="layout" svg:width="1.409cm" svg:height="1.643cm" svg:x="20.524cm" svg:y="5.659cm">
          <draw:image xlink:href="Pictures/10002C4A00002CC000003431F30B97BA09FA8275.svg" xlink:type="simple" xlink:show="embed" xlink:actuate="onLoad" draw:mime-type="image/svg+xml">
            <text:p/>
          </draw:image>
          <draw:image xlink:href="Pictures/10000001000001B1000001F9647A2328BB1035C0.png" xlink:type="simple" xlink:show="embed" xlink:actuate="onLoad" draw:mime-type="image/png"/>
        </draw:frame>
        <presentation:notes draw:style-name="dp3">
          <draw:page-thumbnail draw:style-name="gr1" draw:layer="layout" svg:width="19.798cm" svg:height="11.136cm" svg:x="0.6cm" svg:y="2.257cm" draw:page-number="6" presentation:class="page"/>
          <draw:frame presentation:style-name="pr5" draw:text-style-name="P2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36" draw:text-style-name="P30" draw:layer="layout" svg:width="22.974cm" svg:height="4.777cm" svg:x="3cm" svg:y="8.824cm">
          <text:p text:style-name="P5">Prover</text:p>
          <draw:enhanced-geometry svg:viewBox="0 0 21600 21600" draw:type="rectangle" draw:enhanced-path="M 0 0 L 21600 0 21600 21600 0 21600 0 0 Z N"/>
        </draw:custom-shape>
        <draw:custom-shape draw:style-name="gr37" draw:text-style-name="P30" draw:layer="layout" svg:width="22.974cm" svg:height="4.575cm" svg:x="3cm" svg:y="3.914cm">
          <text:p text:style-name="P5">Verifier</text:p>
          <draw:enhanced-geometry svg:viewBox="0 0 21600 21600" draw:type="rectangle" draw:enhanced-path="M 0 0 L 21600 0 21600 21600 0 21600 0 0 Z N"/>
        </draw:custom-shape>
        <draw:custom-shape draw:style-name="gr38" draw:text-style-name="P31" xml:id="id7" draw:id="id7" draw:layer="layout" svg:width="3cm" svg:height="1.639cm" svg:x="3.993cm" svg:y="10.393cm">
          <text:p text:style-name="P12"><text:span text:style-name="T4">FW1</text:span></text:p>
          <draw:enhanced-geometry svg:viewBox="0 0 21600 21600" draw:mirror-horizontal="false" draw:mirror-vertical="false" draw:type="rectangle" draw:enhanced-path="M 0 0 L 21600 0 21600 21600 0 21600 0 0 Z N"/>
        </draw:custom-shape>
        <draw:custom-shape draw:style-name="gr38" draw:text-style-name="P31" xml:id="id8" draw:id="id8" draw:layer="layout" svg:width="3cm" svg:height="1.639cm" svg:x="9.393cm" svg:y="10.393cm">
          <text:p text:style-name="P12"><text:span text:style-name="T4">FW2 </text:span></text:p>
          <draw:enhanced-geometry svg:viewBox="0 0 21600 21600" draw:mirror-horizontal="false" draw:mirror-vertical="false" draw:type="rectangle" draw:enhanced-path="M 0 0 L 21600 0 21600 21600 0 21600 0 0 Z N"/>
        </draw:custom-shape>
        <draw:custom-shape draw:style-name="gr38" draw:text-style-name="P31" xml:id="id9" draw:id="id9" draw:layer="layout" svg:width="3cm" svg:height="1.639cm" svg:x="14.993cm" svg:y="10.393cm">
          <text:p text:style-name="P12"><text:span text:style-name="T4">FW3</text:span></text:p>
          <draw:enhanced-geometry svg:viewBox="0 0 21600 21600" draw:mirror-horizontal="false" draw:mirror-vertical="false" draw:type="rectangle" draw:enhanced-path="M 0 0 L 21600 0 21600 21600 0 21600 0 0 Z N"/>
        </draw:custom-shape>
        <draw:custom-shape draw:style-name="gr39" draw:text-style-name="P32" xml:id="id10" draw:id="id10" draw:layer="layout" svg:width="3cm" svg:height="1.639cm" svg:x="20.193cm" svg:y="10.393cm">
          <text:p text:style-name="P12"><text:span text:style-name="T4">fTPM</text:span></text:p>
          <draw:enhanced-geometry svg:viewBox="0 0 21600 21600" draw:mirror-horizontal="false" draw:mirror-vertical="false" draw:type="rectangle" draw:enhanced-path="M 0 0 L 21600 0 21600 21600 0 21600 0 0 Z N"/>
        </draw:custom-shape>
        <draw:custom-shape draw:style-name="gr40" draw:text-style-name="P33" draw:layer="layout" svg:width="1cm" svg:height="1cm" svg:x="6.468cm" svg:y="11.573cm">
          <text:p/>
          <draw:enhanced-geometry svg:viewBox="0 0 21600 21600" draw:type="rectangle" draw:enhanced-path="M 0 0 L 21600 0 21600 21600 0 21600 0 0 Z N"/>
        </draw:custom-shape>
        <draw:custom-shape draw:style-name="gr41" draw:text-style-name="P34" draw:layer="layout" svg:width="1cm" svg:height="1cm" svg:x="11.88cm" svg:y="11.573cm">
          <text:p/>
          <draw:enhanced-geometry svg:viewBox="0 0 21600 21600" draw:mirror-horizontal="false" draw:mirror-vertical="false" draw:type="rectangle" draw:enhanced-path="M 0 0 L 21600 0 21600 21600 0 21600 0 0 Z N"/>
        </draw:custom-shape>
        <draw:custom-shape draw:style-name="gr17" draw:text-style-name="P35" draw:layer="layout" svg:width="1cm" svg:height="1cm" svg:x="17.493cm" svg:y="11.551cm">
          <text:p/>
          <draw:enhanced-geometry svg:viewBox="0 0 21600 21600" draw:type="rectangle" draw:enhanced-path="M 0 0 L 21600 0 21600 21600 0 21600 0 0 Z N"/>
        </draw:custom-shape>
        <draw:custom-shape draw:style-name="gr42" draw:text-style-name="P36" draw:layer="layout" svg:width="1cm" svg:height="1cm" svg:x="22.684cm" svg:y="11.551cm">
          <text:p/>
          <draw:enhanced-geometry svg:viewBox="0 0 21600 21600" draw:type="rectangle" draw:enhanced-path="M 0 0 L 21600 0 21600 21600 0 21600 0 0 Z N"/>
        </draw:custom-shape>
        <draw:g draw:style-name="gr3" xml:id="id11" draw:id="id11">
          <draw:frame draw:style-name="gr35" draw:text-style-name="P37" draw:layer="layout" svg:width="1.869cm" svg:height="2.173cm" svg:x="22.468cm" svg:y="9.071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43" draw:text-style-name="P39" draw:layer="layout" svg:width="0.863cm" svg:height="0.852cm" svg:x="22.914cm" svg:y="10.136cm">
            <text:p text:style-name="P38"><text:span text:style-name="T7">A</text:span></text:p>
            <draw:enhanced-geometry svg:viewBox="0 0 21600 21600" draw:type="rectangle" draw:enhanced-path="M 0 0 L 21600 0 21600 21600 0 21600 0 0 Z N"/>
          </draw:custom-shape>
          <draw:frame draw:style-name="gr44" draw:text-style-name="P40" draw:layer="layout" svg:width="1.561cm" svg:height="1.006cm" svg:x="22.667cm" svg:y="9.627cm">
            <draw:text-box>
              <text:p><text:span text:style-name="T8">EKcert</text:span></text:p>
            </draw:text-box>
          </draw:frame>
          <draw:custom-shape draw:style-name="gr43" draw:text-style-name="P41" draw:layer="layout" svg:width="0.863cm" svg:height="0.852cm" svg:x="22.914cm" svg:y="10.136cm">
            <text:p/>
            <draw:enhanced-geometry svg:viewBox="0 0 21600 21600" draw:type="rectangle" draw:enhanced-path="M 0 0 L 21600 0 21600 21600 0 21600 0 0 Z N"/>
          </draw:custom-shape>
        </draw:g>
        <draw:frame draw:style-name="gr45" draw:text-style-name="P42" draw:layer="layout" svg:width="1.869cm" svg:height="2.173cm" svg:x="18.139cm" svg:y="5.158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46" draw:text-style-name="P43" xml:id="id13" draw:id="id13" draw:layer="layout" svg:width="0.863cm" svg:height="0.852cm" svg:x="18.585cm" svg:y="6.223cm">
          <text:p/>
          <draw:enhanced-geometry svg:viewBox="0 0 21600 21600" draw:type="rectangle" draw:enhanced-path="M 0 0 L 21600 0 21600 21600 0 21600 0 0 Z N"/>
        </draw:custom-shape>
        <draw:frame draw:style-name="gr47" draw:text-style-name="P44" xml:id="id12" draw:id="id12" draw:layer="layout" svg:width="1.561cm" svg:height="1.006cm" svg:x="18.338cm" svg:y="5.714cm">
          <draw:text-box>
            <text:p><text:span text:style-name="T8">EKcert</text:span></text:p>
          </draw:text-box>
        </draw:frame>
        <draw:custom-shape draw:style-name="gr48" draw:text-style-name="P45" draw:layer="layout" svg:width="5.051cm" svg:height="2.055cm" svg:x="9.709cm" svg:y="5.534cm">
          <text:p text:style-name="P5">Do I trust</text:p>
          <text:p text:style-name="P5"><text:s text:c="7"/>?</text:p>
          <draw:enhanced-geometry svg:viewBox="0 0 21600 21600" draw:text-areas="3000 3320 17110 17330" draw:type="cloud-callout" draw:modifiers="20385.7482185273 -6671.206225680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3" draw:text-style-name="P39" xml:id="id14" draw:id="id14" draw:layer="layout" svg:width="0.863cm" svg:height="0.852cm" svg:x="11.431cm" svg:y="6.484cm">
          <text:p/>
          <draw:enhanced-geometry svg:viewBox="0 0 21600 21600" draw:mirror-horizontal="false" draw:mirror-vertical="false" draw:type="rectangle" draw:enhanced-path="M 0 0 L 21600 0 21600 21600 0 21600 0 0 Z N"/>
        </draw:custom-shape>
        <draw:connector draw:style-name="gr49" draw:layer="layout" svg:x1="6.993cm" svg:y1="11.212cm" svg:x2="9.393cm" svg:y2="11.212cm" draw:start-shape="id7" draw:start-glue-point="1" draw:end-shape="id8" draw:end-glue-point="3" svg:d="M6993 11212h2400" svg:viewBox="0 0 2401 1">
          <text:p/>
        </draw:connector>
        <draw:connector draw:style-name="gr49" draw:layer="layout" svg:x1="12.393cm" svg:y1="11.212cm" svg:x2="14.993cm" svg:y2="11.212cm" draw:start-shape="id8" draw:start-glue-point="1" draw:end-shape="id9" draw:end-glue-point="3" svg:d="M12393 11212h2600" svg:viewBox="0 0 2601 1">
          <text:p/>
        </draw:connector>
        <draw:connector draw:style-name="gr49" draw:layer="layout" svg:x1="17.993cm" svg:y1="11.212cm" svg:x2="20.193cm" svg:y2="11.212cm" draw:start-shape="id9" draw:start-glue-point="1" draw:end-shape="id10" draw:end-glue-point="3" svg:d="M17993 11212h2200" svg:viewBox="0 0 2201 1">
          <text:p/>
        </draw:connector>
        <draw:connector draw:style-name="gr50" draw:layer="layout" draw:type="curve" svg:x1="23.402cm" svg:y1="9.071cm" svg:x2="19.899cm" svg:y2="6.217cm" draw:start-shape="id11" draw:start-glue-point="0" draw:end-shape="id12" draw:end-glue-point="1" svg:d="M23402 9071c0-1903-1167-2854-3503-2854" svg:viewBox="0 0 3504 2855">
          <text:p/>
        </draw:connector>
        <draw:connector draw:style-name="gr51" draw:text-style-name="P46" draw:layer="layout" draw:type="curve" svg:x1="19.016cm" svg:y1="7.075cm" svg:x2="11.862cm" svg:y2="7.336cm" draw:start-shape="id13" draw:end-shape="id14" draw:end-glue-point="2" svg:d="M19016 7075c0 1143-7154 1012-7154 261" svg:viewBox="0 0 7155 843">
          <text:p/>
        </draw:connector>
        <draw:frame draw:style-name="gr52" draw:text-style-name="P48" draw:layer="layout" svg:width="1.381cm" svg:height="1.376cm" svg:x="6.298cm" svg:y="11.372cm">
          <draw:text-box>
            <text:p text:style-name="P47"><text:span text:style-name="T9">𝓜</text:span></text:p>
          </draw:text-box>
        </draw:frame>
        <draw:frame draw:style-name="gr53" draw:text-style-name="P48" draw:layer="layout" svg:width="1.381cm" svg:height="1.376cm" svg:x="11.7cm" svg:y="11.372cm">
          <draw:text-box>
            <text:p text:style-name="P47"><text:span text:style-name="T9">𝓜</text:span></text:p>
          </draw:text-box>
        </draw:frame>
        <draw:frame draw:style-name="gr54" draw:text-style-name="P48" draw:layer="layout" svg:width="1.381cm" svg:height="1.376cm" svg:x="17.315cm" svg:y="11.372cm">
          <draw:text-box>
            <text:p text:style-name="P47"><text:span text:style-name="T9">𝓜</text:span></text:p>
          </draw:text-box>
        </draw:frame>
        <draw:frame draw:style-name="gr55" draw:text-style-name="P48" draw:layer="layout" svg:width="1.381cm" svg:height="1.376cm" svg:x="22.517cm" svg:y="11.372cm">
          <draw:text-box>
            <text:p text:style-name="P47"><text:span text:style-name="T9">𝓜</text:span></text:p>
          </draw:text-box>
        </draw:frame>
        <draw:frame draw:style-name="gr56" draw:text-style-name="P49" draw:layer="layout" svg:width="1.381cm" svg:height="1.376cm" svg:x="22.668cm" svg:y="9.89cm">
          <draw:text-box>
            <text:p text:style-name="P47"><text:span text:style-name="T10">𝓜</text:span></text:p>
          </draw:text-box>
        </draw:frame>
        <draw:frame draw:style-name="gr57" draw:text-style-name="P49" draw:layer="layout" svg:width="1.381cm" svg:height="1.376cm" svg:x="18.317cm" svg:y="5.977cm">
          <draw:text-box>
            <text:p text:style-name="P47"><text:span text:style-name="T10">𝓜</text:span></text:p>
          </draw:text-box>
        </draw:frame>
        <draw:frame draw:style-name="gr58" draw:text-style-name="P49" draw:layer="layout" svg:width="1.381cm" svg:height="1.376cm" svg:x="11.168cm" svg:y="6.213cm">
          <draw:text-box>
            <text:p text:style-name="P47"><text:span text:style-name="T10">𝓜</text:span></text:p>
          </draw:text-box>
        </draw:frame>
        <presentation:notes draw:style-name="dp3">
          <draw:page-thumbnail draw:style-name="gr1" draw:layer="layout" svg:width="19.798cm" svg:height="11.136cm" svg:x="0.6cm" svg:y="2.257cm" draw:page-number="7" presentation:class="page"/>
          <draw:frame presentation:style-name="pr5" draw:text-style-name="P2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connector draw:style-name="gr59" draw:text-style-name="P46" draw:layer="layout" draw:line-skew="1.534cm" svg:x1="12.197cm" svg:y1="4.661cm" svg:x2="11.802cm" svg:y2="5.285cm" draw:start-shape="id15" draw:start-glue-point="4" draw:end-shape="id16" draw:end-glue-point="0" svg:d="M12197 4661h-398v624h3" svg:viewBox="0 0 399 625">
          <text:p/>
        </draw:connector>
        <draw:connector draw:style-name="gr59" draw:text-style-name="P46" draw:layer="layout" draw:line-skew="1.547cm" svg:x1="16.092cm" svg:y1="4.666cm" svg:x2="15.702cm" svg:y2="5.285cm" draw:start-shape="id17" draw:start-glue-point="4" draw:end-shape="id18" draw:end-glue-point="0" svg:d="M16092 4666h-370v619h-20" svg:viewBox="0 0 391 620">
          <text:p/>
        </draw:connector>
        <draw:frame presentation:style-name="pr6" xml:id="id19" draw:id="id19" draw:layer="layout" svg:width="25.199cm" svg:height="2.629cm" svg:x="1.4cm" svg:y="0.628cm" presentation:class="title" presentation:user-transformed="true">
          <draw:text-box>
            <text:p>DICE</text:p>
          </draw:text-box>
        </draw:frame>
        <draw:frame draw:style-name="gr60" draw:text-style-name="P50" draw:layer="layout" svg:width="1.849cm" svg:height="0.803cm" svg:x="5.013cm" svg:y="3.545cm">
          <draw:text-box>
            <text:p text:style-name="P5"><text:span text:style-name="T11">DICE</text:span></text:p>
          </draw:text-box>
        </draw:frame>
        <draw:custom-shape draw:style-name="gr61" draw:text-style-name="P23" draw:layer="layout" svg:width="3.175cm" svg:height="4.087cm" svg:x="4.35cm" svg:y="4.28cm">
          <text:p/>
          <draw:enhanced-geometry svg:viewBox="0 0 21600 21600" draw:mirror-horizontal="false" draw:mirror-vertical="false" draw:type="rectangle" draw:enhanced-path="M 0 0 L 21600 0 21600 21600 0 21600 0 0 Z N"/>
        </draw:custom-shape>
        <draw:custom-shape draw:style-name="gr62" draw:text-style-name="P23" xml:id="id24" draw:id="id24" draw:layer="layout" svg:width="3.175cm" svg:height="4.09cm" svg:x="8.26cm" svg:y="4.298cm">
          <draw:glue-point draw:id="4" svg:x="-5.004cm" svg:y="-4.119cm"/>
          <text:p/>
          <draw:enhanced-geometry svg:viewBox="0 0 21600 21600" draw:mirror-horizontal="false" draw:mirror-vertical="false" draw:type="rectangle" draw:enhanced-path="M 0 0 L 21600 0 21600 21600 0 21600 0 0 Z N"/>
        </draw:custom-shape>
        <draw:frame draw:style-name="gr63" draw:text-style-name="P50" draw:layer="layout" svg:width="2.385cm" svg:height="0.882cm" svg:x="8.655cm" svg:y="3.545cm">
          <draw:text-box>
            <text:p text:style-name="P5"><text:span text:style-name="T12">Layer 0</text:span></text:p>
          </draw:text-box>
        </draw:frame>
        <draw:custom-shape draw:style-name="gr62" draw:text-style-name="P23" xml:id="id15" draw:id="id15" draw:layer="layout" svg:width="3.175cm" svg:height="4.09cm" svg:x="12.1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64" draw:text-style-name="P46" draw:layer="layout" svg:x1="26.599cm" svg:y1="1.942cm" svg:x2="26.599cm" svg:y2="1.942cm" draw:start-shape="id19" draw:end-shape="id19" svg:d="M26599 1942z" svg:viewBox="0 0 1 1">
          <text:p/>
        </draw:connector>
        <draw:frame draw:style-name="gr65" draw:text-style-name="P51" draw:layer="layout" svg:width="1.297cm" svg:height="0.646cm" svg:x="7.258cm" svg:y="4.127cm">
          <draw:text-box>
            <text:p text:style-name="P5"><text:span text:style-name="T13">TCI</text:span><text:span text:style-name="T14">0</text:span></text:p>
          </draw:text-box>
        </draw:frame>
        <draw:frame draw:style-name="gr63" draw:text-style-name="P50" draw:layer="layout" svg:width="2.385cm" svg:height="0.882cm" svg:x="12.565cm" svg:y="3.527cm">
          <draw:text-box>
            <text:p text:style-name="P5"><text:span text:style-name="T12">Layer 1</text:span></text:p>
          </draw:text-box>
        </draw:frame>
        <draw:frame draw:style-name="gr65" draw:text-style-name="P51" draw:layer="layout" svg:width="1.297cm" svg:height="0.646cm" svg:x="11.168cm" svg:y="4.13cm">
          <draw:text-box>
            <text:p text:style-name="P5"><text:span text:style-name="T15">TCI</text:span><text:span text:style-name="T14">1</text:span></text:p>
          </draw:text-box>
        </draw:frame>
        <draw:frame draw:style-name="gr63" draw:text-style-name="P50" draw:layer="layout" svg:width="2.385cm" svg:height="0.882cm" svg:x="16.455cm" svg:y="3.527cm">
          <draw:text-box>
            <text:p text:style-name="P5"><text:span text:style-name="T12">Layer 2</text:span></text:p>
          </draw:text-box>
        </draw:frame>
        <draw:custom-shape draw:style-name="gr62" draw:text-style-name="P23" xml:id="id17" draw:id="id17" draw:layer="layout" svg:width="3.175cm" svg:height="4.09cm" svg:x="16.06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66" draw:text-style-name="P53" xml:id="id22" draw:id="id22" draw:layer="layout" svg:width="1.905cm" svg:height="1.27cm" svg:x="4.985cm" svg:y="4.65cm">
          <text:p text:style-name="P52"><text:span text:style-name="T16">UDS</text:span></text:p>
          <draw:enhanced-geometry svg:viewBox="0 0 21600 21600" draw:mirror-horizontal="false" draw:mirror-vertical="false" draw:type="rectangle" draw:enhanced-path="M 0 0 L 21600 0 21600 21600 0 21600 0 0 Z N"/>
        </draw:custom-shape>
        <draw:custom-shape draw:style-name="gr66" draw:text-style-name="P53" xml:id="id23" draw:id="id23" draw:layer="layout" svg:width="1.905cm" svg:height="1.27cm" svg:x="8.895cm" svg:y="4.65cm">
          <text:p text:style-name="P52"><text:span text:style-name="T16">CDI</text:span><text:span text:style-name="T17">0</text:span></text:p>
          <draw:enhanced-geometry svg:viewBox="0 0 21600 21600" draw:type="rectangle" draw:enhanced-path="M 0 0 L 21600 0 21600 21600 0 21600 0 0 Z N"/>
        </draw:custom-shape>
        <draw:custom-shape draw:style-name="gr67" draw:text-style-name="P55" xml:id="id25" draw:id="id25" draw:layer="layout" svg:width="1.905cm" svg:height="1.27cm" svg:x="12.805cm" svg:y="4.65cm">
          <text:p text:style-name="P54"><text:span text:style-name="T16">CDI</text:span><text:span text:style-name="T17">1</text:span></text:p>
          <draw:enhanced-geometry svg:viewBox="0 0 21600 21600" draw:type="rectangle" draw:enhanced-path="M 0 0 L 21600 0 21600 21600 0 21600 0 0 Z N"/>
        </draw:custom-shape>
        <draw:custom-shape draw:style-name="gr68" draw:text-style-name="P55" xml:id="id26" draw:id="id26" draw:layer="layout" svg:width="1.905cm" svg:height="1.27cm" svg:x="16.695cm" svg:y="4.65cm">
          <text:p text:style-name="P54"><text:span text:style-name="T16">CDI</text:span><text:span text:style-name="T17">2</text:span></text:p>
          <draw:enhanced-geometry svg:viewBox="0 0 21600 21600" draw:type="rectangle" draw:enhanced-path="M 0 0 L 21600 0 21600 21600 0 21600 0 0 Z N"/>
        </draw:custom-shape>
        <draw:connector draw:style-name="gr69" draw:text-style-name="P46" draw:layer="layout" draw:type="line" svg:x1="7.207cm" svg:y1="10.106cm" svg:x2="8.897cm" svg:y2="10.114cm" draw:start-shape="id20" draw:start-glue-point="4" draw:end-shape="id21" draw:end-glue-point="3" svg:d="M7207 10106l1690 8" svg:viewBox="0 0 1691 9">
          <text:p/>
        </draw:connector>
        <draw:frame draw:style-name="gr70" draw:text-style-name="P57" xml:id="id21" draw:id="id21" draw:layer="layout" svg:width="1.593cm" svg:height="1.831cm" svg:x="8.897cm" svg:y="9.199cm">
          <draw:image xlink:href="Pictures/10001B6C00002D260000347A7CFDCA72776F3F6C.svg" xlink:type="simple" xlink:show="embed" xlink:actuate="onLoad" draw:mime-type="image/svg+xml">
            <text:p text:style-name="P56"><text:span text:style-name="T18"/></text:p>
            <text:p text:style-name="P56"><text:span text:style-name="T18">DeviceID</text:span><text:span text:style-name="T18"><text:line-break/></text:span><text:span text:style-name="T18">Cert</text:span></text:p>
          </draw:image>
          <draw:image xlink:href="Pictures/10000001000001B5000001FCF35BAE34891C1336.png" xlink:type="simple" xlink:show="embed" xlink:actuate="onLoad" draw:mime-type="image/png"/>
          <draw:glue-point draw:id="4" svg:x="-3.109cm" svg:y="-5cm"/>
          <draw:glue-point draw:id="5" svg:x="0.91cm" svg:y="-4.898cm"/>
        </draw:frame>
        <draw:g draw:style-name="gr3" xml:id="id20" draw:id="id20">
          <draw:glue-point draw:id="4" svg:x="5.003cm" svg:y="2.265cm"/>
          <draw:custom-shape draw:style-name="gr71" draw:text-style-name="P58" draw:layer="layout" svg:width="2.54cm" svg:height="1.399cm" svg:x="4.667cm" svg:y="9.091cm">
            <text:p text:style-name="P5"><text:span text:style-name="T19">Manufacturer</text:span></text:p>
            <draw:enhanced-geometry svg:viewBox="0 0 21600 21600" draw:type="rectangle" draw:enhanced-path="M 0 0 L 21600 0 21600 21600 0 21600 0 0 Z N"/>
          </draw:custom-shape>
          <draw:line draw:style-name="gr72" draw:text-style-name="P59" draw:layer="layout" svg:x1="4.667cm" svg:y1="9.753cm" svg:x2="7.207cm" svg:y2="9.753cm">
            <text:p/>
          </draw:line>
          <draw:line draw:style-name="gr72" draw:text-style-name="P59" draw:layer="layout" svg:x1="5.972cm" svg:y1="9.753cm" svg:x2="5.972cm" svg:y2="10.49cm">
            <text:p/>
          </draw:line>
          <draw:frame draw:style-name="gr35" draw:text-style-name="P28" draw:layer="layout" svg:width="1cm" svg:height="0.47cm" svg:x="6.095cm" svg:y="9.89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4.816cm" svg:y="9.88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70" draw:text-style-name="P60" xml:id="id30" draw:id="id30" draw:layer="layout" svg:width="1.592cm" svg:height="1.831cm" svg:x="12.856cm" svg:y="9.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span text:style-name="T21">1</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cm" svg:y="-4.784cm"/>
        </draw:frame>
        <draw:frame draw:style-name="gr70" draw:text-style-name="P60" xml:id="id31" draw:id="id31" draw:layer="layout" svg:width="1.593cm" svg:height="1.831cm" svg:x="16.771cm" svg:y="9.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span text:style-name="T21">2</text:span></text:p>
          </draw:image>
          <draw:image xlink:href="Pictures/10000001000001B5000001FCF35BAE34891C1336.png" xlink:type="simple" xlink:show="embed" xlink:actuate="onLoad" draw:mime-type="image/png"/>
          <draw:glue-point draw:id="4" svg:x="-3.647cm" svg:y="-4.877cm"/>
          <draw:glue-point draw:id="5" svg:x="0.508cm" svg:y="-4.882cm"/>
        </draw:frame>
        <draw:g draw:style-name="gr3" xml:id="id27" draw:id="id27">
          <draw:glue-point draw:id="4" svg:x="5.003cm" svg:y="2.337cm"/>
          <draw:glue-point draw:id="5" svg:x="-2.515cm" svg:y="5.01cm"/>
          <draw:custom-shape draw:style-name="gr73" draw:text-style-name="P62" draw:layer="layout" svg:width="2.64cm" svg:height="1.4cm" svg:x="8.527cm" svg:y="6.65cm">
            <draw:glue-point draw:id="4" svg:x="-2.5cm" svg:y="5.003cm"/>
            <text:p text:style-name="P61"><text:span text:style-name="T8">DeviceID Key</text:span></text:p>
            <draw:enhanced-geometry svg:viewBox="0 0 21600 21600" draw:type="rectangle" draw:enhanced-path="M 0 0 L 21600 0 21600 21600 0 21600 0 0 Z N"/>
          </draw:custom-shape>
          <draw:line draw:style-name="gr72" draw:text-style-name="P59" draw:layer="layout" svg:x1="8.527cm" svg:y1="7.312cm" svg:x2="11.167cm" svg:y2="7.312cm">
            <text:p/>
          </draw:line>
          <draw:line draw:style-name="gr72" draw:text-style-name="P59" draw:layer="layout" svg:x1="9.883cm" svg:y1="7.312cm" svg:x2="9.883cm" svg:y2="8.05cm">
            <text:p/>
          </draw:line>
          <draw:frame draw:style-name="gr35" draw:text-style-name="P28" draw:layer="layout" svg:width="1.04cm" svg:height="0.471cm" svg:x="10.013cm" svg:y="7.45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04cm" svg:height="0.471cm" svg:x="8.707cm" svg:y="7.45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74" draw:text-style-name="P63" draw:layer="layout" svg:width="2.189cm" svg:height="0.664cm" svg:x="21.171cm" svg:y="4.28cm">
          <draw:text-box>
            <text:p><text:span text:style-name="T22">Public key</text:span></text:p>
          </draw:text-box>
        </draw:frame>
        <draw:line draw:style-name="gr75" draw:text-style-name="P46" draw:layer="layout" svg:x1="20.022cm" svg:y1="6.771cm" svg:x2="20.922cm" svg:y2="6.771cm">
          <text:p/>
        </draw:line>
        <draw:frame draw:style-name="gr74" draw:text-style-name="P63" draw:layer="layout" svg:width="2.364cm" svg:height="0.664cm" svg:x="21.172cm" svg:y="5.08cm">
          <draw:text-box>
            <text:p><text:span text:style-name="T22">Private key</text:span></text:p>
          </draw:text-box>
        </draw:frame>
        <draw:frame draw:style-name="gr74" draw:text-style-name="P63" draw:layer="layout" svg:width="2.189cm" svg:height="0.664cm" svg:x="21.166cm" svg:y="6.472cm">
          <draw:text-box>
            <text:p><text:span text:style-name="T22">derived</text:span></text:p>
          </draw:text-box>
        </draw:frame>
        <draw:frame draw:style-name="gr74" draw:text-style-name="P63" draw:layer="layout" svg:width="2.189cm" svg:height="0.664cm" svg:x="21.174cm" svg:y="5.78cm">
          <draw:text-box>
            <text:p><text:span text:style-name="T22">signs</text:span></text:p>
          </draw:text-box>
        </draw:frame>
        <draw:frame draw:style-name="gr74" draw:text-style-name="P63" draw:layer="layout" svg:width="2.361cm" svg:height="0.664cm" svg:x="21.156cm" svg:y="7.161cm">
          <draw:text-box>
            <text:p><text:span text:style-name="T23">included</text:span></text:p>
          </draw:text-box>
        </draw:frame>
        <draw:line draw:style-name="gr76" draw:text-style-name="P46" draw:layer="layout" svg:x1="20.011cm" svg:y1="6.118cm" svg:x2="20.911cm" svg:y2="6.118cm">
          <text:p/>
        </draw:line>
        <draw:line draw:style-name="gr77" draw:text-style-name="P46" draw:layer="layout" svg:x1="20.02cm" svg:y1="7.532cm" svg:x2="20.92cm" svg:y2="7.532cm">
          <text:p/>
        </draw:line>
        <draw:frame draw:style-name="gr35" draw:text-style-name="P28" draw:layer="layout" svg:width="1cm" svg:height="0.47cm" svg:x="19.9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9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78" draw:text-style-name="P46" draw:layer="layout" svg:x1="6.89cm" svg:y1="5.285cm" svg:x2="8.895cm" svg:y2="5.285cm" draw:start-shape="id22" draw:start-glue-point="1" draw:end-shape="id23" draw:end-glue-point="3" svg:d="M6890 5285h2005" svg:viewBox="0 0 2006 1">
          <text:p/>
        </draw:connector>
        <draw:connector draw:style-name="gr59" draw:text-style-name="P46" draw:layer="layout" draw:line-skew="0.157cm" svg:x1="8.26cm" svg:y1="4.659cm" svg:x2="7.911cm" svg:y2="5.266cm" draw:start-shape="id24" draw:start-glue-point="4" svg:d="M8260 4659h-345v607h-4" svg:viewBox="0 0 350 608">
          <text:p/>
        </draw:connector>
        <draw:connector draw:style-name="gr79" draw:text-style-name="P46" xml:id="id16" draw:id="id16" draw:layer="layout" svg:x1="10.8cm" svg:y1="5.285cm" svg:x2="12.805cm" svg:y2="5.285cm" draw:start-shape="id23" draw:start-glue-point="1" draw:end-shape="id25" draw:end-glue-point="3" svg:d="M10800 5285h2005" svg:viewBox="0 0 2006 1">
          <text:p/>
        </draw:connector>
        <draw:connector draw:style-name="gr80" draw:text-style-name="P46" xml:id="id18" draw:id="id18" draw:layer="layout" svg:x1="14.71cm" svg:y1="5.285cm" svg:x2="16.695cm" svg:y2="5.285cm" draw:start-shape="id25" draw:start-glue-point="1" draw:end-shape="id26" draw:end-glue-point="3" svg:d="M14710 5285h1985" svg:viewBox="0 0 1986 1">
          <text:p/>
        </draw:connector>
        <draw:connector draw:style-name="gr81" draw:text-style-name="P46" draw:layer="layout" draw:type="line" svg:x1="9.847cm" svg:y1="5.92cm" svg:x2="9.847cm" svg:y2="6.65cm" draw:start-shape="id23" draw:start-glue-point="2" draw:end-shape="id27" draw:end-glue-point="0" svg:d="M9847 5920v730" svg:viewBox="0 0 1 731">
          <text:p/>
        </draw:connector>
        <draw:connector draw:style-name="gr82" draw:text-style-name="P46" draw:layer="layout" draw:type="line" svg:x1="13.757cm" svg:y1="5.92cm" svg:x2="13.757cm" svg:y2="6.65cm" draw:start-shape="id25" draw:start-glue-point="2" draw:end-shape="id28" draw:end-glue-point="0" svg:d="M13757 5920v730" svg:viewBox="0 0 1 731">
          <text:p/>
        </draw:connector>
        <draw:connector draw:style-name="gr83" draw:text-style-name="P46" draw:layer="layout" draw:type="line" svg:x1="17.647cm" svg:y1="5.92cm" svg:x2="17.647cm" svg:y2="6.656cm" draw:start-shape="id26" draw:start-glue-point="2" draw:end-shape="id29" draw:end-glue-point="0" svg:d="M17647 5920v736" svg:viewBox="0 0 1 737">
          <text:p/>
        </draw:connector>
        <draw:frame draw:style-name="gr65" draw:text-style-name="P51" draw:layer="layout" svg:width="1.297cm" svg:height="0.646cm" svg:x="15.083cm" svg:y="4.13cm">
          <draw:text-box>
            <text:p text:style-name="P5"><text:span text:style-name="T15">TCI</text:span><text:span text:style-name="T14">2</text:span></text:p>
          </draw:text-box>
        </draw:frame>
        <draw:connector draw:style-name="gr84" draw:text-style-name="P46" draw:layer="layout" draw:type="line" svg:x1="9.184cm" svg:y1="8.05cm" svg:x2="9.198cm" svg:y2="9.199cm" draw:start-shape="id27" draw:start-glue-point="5" draw:end-shape="id21" draw:end-glue-point="4" svg:d="M9184 8050l14 1149" svg:viewBox="0 0 15 1150">
          <text:p/>
        </draw:connector>
        <draw:connector draw:style-name="gr85" draw:text-style-name="P46" draw:layer="layout" draw:type="line" svg:x1="13.086cm" svg:y1="8.048cm" svg:x2="13.1cm" svg:y2="9.22cm" draw:start-shape="id28" draw:start-glue-point="5" draw:end-shape="id30" draw:end-glue-point="4" svg:d="M13086 8048l14 1172" svg:viewBox="0 0 15 1173">
          <text:p/>
        </draw:connector>
        <draw:connector draw:style-name="gr86" draw:text-style-name="P46" draw:layer="layout" draw:type="line" svg:x1="16.98cm" svg:y1="8.054cm" svg:x2="16.987cm" svg:y2="9.222cm" draw:start-shape="id29" draw:start-glue-point="4" draw:end-shape="id31" draw:end-glue-point="4" svg:d="M16980 8054l7 1168" svg:viewBox="0 0 8 1169">
          <text:p/>
        </draw:connector>
        <draw:connector draw:style-name="gr87" draw:text-style-name="P46" draw:layer="layout" draw:line-skew="-0.204cm" svg:x1="11.167cm" svg:y1="7.677cm" svg:x2="12.856cm" svg:y2="10.114cm" draw:start-shape="id27" draw:start-glue-point="4" draw:end-shape="id30" svg:d="M11167 7677h641v2437h1048" svg:viewBox="0 0 1690 2438">
          <text:p/>
        </draw:connector>
        <draw:connector draw:style-name="gr88" draw:text-style-name="P46" draw:layer="layout" draw:type="line" svg:x1="9.847cm" svg:y1="8.388cm" svg:x2="9.837cm" svg:y2="9.218cm" draw:start-shape="id24" draw:start-glue-point="2" draw:end-shape="id21" draw:end-glue-point="5" svg:d="M9847 8388l-10 830" svg:viewBox="0 0 11 831">
          <text:p/>
        </draw:connector>
        <draw:connector draw:style-name="gr89" draw:text-style-name="P46" draw:layer="layout" draw:line-skew="-0.21cm" svg:x1="15.027cm" svg:y1="7.68cm" svg:x2="16.771cm" svg:y2="10.114cm" draw:start-shape="id28" draw:start-glue-point="4" draw:end-shape="id31" draw:end-glue-point="3" svg:d="M15027 7680h663v2434h1081" svg:viewBox="0 0 1745 2435">
          <text:p/>
        </draw:connector>
        <draw:connector draw:style-name="gr90" draw:text-style-name="P46" draw:layer="layout" draw:type="line" svg:x1="13.757cm" svg:y1="8.39cm" svg:x2="13.753cm" svg:y2="9.239cm" draw:start-shape="id15" draw:start-glue-point="2" draw:end-shape="id30" draw:end-glue-point="6" svg:d="M13757 8390l-4 849" svg:viewBox="0 0 5 850">
          <text:p/>
        </draw:connector>
        <draw:connector draw:style-name="gr91" draw:text-style-name="P46" draw:layer="layout" draw:type="line" svg:x1="17.647cm" svg:y1="8.39cm" svg:x2="17.647cm" svg:y2="9.221cm" draw:start-shape="id17" draw:start-glue-point="2" draw:end-shape="id31" draw:end-glue-point="5" svg:d="M17647 8390v831" svg:viewBox="0 0 1 832">
          <text:p/>
        </draw:connector>
        <draw:frame draw:style-name="gr65" draw:text-style-name="P51" draw:layer="layout" svg:width="1.297cm" svg:height="0.646cm" svg:x="9.694cm" svg:y="8.462cm">
          <draw:text-box>
            <text:p text:style-name="P5"><text:span text:style-name="T15">TCI</text:span><text:span text:style-name="T14">0</text:span></text:p>
          </draw:text-box>
        </draw:frame>
        <draw:frame draw:style-name="gr65" draw:text-style-name="P51" draw:layer="layout" svg:width="1.297cm" svg:height="0.646cm" svg:x="13.6cm" svg:y="8.462cm">
          <draw:text-box>
            <text:p text:style-name="P5"><text:span text:style-name="T15">TCI</text:span><text:span text:style-name="T14">1</text:span></text:p>
          </draw:text-box>
        </draw:frame>
        <draw:frame draw:style-name="gr65" draw:text-style-name="P51" draw:layer="layout" svg:width="1.297cm" svg:height="0.646cm" svg:x="17.504cm" svg:y="8.466cm">
          <draw:text-box>
            <text:p text:style-name="P5"><text:span text:style-name="T15">TCI</text:span><text:span text:style-name="T14">2</text:span></text:p>
          </draw:text-box>
        </draw:frame>
        <draw:g draw:style-name="gr3" xml:id="id29" draw:id="id29">
          <draw:glue-point draw:id="4" svg:x="-2.629cm" svg:y="5.003cm"/>
          <draw:glue-point draw:id="5" svg:x="5.003cm" svg:y="2.33cm"/>
          <draw:custom-shape draw:style-name="gr71" draw:text-style-name="P58" draw:layer="layout" svg:width="2.54cm" svg:height="1.399cm" svg:x="16.377cm" svg:y="6.656cm">
            <draw:glue-point draw:id="4" svg:x="-2.5cm" svg:y="5.003cm"/>
            <text:p text:style-name="P5"><text:span text:style-name="T8">Alias Key</text:span><text:span text:style-name="T14">2</text:span></text:p>
            <draw:enhanced-geometry svg:viewBox="0 0 21600 21600" draw:mirror-horizontal="false" draw:mirror-vertical="false" draw:type="rectangle" draw:enhanced-path="M 0 0 L 21600 0 21600 21600 0 21600 0 0 Z N"/>
          </draw:custom-shape>
          <draw:line draw:style-name="gr72" draw:text-style-name="P59" draw:layer="layout" svg:x1="16.377cm" svg:y1="7.318cm" svg:x2="18.917cm" svg:y2="7.318cm">
            <text:p/>
          </draw:line>
          <draw:line draw:style-name="gr72" draw:text-style-name="P59" draw:layer="layout" svg:x1="17.682cm" svg:y1="7.318cm" svg:x2="17.682cm" svg:y2="8.055cm">
            <text:p/>
          </draw:line>
          <draw:frame draw:style-name="gr35" draw:text-style-name="P28" draw:layer="layout" svg:width="1cm" svg:height="0.47cm" svg:x="17.817cm" svg:y="7.474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6.547cm" svg:y="7.463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28" draw:id="id28">
          <draw:glue-point draw:id="4" svg:x="5.003cm" svg:y="2.373cm"/>
          <draw:glue-point draw:id="5" svg:x="-2.645cm" svg:y="5.003cm"/>
          <draw:custom-shape draw:style-name="gr71" draw:text-style-name="P65" draw:layer="layout" svg:width="2.54cm" svg:height="1.399cm" svg:x="12.487cm" svg:y="6.65cm">
            <draw:glue-point draw:id="4" svg:x="-2.5cm" svg:y="5.003cm"/>
            <text:p text:style-name="P64"><text:span text:style-name="T23">Alias Key</text:span><text:span text:style-name="T24">1</text:span></text:p>
            <draw:enhanced-geometry svg:viewBox="0 0 21600 21600" draw:type="rectangle" draw:enhanced-path="M 0 0 L 21600 0 21600 21600 0 21600 0 0 Z N"/>
          </draw:custom-shape>
          <draw:line draw:style-name="gr72" draw:text-style-name="P59" draw:layer="layout" svg:x1="12.487cm" svg:y1="7.312cm" svg:x2="15.027cm" svg:y2="7.312cm">
            <text:p/>
          </draw:line>
          <draw:line draw:style-name="gr72" draw:text-style-name="P59" draw:layer="layout" svg:x1="13.792cm" svg:y1="7.312cm" svg:x2="13.792cm" svg:y2="8.049cm">
            <text:p/>
          </draw:line>
          <draw:frame draw:style-name="gr35" draw:text-style-name="P28" draw:layer="layout" svg:width="1cm" svg:height="0.47cm" svg:x="13.892cm" svg:y="7.4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2.644cm" svg:y="7.4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92" draw:text-style-name="P46" draw:layer="layout" svg:width="14.354cm" svg:height="0.883cm" svg:x="1.521cm" svg:y="13.722cm">
          <draw:text-box>
            <text:p>https://coolors.co/086788-07a0c3-f0c808-fff1d0-dd1c1a</text:p>
          </draw:text-box>
        </draw:frame>
        <presentation:notes draw:style-name="dp3">
          <draw:page-thumbnail draw:style-name="gr1" draw:layer="layout" svg:width="19.798cm" svg:height="11.136cm" svg:x="0.6cm" svg:y="2.257cm" draw:page-number="8" presentation:class="page"/>
          <draw:frame presentation:style-name="pr5" draw:text-style-name="P29" draw:layer="layout" svg:width="16.799cm" svg:height="13.364cm" svg:x="2.1cm" svg:y="14.107cm" presentation:class="notes" presentation:placeholder="true">
            <draw:text-box/>
          </draw:frame>
        </presentation:notes>
      </draw:page>
      <draw:page draw:name="page9" draw:style-name="dp1" draw:master-page-name="Default" presentation:presentation-page-layout-name="AL3T0">
        <office:forms form:automatic-focus="false" form:apply-design-mode="false"/>
        <draw:custom-shape draw:style-name="gr23" draw:text-style-name="P18" xml:id="id32" draw:id="id32"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33" draw:id="id33"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34" draw:id="id34"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35" draw:id="id35"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77" draw:id="id77"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78" draw:id="id78"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79" draw:id="id79"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80" draw:id="id80"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2" draw:start-glue-point="1" draw:end-shape="id33" draw:end-glue-point="3" svg:d="M10800 7250h1000" svg:viewBox="0 0 1001 1">
          <text:p/>
        </draw:connector>
        <draw:connector draw:style-name="gr25" draw:text-style-name="P19" draw:layer="layout" svg:x1="16.3cm" svg:y1="7.25cm" svg:x2="17.3cm" svg:y2="7.25cm" draw:start-shape="id33" draw:start-glue-point="1" draw:end-shape="id34" draw:end-glue-point="3" svg:d="M16300 7250h1000" svg:viewBox="0 0 1001 1">
          <text:p/>
        </draw:connector>
        <draw:connector draw:style-name="gr26" draw:text-style-name="P19" draw:layer="layout" svg:x1="21.8cm" svg:y1="7.25cm" svg:x2="22.8cm" svg:y2="7.25cm" draw:start-shape="id34" draw:start-glue-point="1" draw:end-shape="id35"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81" draw:id="id81"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seq>
        </anim:par>
        <presentation:notes draw:style-name="dp3">
          <draw:page-thumbnail draw:style-name="gr1" draw:layer="layout" svg:width="19.798cm" svg:height="11.136cm" svg:x="0.6cm" svg:y="2.257cm" draw:page-number="9" presentation:class="page"/>
          <draw:frame presentation:style-name="pr5" draw:text-style-name="P2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0">
        <office:forms form:automatic-focus="false" form:apply-design-mode="false"/>
        <draw:custom-shape draw:style-name="gr93" draw:text-style-name="P66" xml:id="id36" draw:id="id36" draw:layer="layout" svg:width="4.5cm" svg:height="2.5cm" svg:x="6.3cm" svg:y="6cm">
          <text:p text:style-name="P12"><text:span text:style-name="T4">ROM</text:span></text:p>
          <draw:enhanced-geometry svg:viewBox="0 0 21600 21600" draw:type="rectangle" draw:enhanced-path="M 0 0 L 21600 0 21600 21600 0 21600 0 0 Z N"/>
        </draw:custom-shape>
        <draw:custom-shape draw:style-name="gr93" draw:text-style-name="P66" xml:id="id37" draw:id="id37" draw:layer="layout" svg:width="4.5cm" svg:height="2.5cm" svg:x="11.8cm" svg:y="6cm">
          <text:p text:style-name="P12"><text:span text:style-name="T4">…</text:span></text:p>
          <draw:enhanced-geometry svg:viewBox="0 0 21600 21600" draw:type="rectangle" draw:enhanced-path="M 0 0 L 21600 0 21600 21600 0 21600 0 0 Z N"/>
        </draw:custom-shape>
        <draw:custom-shape draw:style-name="gr93" draw:text-style-name="P66" xml:id="id38" draw:id="id38" draw:layer="layout" svg:width="4.5cm" svg:height="2.5cm" svg:x="17.3cm" svg:y="6cm">
          <text:p text:style-name="P12"><text:span text:style-name="T4">SW OS</text:span></text:p>
          <draw:enhanced-geometry svg:viewBox="0 0 21600 21600" draw:type="rectangle" draw:enhanced-path="M 0 0 L 21600 0 21600 21600 0 21600 0 0 Z N"/>
        </draw:custom-shape>
        <draw:custom-shape draw:style-name="gr23" draw:text-style-name="P18" xml:id="id39" draw:id="id39"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after)</text:span></text:p>
          </draw:text-box>
        </draw:frame>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9.5cm" svg:y="13cm">
          <text:p text:style-name="P12"><text:span text:style-name="T4">Vendor</text:span></text:p>
          <draw:enhanced-geometry svg:viewBox="0 0 21600 21600" draw:type="rectangle" draw:enhanced-path="M 0 0 L 21600 0 21600 21600 0 21600 0 0 Z N"/>
        </draw:custom-shape>
        <draw:custom-shape draw:style-name="gr17" draw:text-style-name="P15" xml:id="id84" draw:id="id84" draw:layer="layout" svg:width="1cm" svg:height="1cm" svg:x="10cm" svg:y="8cm">
          <text:p text:style-name="P12"><text:span text:style-name="T4">B</text:span></text:p>
          <draw:enhanced-geometry svg:viewBox="0 0 21600 21600" draw:type="rectangle" draw:enhanced-path="M 0 0 L 21600 0 21600 21600 0 21600 0 0 Z N"/>
        </draw:custom-shape>
        <draw:custom-shape draw:style-name="gr17" draw:text-style-name="P15" xml:id="id85" draw:id="id85" draw:layer="layout" svg:width="1cm" svg:height="1cm" svg:x="15.5cm" svg:y="8cm">
          <text:p text:style-name="P12"><text:span text:style-name="T4">C</text:span></text:p>
          <draw:enhanced-geometry svg:viewBox="0 0 21600 21600" draw:type="rectangle" draw:enhanced-path="M 0 0 L 21600 0 21600 21600 0 21600 0 0 Z N"/>
        </draw:custom-shape>
        <draw:custom-shape draw:style-name="gr17" draw:text-style-name="P15" xml:id="id86" draw:id="id86" draw:layer="layout" svg:width="1cm" svg:height="1cm" svg:x="21cm" svg:y="8cm">
          <text:p text:style-name="P12"><text:span text:style-name="T4">D</text:span></text:p>
          <draw:enhanced-geometry svg:viewBox="0 0 21600 21600" draw:type="rectangle" draw:enhanced-path="M 0 0 L 21600 0 21600 21600 0 21600 0 0 Z N"/>
        </draw:custom-shape>
        <draw:custom-shape draw:style-name="gr17" draw:text-style-name="P15" xml:id="id87" draw:id="id87" draw:layer="layout" svg:width="1cm" svg:height="1cm" svg:x="26.5cm" svg:y="8cm">
          <text:p text:style-name="P12"><text:span text:style-name="T4">E</text:span></text:p>
          <draw:enhanced-geometry svg:viewBox="0 0 21600 21600" draw:type="rectangle" draw:enhanced-path="M 0 0 L 21600 0 21600 21600 0 21600 0 0 Z N"/>
        </draw:custom-shape>
        <draw:connector draw:style-name="gr94" draw:text-style-name="P19" draw:layer="layout" svg:x1="10.8cm" svg:y1="7.25cm" svg:x2="11.8cm" svg:y2="7.25cm" draw:start-shape="id36" draw:start-glue-point="1" draw:end-shape="id37" draw:end-glue-point="3" svg:d="M10800 7250h1000" svg:viewBox="0 0 1001 1">
          <text:p/>
        </draw:connector>
        <draw:connector draw:style-name="gr95" draw:text-style-name="P19" draw:layer="layout" svg:x1="16.3cm" svg:y1="7.25cm" svg:x2="17.3cm" svg:y2="7.25cm" draw:start-shape="id37" draw:start-glue-point="1" draw:end-shape="id38" draw:end-glue-point="3" svg:d="M16300 7250h1000" svg:viewBox="0 0 1001 1">
          <text:p/>
        </draw:connector>
        <draw:connector draw:style-name="gr96" draw:text-style-name="P19" draw:layer="layout" svg:x1="21.8cm" svg:y1="7.25cm" svg:x2="22.8cm" svg:y2="7.25cm" draw:start-shape="id38" draw:start-glue-point="1" draw:end-shape="id39" draw:end-glue-point="3" svg:d="M21800 7250h1000" svg:viewBox="0 0 1001 1">
          <text:p/>
        </draw:connector>
        <draw:frame draw:style-name="gr97" draw:text-style-name="P19" xml:id="id40" draw:id="id40" draw:layer="layout" svg:width="4.5cm" svg:height="3.6cm" svg:x="0.9cm" svg:y="5.453cm">
          <draw:image xlink:href="Pictures/10004ADE0000061E000004E5D0E70E7C77320912.svg" xlink:type="simple" xlink:show="embed" xlink:actuate="onLoad" draw:mime-type="image/svg+xml">
            <text:p text:style-name="P5"><text:span text:style-name="T1">DICE</text:span></text:p>
          </draw:image>
          <draw:image xlink:href="Pictures/100000010000003B0000002F60A13375A3A98F6A.png" xlink:type="simple" xlink:show="embed" xlink:actuate="onLoad" draw:mime-type="image/png"/>
        </draw:frame>
        <draw:connector draw:style-name="gr98" draw:text-style-name="P19" xml:id="id82" draw:id="id82" draw:layer="layout" svg:x1="5.4cm" svg:y1="7.253cm" svg:x2="6.3cm" svg:y2="7.263cm" draw:start-shape="id40" draw:start-glue-point="1" svg:d="M5400 7253h700v10h200" svg:viewBox="0 0 901 11">
          <text:p/>
        </draw:connector>
        <draw:custom-shape draw:style-name="gr17" draw:text-style-name="P15" xml:id="id88" draw:id="id88" draw:layer="layout" svg:width="1cm" svg:height="1cm" svg:x="4.5cm" svg:y="8.013cm">
          <text:p text:style-name="P12"><text:span text:style-name="T4">A</text:span></text:p>
          <draw:enhanced-geometry svg:viewBox="0 0 21600 21600" draw:type="rectangle" draw:enhanced-path="M 0 0 L 21600 0 21600 21600 0 21600 0 0 Z N"/>
        </draw:custom-shape>
        <draw:custom-shape draw:style-name="gr99" draw:text-style-name="P66" draw:layer="layout" svg:width="2.5cm" svg:height="1.5cm" svg:x="6.5cm" svg:y="13cm">
          <text:p text:style-name="P12"><text:span text:style-name="T4">Trust chain</text:span></text:p>
          <draw:enhanced-geometry svg:viewBox="0 0 21600 21600" draw:type="rectangle" draw:enhanced-path="M 0 0 L 21600 0 21600 21600 0 21600 0 0 Z N"/>
        </draw:custom-shape>
        <draw:polyline draw:style-name="gr28" draw:text-style-name="P21" xml:id="id83" draw:id="id83" draw:layer="layout" svg:width="21.386cm" svg:height="0cm" svg:x="5.994cm" svg:y="10.092cm" svg:viewBox="0 0 21387 1" draw:points="0,0 21387,1">
          <text:p text:style-name="P20"><text:span text:style-name="T1">Proven by certificate chain</text:span></text:p>
        </draw:polyline>
        <draw:custom-shape draw:style-name="gr100" draw:text-style-name="P16" draw:layer="layout" svg:width="6.5cm" svg:height="2.5cm" svg:x="21cm" svg:y="2.3cm">
          <text:p text:style-name="P12"><text:span text:style-name="T4">Trustworthy because full chain verifiable</text:span></text:p>
          <draw:enhanced-geometry svg:viewBox="0 0 21600 21600" draw:text-areas="800 800 20800 20800" draw:type="round-rectangular-callout" draw:modifiers="9821.50438394093 28673.33066773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seq>
        </anim:par>
        <presentation:notes draw:style-name="dp3">
          <draw:page-thumbnail draw:style-name="gr1" draw:layer="layout" svg:width="19.798cm" svg:height="11.136cm" svg:x="0.6cm" svg:y="2.257cm" draw:page-number="10" presentation:class="page"/>
          <draw:frame presentation:style-name="pr5" draw:text-style-name="P2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101" draw:text-style-name="P68" draw:layer="layout" svg:width="12.068cm" svg:height="3.428cm" svg:x="5.689cm" svg:y="5.027cm">
          <text:p text:style-name="P67"><text:span text:style-name="T11">CDI</text:span></text:p>
          <draw:enhanced-geometry svg:viewBox="0 0 21600 21600" draw:type="rectangle" draw:enhanced-path="M 0 0 L 21600 0 21600 21600 0 21600 0 0 Z N"/>
        </draw:custom-shape>
        <draw:custom-shape draw:style-name="gr102" draw:text-style-name="P69" draw:layer="layout" svg:width="3.175cm" svg:height="2.513cm" svg:x="14.155cm" svg:y="5.48cm">
          <text:p text:style-name="P67"><text:span text:style-name="T11">TCI</text:span></text:p>
          <draw:enhanced-geometry svg:viewBox="0 0 21600 21600" draw:type="rectangle" draw:enhanced-path="M 0 0 L 21600 0 21600 21600 0 21600 0 0 Z N"/>
        </draw:custom-shape>
        <draw:frame presentation:style-name="pr6" draw:layer="layout" svg:width="25.199cm" svg:height="2.629cm" svg:x="1.4cm" svg:y="0.628cm" presentation:class="title">
          <draw:text-box>
            <text:p>fTPM identities</text:p>
          </draw:text-box>
        </draw:frame>
        <draw:custom-shape draw:style-name="gr103" draw:text-style-name="P70" xml:id="id44" draw:id="id44" draw:layer="layout" svg:width="2.375cm" svg:height="1.27cm" svg:x="14.57cm" svg:y="5.753cm">
          <text:p text:style-name="P67"><text:span text:style-name="T11">fTPM</text:span></text:p>
          <draw:enhanced-geometry svg:viewBox="0 0 21600 21600" draw:type="rectangle" draw:enhanced-path="M 0 0 L 21600 0 21600 21600 0 21600 0 0 Z N"/>
        </draw:custom-shape>
        <draw:custom-shape draw:style-name="gr103" draw:text-style-name="P71" xml:id="id43" draw:id="id43" draw:layer="layout" svg:width="2.375cm" svg:height="1.27cm" svg:x="11.47cm" svg:y="5.753cm">
          <text:p/>
          <draw:enhanced-geometry svg:viewBox="0 0 21600 21600" draw:type="rectangle" draw:enhanced-path="M 0 0 L 21600 0 21600 21600 0 21600 0 0 Z N"/>
        </draw:custom-shape>
        <draw:custom-shape draw:style-name="gr103" draw:text-style-name="P71" xml:id="id42" draw:id="id42" draw:layer="layout" svg:width="2.375cm" svg:height="1.27cm" svg:x="8.37cm" svg:y="5.753cm">
          <text:p/>
          <draw:enhanced-geometry svg:viewBox="0 0 21600 21600" draw:type="rectangle" draw:enhanced-path="M 0 0 L 21600 0 21600 21600 0 21600 0 0 Z N"/>
        </draw:custom-shape>
        <draw:frame draw:style-name="gr97" draw:text-style-name="P28" xml:id="id41" draw:id="id41" draw:layer="layout" svg:width="1.565cm" svg:height="1.252cm" svg:x="6.055cm" svg:y="5.771cm">
          <draw:image xlink:href="Pictures/10004FBD0000061E000004E57953022DD4100B09.svg" xlink:type="simple" xlink:show="embed" xlink:actuate="onLoad" draw:mime-type="image/svg+xml">
            <text:p text:style-name="P5"><text:span text:style-name="T11">UDS</text:span></text:p>
          </draw:image>
          <draw:image xlink:href="Pictures/100000010000003B0000002F3275E854EDD5A638.png" xlink:type="simple" xlink:show="embed" xlink:actuate="onLoad" draw:mime-type="image/png"/>
        </draw:frame>
        <draw:connector draw:style-name="gr104" draw:text-style-name="P46" draw:layer="layout" draw:type="line" svg:x1="7.62cm" svg:y1="6.397cm" svg:x2="8.37cm" svg:y2="6.388cm" draw:start-shape="id41" draw:start-glue-point="1" draw:end-shape="id42" draw:end-glue-point="3" svg:d="M7620 6397l750-9" svg:viewBox="0 0 751 10">
          <text:p/>
        </draw:connector>
        <draw:connector draw:style-name="gr105" draw:text-style-name="P72" draw:layer="layout" draw:type="line" svg:x1="10.745cm" svg:y1="6.388cm" svg:x2="11.47cm" svg:y2="6.388cm" draw:start-shape="id42" draw:start-glue-point="1" draw:end-shape="id43" draw:end-glue-point="3" svg:d="M10745 6388h725" svg:viewBox="0 0 726 1">
          <text:p/>
        </draw:connector>
        <draw:connector draw:style-name="gr106" draw:text-style-name="P72" draw:layer="layout" draw:type="line" svg:x1="13.845cm" svg:y1="6.388cm" svg:x2="14.57cm" svg:y2="6.388cm" draw:start-shape="id43" draw:start-glue-point="1" draw:end-shape="id44" draw:end-glue-point="3" svg:d="M13845 6388h725" svg:viewBox="0 0 726 1">
          <text:p/>
        </draw:connector>
        <presentation:notes draw:style-name="dp3">
          <draw:page-thumbnail draw:style-name="gr1" draw:layer="layout" svg:width="19.798cm" svg:height="11.136cm" svg:x="0.6cm" svg:y="2.257cm" draw:page-number="11" presentation:class="page"/>
          <draw:frame presentation:style-name="pr5" draw:text-style-name="P7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ies</text:p>
          </draw:text-box>
        </draw:frame>
        <draw:custom-shape draw:style-name="gr107" draw:text-style-name="P74" xml:id="id48" draw:id="id48" draw:layer="layout" svg:width="2.375cm" svg:height="1.27cm" svg:x="14.57cm" svg:y="5.753cm">
          <text:p text:style-name="P67"><text:span text:style-name="T11">fTPM</text:span></text:p>
          <draw:enhanced-geometry svg:viewBox="0 0 21600 21600" draw:type="rectangle" draw:enhanced-path="M 0 0 L 21600 0 21600 21600 0 21600 0 0 Z N"/>
        </draw:custom-shape>
        <draw:custom-shape draw:style-name="gr103" draw:text-style-name="P71" xml:id="id47" draw:id="id47" draw:layer="layout" svg:width="2.375cm" svg:height="1.27cm" svg:x="11.47cm" svg:y="5.753cm">
          <text:p/>
          <draw:enhanced-geometry svg:viewBox="0 0 21600 21600" draw:type="rectangle" draw:enhanced-path="M 0 0 L 21600 0 21600 21600 0 21600 0 0 Z N"/>
        </draw:custom-shape>
        <draw:custom-shape draw:style-name="gr103" draw:text-style-name="P71" xml:id="id46" draw:id="id46" draw:layer="layout" svg:width="2.375cm" svg:height="1.27cm" svg:x="8.37cm" svg:y="5.753cm">
          <text:p/>
          <draw:enhanced-geometry svg:viewBox="0 0 21600 21600" draw:type="rectangle" draw:enhanced-path="M 0 0 L 21600 0 21600 21600 0 21600 0 0 Z N"/>
        </draw:custom-shape>
        <draw:frame draw:style-name="gr97" draw:text-style-name="P28" xml:id="id45" draw:id="id45" draw:layer="layout" svg:width="1.565cm" svg:height="1.252cm" svg:x="6.055cm" svg:y="5.771cm">
          <draw:image xlink:href="Pictures/10004FBD0000061E000004E57953022DD4100B09.svg" xlink:type="simple" xlink:show="embed" xlink:actuate="onLoad" draw:mime-type="image/svg+xml">
            <text:p text:style-name="P5"><text:span text:style-name="T11">UDS</text:span></text:p>
          </draw:image>
          <draw:image xlink:href="Pictures/100000010000003B0000002F3275E854EDD5A638.png" xlink:type="simple" xlink:show="embed" xlink:actuate="onLoad" draw:mime-type="image/png"/>
        </draw:frame>
        <draw:connector draw:style-name="gr104" draw:text-style-name="P46" draw:layer="layout" draw:type="line" svg:x1="7.62cm" svg:y1="6.397cm" svg:x2="8.37cm" svg:y2="6.388cm" draw:start-shape="id45" draw:start-glue-point="1" draw:end-shape="id46" draw:end-glue-point="3" svg:d="M7620 6397l750-9" svg:viewBox="0 0 751 10">
          <text:p/>
        </draw:connector>
        <draw:connector draw:style-name="gr105" draw:text-style-name="P72" draw:layer="layout" draw:type="line" svg:x1="10.745cm" svg:y1="6.388cm" svg:x2="11.47cm" svg:y2="6.388cm" draw:start-shape="id46" draw:start-glue-point="1" draw:end-shape="id47" draw:end-glue-point="3" svg:d="M10745 6388h725" svg:viewBox="0 0 726 1">
          <text:p/>
        </draw:connector>
        <draw:connector draw:style-name="gr106" draw:text-style-name="P72" draw:layer="layout" draw:type="line" svg:x1="13.845cm" svg:y1="6.388cm" svg:x2="14.57cm" svg:y2="6.388cm" draw:start-shape="id47" draw:start-glue-point="1" draw:end-shape="id48" draw:end-glue-point="3" svg:d="M13845 6388h725" svg:viewBox="0 0 726 1">
          <text:p/>
        </draw:connector>
        <presentation:notes draw:style-name="dp3">
          <draw:page-thumbnail draw:style-name="gr1" draw:layer="layout" svg:width="19.798cm" svg:height="11.136cm" svg:x="0.6cm" svg:y="2.257cm" draw:page-number="12" presentation:class="page"/>
          <draw:frame presentation:style-name="pr5" draw:text-style-name="P7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Privacy architecture</text:p>
          </draw:text-box>
        </draw:frame>
        <draw:frame draw:style-name="gr70" draw:text-style-name="P57" xml:id="id50" draw:id="id50" draw:layer="layout" svg:width="1.593cm" svg:height="1.831cm" svg:x="12.008cm" svg:y="5.154cm">
          <draw:image xlink:href="Pictures/10001B6C00002D260000347A7CFDCA72776F3F6C.svg" xlink:type="simple" xlink:show="embed" xlink:actuate="onLoad" draw:mime-type="image/svg+xml">
            <text:p text:style-name="P56"><text:span text:style-name="T18"/></text:p>
            <text:p text:style-name="P56"><text:span text:style-name="T18">DeviceID</text:span><text:span text:style-name="T18"><text:line-break/></text:span><text:span text:style-name="T18">Cert</text:span></text:p>
          </draw:image>
          <draw:image xlink:href="Pictures/10000001000001B5000001FCF35BAE34891C1336.png" xlink:type="simple" xlink:show="embed" xlink:actuate="onLoad" draw:mime-type="image/png"/>
          <draw:glue-point draw:id="4" svg:x="-3.109cm" svg:y="-5cm"/>
          <draw:glue-point draw:id="5" svg:x="0.91cm" svg:y="-4.898cm"/>
        </draw:frame>
        <draw:frame draw:style-name="gr70" draw:text-style-name="P60" xml:id="id51" draw:id="id51" draw:layer="layout" svg:width="1.592cm" svg:height="1.831cm" svg:x="14.733cm" svg:y="5.153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cm" svg:y="-4.784cm"/>
        </draw:frame>
        <draw:frame draw:style-name="gr70" draw:text-style-name="P60" xml:id="id52" draw:id="id52" draw:layer="layout" svg:width="1.593cm" svg:height="1.831cm" svg:x="17.457cm" svg:y="5.153cm">
          <draw:image xlink:href="Pictures/10001B6C00002D260000347A7CFDCA72776F3F6C.svg" xlink:type="simple" xlink:show="embed" xlink:actuate="onLoad" draw:mime-type="image/svg+xml">
            <text:p text:style-name="P56"><text:span text:style-name="T20"/></text:p>
            <text:p text:style-name="P56"><text:span text:style-name="T20">EK</text:span></text:p>
            <text:p text:style-name="P56"><text:span text:style-name="T20">Cert</text:span></text:p>
          </draw:image>
          <draw:image xlink:href="Pictures/10000001000001B5000001FCF35BAE34891C1336.png" xlink:type="simple" xlink:show="embed" xlink:actuate="onLoad" draw:mime-type="image/png"/>
          <draw:glue-point draw:id="4" svg:x="-3.647cm" svg:y="-4.877cm"/>
          <draw:glue-point draw:id="5" svg:x="0.508cm" svg:y="-4.882cm"/>
        </draw:frame>
        <draw:frame draw:style-name="gr70" draw:text-style-name="P57" xml:id="id49" draw:id="id49" draw:layer="layout" svg:width="1.593cm" svg:height="1.831cm" svg:x="9.284cm" svg:y="5.154cm">
          <draw:image xlink:href="Pictures/10001B6C00002D260000347A7CFDCA72776F3F6C.svg" xlink:type="simple" xlink:show="embed" xlink:actuate="onLoad" draw:mime-type="image/svg+xml">
            <text:p text:style-name="P56"><text:span text:style-name="T18"/></text:p>
            <text:p text:style-name="P56"><text:span text:style-name="T18">Manu-</text:span></text:p>
            <text:p text:style-name="P56"><text:span text:style-name="T18">facturer</text:span></text:p>
          </draw:image>
          <draw:image xlink:href="Pictures/10000001000001B5000001FCF35BAE34891C1336.png" xlink:type="simple" xlink:show="embed" xlink:actuate="onLoad" draw:mime-type="image/png"/>
          <draw:glue-point draw:id="4" svg:x="-3.109cm" svg:y="-5cm"/>
          <draw:glue-point draw:id="5" svg:x="0.91cm" svg:y="-4.898cm"/>
        </draw:frame>
        <draw:connector draw:style-name="gr108" draw:text-style-name="P46" draw:layer="layout" draw:type="line" svg:x1="10.877cm" svg:y1="6.069cm" svg:x2="12.008cm" svg:y2="6.069cm" draw:start-shape="id49" draw:start-glue-point="1" draw:end-shape="id50" draw:end-glue-point="3" svg:d="M10877 6069h1131" svg:viewBox="0 0 1132 1">
          <text:p/>
        </draw:connector>
        <draw:connector draw:style-name="gr109" draw:text-style-name="P46" draw:layer="layout" draw:type="line" svg:x1="13.601cm" svg:y1="6.069cm" svg:x2="14.733cm" svg:y2="6.068cm" draw:start-shape="id50" draw:start-glue-point="1" draw:end-shape="id51" draw:end-glue-point="3" svg:d="M13601 6069l1132-1" svg:viewBox="0 0 1133 2">
          <text:p/>
        </draw:connector>
        <draw:connector draw:style-name="gr110" draw:text-style-name="P46" draw:layer="layout" draw:type="line" svg:x1="16.325cm" svg:y1="6.068cm" svg:x2="17.457cm" svg:y2="6.068cm" draw:start-shape="id51" draw:start-glue-point="1" draw:end-shape="id52" draw:end-glue-point="3" svg:d="M16325 6068h1132" svg:viewBox="0 0 1133 1">
          <text:p/>
        </draw:connector>
        <draw:frame draw:style-name="gr111" draw:text-style-name="P75" draw:layer="layout" svg:width="3.175cm" svg:height="1.513cm" svg:x="5.08cm" svg:y="5.08cm">
          <draw:text-box>
            <text:p>DICE</text:p>
            <text:p>Device</text:p>
          </draw:text-box>
        </draw:frame>
        <draw:frame draw:style-name="gr112" draw:text-style-name="P75" draw:layer="layout" svg:width="3.175cm" svg:height="1.905cm" svg:x="5.08cm" svg:y="8.255cm">
          <draw:text-box>
            <text:p>Privacy CA</text:p>
          </draw:text-box>
        </draw:frame>
        <draw:line draw:style-name="gr113" draw:text-style-name="P46" draw:layer="layout" svg:x1="5.28cm" svg:y1="7.52cm" svg:x2="19.25cm" svg:y2="7.52cm">
          <text:p/>
        </draw:line>
        <draw:frame draw:style-name="gr114" draw:text-style-name="P57" xml:id="id54" draw:id="id54" draw:layer="layout" svg:width="1.593cm" svg:height="1.831cm" svg:x="12.009cm" svg:y="8.155cm">
          <draw:image xlink:href="Pictures/10001B6C00002D260000347A7CFDCA72776F3F6C.svg" xlink:type="simple" xlink:show="embed" xlink:actuate="onLoad" draw:mime-type="image/svg+xml">
            <text:p text:style-name="P56"><text:span text:style-name="T18"/></text:p>
            <text:p text:style-name="P56"><text:span text:style-name="T18">Device</text:span><text:span text:style-name="T18"><text:line-break/></text:span><text:span text:style-name="T18">Cert</text:span></text:p>
          </draw:image>
          <draw:image xlink:href="Pictures/10000001000001B5000001FCF35BAE34891C1336.png" xlink:type="simple" xlink:show="embed" xlink:actuate="onLoad" draw:mime-type="image/png"/>
        </draw:frame>
        <draw:frame draw:style-name="gr70" draw:text-style-name="P57" xml:id="id53" draw:id="id53" draw:layer="layout" svg:width="1.593cm" svg:height="1.831cm" svg:x="9.285cm" svg:y="8.155cm">
          <draw:image xlink:href="Pictures/10001B6C00002D260000347A7CFDCA72776F3F6C.svg" xlink:type="simple" xlink:show="embed" xlink:actuate="onLoad" draw:mime-type="image/svg+xml">
            <text:p text:style-name="P56"><text:span text:style-name="T18"/></text:p>
            <text:p text:style-name="P56"><text:span text:style-name="T18">Root</text:span></text:p>
            <text:p text:style-name="P56"><text:span text:style-name="T18">Cert</text:span></text:p>
          </draw:image>
          <draw:image xlink:href="Pictures/10000001000001B5000001FCF35BAE34891C1336.png" xlink:type="simple" xlink:show="embed" xlink:actuate="onLoad" draw:mime-type="image/png"/>
          <draw:glue-point draw:id="4" svg:x="-3.109cm" svg:y="-5cm"/>
          <draw:glue-point draw:id="5" svg:x="0.91cm" svg:y="-4.898cm"/>
        </draw:frame>
        <draw:connector draw:style-name="gr115" draw:text-style-name="P46" draw:layer="layout" draw:type="line" svg:x1="10.878cm" svg:y1="9.07cm" svg:x2="12.009cm" svg:y2="9.07cm" draw:start-shape="id53" draw:start-glue-point="1" draw:end-shape="id54" draw:end-glue-point="3" svg:d="M10878 9070h1131" svg:viewBox="0 0 1132 1">
          <text:p/>
        </draw:connector>
        <draw:connector draw:style-name="gr116" draw:text-style-name="P46" draw:layer="layout" draw:type="line" svg:x1="12.804cm" svg:y1="6.985cm" svg:x2="12.805cm" svg:y2="8.155cm" draw:start-shape="id50" draw:start-glue-point="2" draw:end-shape="id54" draw:end-glue-point="0" svg:d="M12804 6985l1 1170" svg:viewBox="0 0 2 1171">
          <text:p/>
        </draw:connector>
        <draw:connector draw:style-name="gr117" draw:text-style-name="P46" draw:layer="layout" draw:type="line" svg:x1="15.529cm" svg:y1="6.984cm" svg:x2="12.805cm" svg:y2="8.155cm" draw:start-shape="id51" draw:start-glue-point="2" draw:end-shape="id54" draw:end-glue-point="0" svg:d="M15529 6984l-2724 1171" svg:viewBox="0 0 2725 1172">
          <text:p/>
        </draw:connector>
        <draw:connector draw:style-name="gr118" draw:text-style-name="P46" draw:layer="layout" draw:type="line" svg:x1="18.253cm" svg:y1="6.984cm" svg:x2="12.805cm" svg:y2="8.155cm" draw:start-shape="id52" draw:start-glue-point="2" draw:end-shape="id54" draw:end-glue-point="0" svg:d="M18253 6984l-5448 1171" svg:viewBox="0 0 5449 1172">
          <text:p/>
        </draw:connector>
        <presentation:notes draw:style-name="dp3">
          <office:forms form:automatic-focus="false" form:apply-design-mode="false"/>
          <draw:page-thumbnail draw:style-name="gr1" draw:layer="layout" svg:width="19.798cm" svg:height="11.136cm" svg:x="0.6cm" svg:y="2.257cm" draw:page-number="13" presentation:class="page"/>
          <draw:frame presentation:style-name="pr5" draw:text-style-name="P2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DICE)</text:p>
          </draw:text-box>
        </draw:frame>
        <draw:custom-shape draw:style-name="gr119" draw:text-style-name="P76"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76" draw:layer="layout" svg:width="3.175cm" svg:height="3.175cm" svg:x="11.729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77" draw:layer="layout" svg:width="1.27cm" svg:height="1.907cm" svg:x="10.217cm" svg:y="6.394cm">
          <draw:text-box>
            <text:p text:style-name="P5"><text:span text:style-name="T25">+</text:span></text:p>
          </draw:text-box>
        </draw:frame>
        <draw:custom-shape draw:style-name="gr119" draw:text-style-name="P76"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78" draw:layer="layout" svg:width="1.27cm" svg:height="1.907cm" svg:x="15.24cm" svg:y="6.35cm">
          <draw:text-box>
            <text:p><text:span text:style-name="T25">=</text:span></text:p>
          </draw:text-box>
        </draw:frame>
        <draw:frame draw:style-name="gr35" draw:text-style-name="P28"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426A7D8E05EEA6C.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frame draw:style-name="gr121" draw:text-style-name="P79" draw:layer="layout" svg:width="2.039cm" svg:height="1.27cm" svg:x="7.553cm" svg:y="8.69cm">
          <draw:text-box>
            <text:p text:style-name="P5">binary</text:p>
          </draw:text-box>
        </draw:frame>
        <draw:frame draw:style-name="gr122" draw:text-style-name="P79" draw:layer="layout" svg:width="3.734cm" svg:height="1.27cm" svg:x="11.449cm" svg:y="8.755cm">
          <draw:text-box>
            <text:p text:style-name="P5">configuration</text:p>
          </draw:text-box>
        </draw:frame>
        <draw:frame draw:style-name="gr123" draw:text-style-name="P79" draw:layer="layout" svg:width="1.411cm" svg:height="1.27cm" svg:x="17.826cm" svg:y="8.79cm">
          <draw:text-box>
            <text:p text:style-name="P5">TCI</text:p>
          </draw:text-box>
        </draw:frame>
        <draw:frame draw:style-name="gr35" draw:text-style-name="P28" draw:layer="layout" svg:width="1.427cm" svg:height="1.361cm" svg:x="12.603cm" svg:y="6.622cm">
          <draw:image xlink:href="Pictures/100016150000059400000552ABBE77C7B373CE9B.svg" xlink:type="simple" xlink:show="embed" xlink:actuate="onLoad" draw:mime-type="image/svg+xml">
            <text:p/>
          </draw:image>
          <draw:image xlink:href="Pictures/1000000100000036000000339C4952F2CC745514.png" xlink:type="simple" xlink:show="embed" xlink:actuate="onLoad" draw:mime-type="image/png"/>
        </draw:frame>
        <presentation:notes draw:style-name="dp3">
          <draw:page-thumbnail draw:style-name="gr1" draw:layer="layout" svg:width="19.798cm" svg:height="11.136cm" svg:x="0.6cm" svg:y="2.257cm" draw:page-number="14" presentation:class="page"/>
          <draw:frame presentation:style-name="pr5" draw:text-style-name="P2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TPM)</text:p>
          </draw:text-box>
        </draw:frame>
        <draw:custom-shape draw:style-name="gr119" draw:text-style-name="P76"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76" draw:layer="layout" svg:width="3.175cm" svg:height="3.175cm" svg:x="11.69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77" draw:layer="layout" svg:width="1.27cm" svg:height="1.907cm" svg:x="10.217cm" svg:y="6.394cm">
          <draw:text-box>
            <text:p text:style-name="P5"><text:span text:style-name="T25">+</text:span></text:p>
          </draw:text-box>
        </draw:frame>
        <draw:custom-shape draw:style-name="gr119" draw:text-style-name="P76"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78" draw:layer="layout" svg:width="1.27cm" svg:height="1.907cm" svg:x="15.24cm" svg:y="6.35cm">
          <draw:text-box>
            <text:p><text:span text:style-name="T25">=</text:span></text:p>
          </draw:text-box>
        </draw:frame>
        <draw:frame draw:style-name="gr35" draw:text-style-name="P28"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426A7D8E05EEA6C.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frame draw:style-name="gr121" draw:text-style-name="P79" draw:layer="layout" svg:width="2.039cm" svg:height="1.27cm" svg:x="7.553cm" svg:y="8.69cm">
          <draw:text-box>
            <text:p text:style-name="P5">binary</text:p>
          </draw:text-box>
        </draw:frame>
        <draw:frame draw:style-name="gr124" draw:text-style-name="P79" draw:layer="layout" svg:width="2.853cm" svg:height="1.27cm" svg:x="11.856cm" svg:y="8.755cm">
          <draw:text-box>
            <text:p text:style-name="P5">FW stack</text:p>
          </draw:text-box>
        </draw:frame>
        <draw:frame draw:style-name="gr125" draw:text-style-name="P79" draw:layer="layout" svg:width="3.199cm" svg:height="1.27cm" svg:x="16.934cm" svg:y="8.79cm">
          <draw:text-box>
            <text:p text:style-name="P5">EK identity</text:p>
          </draw:text-box>
        </draw:frame>
        <draw:frame draw:style-name="gr35" draw:text-style-name="P28" draw:layer="layout" svg:width="2.034cm" svg:height="2.034cm" svg:x="12.265cm" svg:y="6.285cm">
          <draw:image xlink:href="Pictures/10000A7A000052C9000052C94D3A73931D0C06BF.svg" xlink:type="simple" xlink:show="embed" xlink:actuate="onLoad" draw:mime-type="image/svg+xml">
            <text:p/>
          </draw:image>
          <draw:image xlink:href="Pictures/10000001000002C3000002C320F2C72083DE1A2B.png" xlink:type="simple" xlink:show="embed" xlink:actuate="onLoad" draw:mime-type="image/png"/>
        </draw:frame>
        <presentation:notes draw:style-name="dp3">
          <draw:page-thumbnail draw:style-name="gr1" draw:layer="layout" svg:width="19.798cm" svg:height="11.136cm" svg:x="0.6cm" svg:y="2.257cm" draw:page-number="15" presentation:class="page"/>
          <draw:frame presentation:style-name="pr5" draw:text-style-name="P2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path draw:style-name="gr59" draw:text-style-name="P46" draw:layer="layout" svg:width="0.682cm" svg:height="0.436cm" svg:x="13.335cm" svg:y="4.855cm" svg:viewBox="0 0 683 437" svg:d="M683 0c-254 0-429 0-683 0 0 146 0 291 0 437">
          <text:p/>
        </draw:path>
        <draw:frame presentation:style-name="pr6" xml:id="id55" draw:id="id55" draw:layer="layout" svg:width="25.199cm" svg:height="2.629cm" svg:x="1.4cm" svg:y="0.628cm" presentation:class="title" presentation:user-transformed="true">
          <draw:text-box>
            <text:p>DICE</text:p>
          </draw:text-box>
        </draw:frame>
        <draw:custom-shape draw:style-name="gr126" draw:text-style-name="P23" xml:id="id62" draw:id="id62" draw:layer="layout" svg:width="3.17cm" svg:height="6.21cm" svg:x="9.5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64" draw:text-style-name="P46" draw:layer="layout" svg:x1="26.599cm" svg:y1="1.942cm" svg:x2="26.599cm" svg:y2="1.942cm" draw:start-shape="id55" draw:end-shape="id55" svg:d="M26599 1942z" svg:viewBox="0 0 1 1">
          <text:p/>
        </draw:connector>
        <draw:frame draw:style-name="gr127" draw:text-style-name="P50" draw:layer="layout" svg:width="3.009cm" svg:height="0.882cm" svg:x="9.653cm" svg:y="3.527cm">
          <draw:text-box>
            <text:p text:style-name="P5"><text:span text:style-name="T12">Trusted OS</text:span></text:p>
          </draw:text-box>
        </draw:frame>
        <draw:frame draw:style-name="gr63" draw:text-style-name="P50" draw:layer="layout" svg:width="2.385cm" svg:height="0.882cm" svg:x="15.41cm" svg:y="3.527cm">
          <draw:text-box>
            <text:p text:style-name="P5"><text:span text:style-name="T12">fTPM</text:span></text:p>
          </draw:text-box>
        </draw:frame>
        <draw:custom-shape draw:style-name="gr128" draw:text-style-name="P23" xml:id="id63" draw:id="id63" draw:layer="layout" svg:width="4.702cm" svg:height="6.208cm" svg:x="13.97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129" draw:text-style-name="P55" xml:id="id56" draw:id="id56" draw:layer="layout" svg:width="1.905cm" svg:height="1.27cm" svg:x="10.203cm" svg:y="4.65cm">
          <text:p text:style-name="P54"><text:span text:style-name="T16">CDI</text:span></text:p>
          <draw:enhanced-geometry svg:viewBox="0 0 21600 21600" draw:type="rectangle" draw:enhanced-path="M 0 0 L 21600 0 21600 21600 0 21600 0 0 Z N"/>
        </draw:custom-shape>
        <draw:frame draw:style-name="gr70" draw:text-style-name="P60" xml:id="id59" draw:id="id59" draw:layer="layout" svg:width="1.592cm" svg:height="1.831cm" svg:x="10.256cm" svg:y="11.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6cm" svg:y="-4.893cm"/>
        </draw:frame>
        <draw:frame draw:style-name="gr70" draw:text-style-name="P60" xml:id="id61" draw:id="id61" draw:layer="layout" svg:width="1.593cm" svg:height="1.831cm" svg:x="15.423cm" svg:y="11.2cm">
          <draw:image xlink:href="Pictures/10001B6C00002D260000347A7CFDCA72776F3F6C.svg" xlink:type="simple" xlink:show="embed" xlink:actuate="onLoad" draw:mime-type="image/svg+xml">
            <text:p text:style-name="P56"><text:span text:style-name="T20"/></text:p>
            <text:p text:style-name="P56"><text:span text:style-name="T20">EKCert</text:span></text:p>
          </draw:image>
          <draw:image xlink:href="Pictures/10000001000001B5000001FCF35BAE34891C1336.png" xlink:type="simple" xlink:show="embed" xlink:actuate="onLoad" draw:mime-type="image/png"/>
          <draw:glue-point draw:id="4" svg:x="-3.785cm" svg:y="-4.866cm"/>
          <draw:glue-point draw:id="5" svg:x="0.64cm" svg:y="-4.877cm"/>
        </draw:frame>
        <draw:frame draw:style-name="gr74" draw:text-style-name="P63" draw:layer="layout" svg:width="2.189cm" svg:height="0.664cm" svg:x="20.471cm" svg:y="4.28cm">
          <draw:text-box>
            <text:p><text:span text:style-name="T22">Public key</text:span></text:p>
          </draw:text-box>
        </draw:frame>
        <draw:line draw:style-name="gr75" draw:text-style-name="P46" draw:layer="layout" svg:x1="19.322cm" svg:y1="6.771cm" svg:x2="20.222cm" svg:y2="6.771cm">
          <text:p/>
        </draw:line>
        <draw:frame draw:style-name="gr74" draw:text-style-name="P63" draw:layer="layout" svg:width="2.364cm" svg:height="0.664cm" svg:x="20.472cm" svg:y="5.08cm">
          <draw:text-box>
            <text:p><text:span text:style-name="T22">Private key</text:span></text:p>
          </draw:text-box>
        </draw:frame>
        <draw:frame draw:style-name="gr74" draw:text-style-name="P63" draw:layer="layout" svg:width="2.189cm" svg:height="0.664cm" svg:x="20.466cm" svg:y="6.472cm">
          <draw:text-box>
            <text:p><text:span text:style-name="T22">derived</text:span></text:p>
          </draw:text-box>
        </draw:frame>
        <draw:frame draw:style-name="gr74" draw:text-style-name="P63" draw:layer="layout" svg:width="2.189cm" svg:height="0.664cm" svg:x="20.474cm" svg:y="5.78cm">
          <draw:text-box>
            <text:p><text:span text:style-name="T22">signs</text:span></text:p>
          </draw:text-box>
        </draw:frame>
        <draw:frame draw:style-name="gr74" draw:text-style-name="P63" draw:layer="layout" svg:width="2.361cm" svg:height="0.664cm" svg:x="20.456cm" svg:y="7.161cm">
          <draw:text-box>
            <text:p><text:span text:style-name="T23">included</text:span></text:p>
          </draw:text-box>
        </draw:frame>
        <draw:line draw:style-name="gr76" draw:text-style-name="P46" draw:layer="layout" svg:x1="19.311cm" svg:y1="6.118cm" svg:x2="20.211cm" svg:y2="6.118cm">
          <text:p/>
        </draw:line>
        <draw:line draw:style-name="gr77" draw:text-style-name="P46" draw:layer="layout" svg:x1="19.32cm" svg:y1="7.532cm" svg:x2="20.22cm" svg:y2="7.532cm">
          <text:p/>
        </draw:line>
        <draw:frame draw:style-name="gr35" draw:text-style-name="P28" draw:layer="layout" svg:width="1cm" svg:height="0.47cm" svg:x="19.2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2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80" draw:text-style-name="P46" draw:layer="layout" svg:x1="12.108cm" svg:y1="5.285cm" svg:x2="15.331cm" svg:y2="5.287cm" draw:start-shape="id56" draw:start-glue-point="1" draw:end-shape="id57" draw:end-glue-point="3" svg:d="M12108 5285h1611v2h1612" svg:viewBox="0 0 3224 3">
          <text:p/>
        </draw:connector>
        <draw:connector draw:style-name="gr82" draw:text-style-name="P46" draw:layer="layout" draw:type="line" svg:x1="11.155cm" svg:y1="5.92cm" svg:x2="11.155cm" svg:y2="6.75cm" draw:start-shape="id56" draw:start-glue-point="2" draw:end-shape="id58" draw:end-glue-point="0" svg:d="M11155 5920v830" svg:viewBox="0 0 1 831">
          <text:p/>
        </draw:connector>
        <draw:frame draw:style-name="gr130" draw:text-style-name="P51" draw:layer="layout" svg:width="1.444cm" svg:height="0.646cm" svg:x="12.726cm" svg:y="4.234cm">
          <draw:text-box>
            <text:p text:style-name="P5"><text:span text:style-name="T15">TCI</text:span><text:span text:style-name="T14">fTPM</text:span></text:p>
          </draw:text-box>
        </draw:frame>
        <draw:connector draw:style-name="gr85" draw:text-style-name="P46" draw:layer="layout" draw:type="line" svg:x1="10.484cm" svg:y1="8.148cm" svg:x2="10.5cm" svg:y2="11.22cm" draw:start-shape="id58" draw:start-glue-point="5" draw:end-shape="id59" draw:end-glue-point="4" svg:d="M10484 8148l16 3072" svg:viewBox="0 0 17 3073">
          <text:p/>
        </draw:connector>
        <draw:connector draw:style-name="gr86" draw:text-style-name="P46" draw:layer="layout" draw:type="line" svg:x1="15.616cm" svg:y1="10.156cm" svg:x2="15.617cm" svg:y2="11.225cm" draw:start-shape="id60" draw:start-glue-point="4" draw:end-shape="id61" draw:end-glue-point="4" svg:d="M15616 10156l1 1069" svg:viewBox="0 0 2 1070">
          <text:p/>
        </draw:connector>
        <draw:connector draw:style-name="gr89" draw:text-style-name="P46" draw:layer="layout" draw:line-skew="-0.563cm" svg:x1="12.425cm" svg:y1="7.78cm" svg:x2="15.423cm" svg:y2="12.115cm" draw:start-shape="id58" draw:start-glue-point="4" draw:end-shape="id61" draw:end-glue-point="3" svg:d="M12425 7780h937v4335h2061" svg:viewBox="0 0 2999 4336">
          <text:p/>
        </draw:connector>
        <draw:connector draw:style-name="gr90" draw:text-style-name="P46" draw:layer="layout" draw:type="line" svg:x1="11.155cm" svg:y1="10.51cm" svg:x2="11.154cm" svg:y2="11.219cm" draw:start-shape="id62" draw:end-shape="id59" draw:end-glue-point="6" svg:d="M11155 10510l-1 709" svg:viewBox="0 0 2 710">
          <text:p/>
        </draw:connector>
        <draw:connector draw:style-name="gr91" draw:text-style-name="P46" draw:layer="layout" draw:type="line" svg:x1="16.321cm" svg:y1="10.508cm" svg:x2="16.32cm" svg:y2="11.223cm" draw:start-shape="id63" draw:start-glue-point="2" draw:end-shape="id61" draw:end-glue-point="5" svg:d="M16321 10508l-1 715" svg:viewBox="0 0 2 716">
          <text:p/>
        </draw:connector>
        <draw:frame draw:style-name="gr65" draw:text-style-name="P51" draw:layer="layout" svg:width="1.297cm" svg:height="0.646cm" svg:x="11.1cm" svg:y="10.53cm">
          <draw:text-box>
            <text:p text:style-name="P5"><text:span text:style-name="T15">TCI</text:span><text:span text:style-name="T14">OS</text:span></text:p>
          </draw:text-box>
        </draw:frame>
        <draw:frame draw:style-name="gr130" draw:text-style-name="P51" draw:layer="layout" svg:width="1.444cm" svg:height="0.646cm" svg:x="16.304cm" svg:y="10.525cm">
          <draw:text-box>
            <text:p text:style-name="P5"><text:span text:style-name="T15">TCI</text:span><text:span text:style-name="T14">fTPM</text:span></text:p>
          </draw:text-box>
        </draw:frame>
        <draw:g draw:style-name="gr3" xml:id="id58" draw:id="id58">
          <draw:glue-point draw:id="4" svg:x="5.003cm" svg:y="2.373cm"/>
          <draw:glue-point draw:id="5" svg:x="-2.645cm" svg:y="5.003cm"/>
          <draw:custom-shape draw:style-name="gr71" draw:text-style-name="P65" draw:layer="layout" svg:width="2.54cm" svg:height="1.399cm" svg:x="9.885cm" svg:y="6.75cm">
            <draw:glue-point draw:id="4" svg:x="-2.5cm" svg:y="5.003cm"/>
            <text:p text:style-name="P64"><text:span text:style-name="T23">Alias Key</text:span></text:p>
            <draw:enhanced-geometry svg:viewBox="0 0 21600 21600" draw:type="rectangle" draw:enhanced-path="M 0 0 L 21600 0 21600 21600 0 21600 0 0 Z N"/>
          </draw:custom-shape>
          <draw:line draw:style-name="gr72" draw:text-style-name="P59" draw:layer="layout" svg:x1="9.885cm" svg:y1="7.412cm" svg:x2="12.425cm" svg:y2="7.412cm">
            <text:p/>
          </draw:line>
          <draw:line draw:style-name="gr72" draw:text-style-name="P59" draw:layer="layout" svg:x1="11.19cm" svg:y1="7.412cm" svg:x2="11.19cm" svg:y2="8.149cm">
            <text:p/>
          </draw:line>
          <draw:frame draw:style-name="gr35" draw:text-style-name="P28" draw:layer="layout" svg:width="1cm" svg:height="0.47cm" svg:x="11.29cm" svg:y="7.5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0.042cm" svg:y="7.5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60" draw:id="id60">
          <draw:glue-point draw:id="4" svg:x="-2.629cm" svg:y="5.003cm"/>
          <draw:glue-point draw:id="5" svg:x="5.003cm" svg:y="2.33cm"/>
          <draw:custom-shape draw:style-name="gr71" draw:text-style-name="P58" draw:layer="layout" svg:width="2.54cm" svg:height="1.399cm" svg:x="15.013cm" svg:y="8.758cm">
            <draw:glue-point draw:id="4" svg:x="-2.5cm" svg:y="5.003cm"/>
            <text:p text:style-name="P5"><text:span text:style-name="T8">EK</text:span></text:p>
            <draw:enhanced-geometry svg:viewBox="0 0 21600 21600" draw:mirror-horizontal="false" draw:mirror-vertical="false" draw:type="rectangle" draw:enhanced-path="M 0 0 L 21600 0 21600 21600 0 21600 0 0 Z N"/>
          </draw:custom-shape>
          <draw:line draw:style-name="gr72" draw:text-style-name="P59" draw:layer="layout" svg:x1="15.013cm" svg:y1="9.42cm" svg:x2="17.553cm" svg:y2="9.42cm">
            <text:p/>
          </draw:line>
          <draw:line draw:style-name="gr72" draw:text-style-name="P59" draw:layer="layout" svg:x1="16.318cm" svg:y1="9.42cm" svg:x2="16.318cm" svg:y2="10.157cm">
            <text:p/>
          </draw:line>
          <draw:frame draw:style-name="gr35" draw:text-style-name="P28" draw:layer="layout" svg:width="1cm" svg:height="0.47cm" svg:x="16.453cm" svg:y="9.57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5.183cm" svg:y="9.565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custom-shape draw:style-name="gr131" draw:text-style-name="P55" xml:id="id64" draw:id="id64" draw:layer="layout" svg:width="1.905cm" svg:height="1.27cm" svg:x="14.286cm" svg:y="6.752cm">
          <text:p text:style-name="P54"><text:span text:style-name="T16">EPS</text:span></text:p>
          <draw:enhanced-geometry svg:viewBox="0 0 21600 21600" draw:type="rectangle" draw:enhanced-path="M 0 0 L 21600 0 21600 21600 0 21600 0 0 Z N"/>
        </draw:custom-shape>
        <draw:custom-shape draw:style-name="gr132" draw:text-style-name="P55" xml:id="id65" draw:id="id65" draw:layer="layout" svg:width="1.905cm" svg:height="1.27cm" svg:x="16.452cm" svg:y="6.752cm">
          <text:p text:style-name="P54"><text:span text:style-name="T16">Storage</text:span></text:p>
          <text:p text:style-name="P54"><text:span text:style-name="T16">key</text:span></text:p>
          <draw:enhanced-geometry svg:viewBox="0 0 21600 21600" draw:type="rectangle" draw:enhanced-path="M 0 0 L 21600 0 21600 21600 0 21600 0 0 Z N"/>
        </draw:custom-shape>
        <draw:connector draw:style-name="gr133" draw:text-style-name="P46" draw:layer="layout" svg:x1="16.283cm" svg:y1="5.922cm" svg:x2="15.238cm" svg:y2="6.752cm" draw:start-shape="id57" draw:start-glue-point="2" draw:end-shape="id64" draw:end-glue-point="0" svg:d="M16283 5922v415h-1045v415" svg:viewBox="0 0 1046 831">
          <text:p/>
        </draw:connector>
        <draw:connector draw:style-name="gr134" draw:text-style-name="P46" draw:layer="layout" svg:x1="16.283cm" svg:y1="5.922cm" svg:x2="17.404cm" svg:y2="6.752cm" draw:start-shape="id57" draw:start-glue-point="2" draw:end-shape="id65" draw:end-glue-point="0" svg:d="M16283 5922v415h1121v415" svg:viewBox="0 0 1122 831">
          <text:p/>
        </draw:connector>
        <draw:connector draw:style-name="gr135" draw:text-style-name="P46" draw:layer="layout" svg:x1="15.238cm" svg:y1="8.022cm" svg:x2="16.283cm" svg:y2="8.758cm" draw:start-shape="id64" draw:start-glue-point="2" draw:end-shape="id60" draw:end-glue-point="0" svg:d="M15238 8022v368h1045v368" svg:viewBox="0 0 1046 737">
          <text:p/>
        </draw:connector>
        <draw:frame draw:style-name="gr136" draw:text-style-name="P80" draw:layer="layout" svg:width="1.324cm" svg:height="1.354cm" svg:x="8.236cm" svg:y="6.485cm">
          <draw:text-box>
            <text:p><text:span text:style-name="T26">...</text:span></text:p>
          </draw:text-box>
        </draw:frame>
        <draw:custom-shape draw:style-name="gr137" draw:text-style-name="P55" xml:id="id57" draw:id="id57" draw:layer="layout" svg:width="1.905cm" svg:height="1.27cm" svg:x="15.331cm" svg:y="4.652cm">
          <text:p text:style-name="P54"><text:span text:style-name="T16">CDI</text:span></text:p>
          <draw:enhanced-geometry svg:viewBox="0 0 21600 21600" draw:type="rectangle" draw:enhanced-path="M 0 0 L 21600 0 21600 21600 0 21600 0 0 Z N"/>
        </draw:custom-shape>
        <draw:custom-shape draw:style-name="gr126" draw:text-style-name="P23" draw:layer="layout" svg:width="3.17cm" svg:height="6.21cm" svg:x="5.038cm" svg:y="4.301cm">
          <draw:glue-point draw:id="4" svg:x="-4.916cm" svg:y="-4.119cm"/>
          <text:p/>
          <draw:enhanced-geometry svg:viewBox="0 0 21600 21600" draw:mirror-horizontal="false" draw:mirror-vertical="false" draw:type="rectangle" draw:enhanced-path="M 0 0 L 21600 0 21600 21600 0 21600 0 0 Z N"/>
        </draw:custom-shape>
        <draw:frame draw:style-name="gr63" draw:text-style-name="P50" draw:layer="layout" svg:width="2.385cm" svg:height="0.882cm" svg:x="5.431cm" svg:y="3.528cm">
          <draw:text-box>
            <text:p text:style-name="P5"><text:span text:style-name="T12">DICE</text:span></text:p>
          </draw:text-box>
        </draw:frame>
        <draw:custom-shape draw:style-name="gr138" draw:text-style-name="P55" draw:layer="layout" svg:width="1.905cm" svg:height="1.27cm" svg:x="5.696cm" svg:y="4.651cm">
          <text:p text:style-name="P54"><text:span text:style-name="T16">UDS</text:span></text:p>
          <draw:enhanced-geometry svg:viewBox="0 0 21600 21600" draw:type="rectangle" draw:enhanced-path="M 0 0 L 21600 0 21600 21600 0 21600 0 0 Z N"/>
        </draw:custom-shape>
        <presentation:notes draw:style-name="dp3">
          <draw:page-thumbnail draw:style-name="gr1" draw:layer="layout" svg:width="19.798cm" svg:height="11.136cm" svg:x="0.6cm" svg:y="2.257cm" draw:page-number="16" presentation:class="page"/>
          <draw:frame presentation:style-name="pr5" draw:text-style-name="P2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6" xml:id="id66" draw:id="id66" draw:layer="layout" svg:width="25.199cm" svg:height="2.629cm" svg:x="1.4cm" svg:y="0.628cm" presentation:class="title" presentation:user-transformed="true">
          <draw:text-box>
            <text:p>Storage</text:p>
          </draw:text-box>
        </draw:frame>
        <draw:connector draw:style-name="gr64" draw:text-style-name="P46" draw:layer="layout" svg:x1="26.599cm" svg:y1="1.942cm" svg:x2="26.599cm" svg:y2="1.942cm" draw:start-shape="id66" draw:end-shape="id66" svg:d="M26599 1942z" svg:viewBox="0 0 1 1">
          <text:p/>
        </draw:connector>
        <draw:line draw:style-name="gr139" draw:text-style-name="P46" draw:layer="layout" svg:x1="12.705cm" svg:y1="8.89cm" svg:x2="12.705cm" svg:y2="7.62cm">
          <text:p/>
        </draw:line>
        <draw:line draw:style-name="gr140" draw:text-style-name="P46" draw:layer="layout" svg:x1="13.34cm" svg:y1="7.62cm" svg:x2="13.34cm" svg:y2="8.89cm">
          <text:p/>
        </draw:line>
        <draw:frame draw:style-name="gr141" draw:text-style-name="P81" draw:layer="layout" svg:width="1.89cm" svg:height="0.724cm" svg:x="10.783cm" svg:y="7.508cm">
          <draw:text-box>
            <text:p><text:span text:style-name="T6">decrypt</text:span></text:p>
          </draw:text-box>
        </draw:frame>
        <draw:frame draw:style-name="gr141" draw:text-style-name="P81" draw:layer="layout" svg:width="1.89cm" svg:height="0.724cm" svg:x="13.324cm" svg:y="7.525cm">
          <draw:text-box>
            <text:p><text:span text:style-name="T6">encrypt</text:span></text:p>
          </draw:text-box>
        </draw:frame>
        <draw:line draw:style-name="gr142" draw:text-style-name="P46" draw:layer="layout" svg:x1="10.16cm" svg:y1="8.255cm" svg:x2="16.552cm" svg:y2="8.25cm">
          <text:p/>
        </draw:line>
        <draw:frame draw:style-name="gr143" draw:text-style-name="P79" draw:layer="layout" svg:width="3.817cm" svg:height="0.882cm" svg:x="15.702cm" svg:y="7.103cm">
          <draw:text-box>
            <text:p text:style-name="P5">RAM</text:p>
          </draw:text-box>
        </draw:frame>
        <draw:frame draw:style-name="gr144" draw:text-style-name="P79" draw:layer="layout" svg:width="3.817cm" svg:height="1.513cm" svg:x="15.703cm" svg:y="8.568cm">
          <draw:text-box>
            <text:p text:style-name="P5">Persistent<text:line-break/>(e.g., HDD)</text:p>
          </draw:text-box>
        </draw:frame>
        <draw:custom-shape draw:style-name="gr145" draw:text-style-name="P23" draw:layer="layout" svg:width="1.905cm" svg:height="1.453cm" svg:x="12.07cm" svg:y="8.84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527cm" svg:height="0.832cm" svg:x="12.759cm" svg:y="9.385cm">
          <draw:image xlink:href="Pictures/10000FA00000082600000CDE5F86186ECC0F5053.svg" xlink:type="simple" xlink:show="embed" xlink:actuate="onLoad" draw:mime-type="image/svg+xml">
            <text:p/>
          </draw:image>
          <draw:image xlink:href="Pictures/100000010000004F0000007DA97BE3A8DB49FFA5.png" xlink:type="simple" xlink:show="embed" xlink:actuate="onLoad" draw:mime-type="image/png"/>
        </draw:frame>
        <draw:custom-shape draw:style-name="gr146" draw:text-style-name="P23" draw:layer="layout" svg:width="1.91cm" svg:height="1.45cm" svg:x="12.065cm" svg:y="6.18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814cm" svg:height="0.778cm" svg:x="12.613cm" svg:y="6.714cm">
          <draw:image xlink:href="Pictures/10000F5200000D7500000CDF187035B62251292C.svg" xlink:type="simple" xlink:show="embed" xlink:actuate="onLoad" draw:mime-type="image/svg+xml">
            <text:p/>
          </draw:image>
          <draw:image xlink:href="Pictures/10000001000000820000007D6EF1556CFE7D8C7F.png" xlink:type="simple" xlink:show="embed" xlink:actuate="onLoad" draw:mime-type="image/png"/>
        </draw:frame>
        <draw:custom-shape draw:style-name="gr147" draw:text-style-name="P28" xml:id="id67" draw:id="id67" draw:layer="layout" svg:width="2.637cm" svg:height="1.72cm" svg:x="4.815cm" svg:y="7.401cm">
          <text:p/>
          <draw:enhanced-geometry svg:viewBox="0 0 21600 21600" draw:type="rectangle" draw:enhanced-path="M 0 0 L 21600 0 21600 21600 0 21600 0 0 Z N"/>
        </draw:custom-shape>
        <draw:frame draw:style-name="gr148" draw:text-style-name="P75" draw:layer="layout" svg:width="1.905cm" svg:height="0.882cm" svg:x="5.181cm" svg:y="7.464cm">
          <draw:text-box>
            <text:p>fTPM</text:p>
          </draw:text-box>
        </draw:frame>
        <draw:frame draw:style-name="gr35" draw:text-style-name="P28" draw:layer="layout" svg:width="0.635cm" svg:height="1.978cm" draw:transform="rotate (1.5707963267949) translate (5.144cm 8.961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custom-shape draw:style-name="gr149" draw:text-style-name="P28" draw:layer="layout" svg:width="1.27cm" svg:height="0.805cm" svg:x="8.769cm" svg:y="7.855cm">
          <text:p/>
          <draw:enhanced-geometry svg:viewBox="0 0 21600 21600" draw:type="rectangle" draw:enhanced-path="M 0 0 L 21600 0 21600 21600 0 21600 0 0 Z N"/>
        </draw:custom-shape>
        <draw:frame draw:style-name="gr35" draw:text-style-name="P28" draw:layer="layout" svg:width="1cm" svg:height="0.47cm" svg:x="8.904cm" svg:y="8.022cm">
          <draw:image xlink:href="Pictures/100014B40000207700000F69E976E2DD194C1932.svg" xlink:type="simple" xlink:show="embed" xlink:actuate="onLoad" draw:mime-type="image/svg+xml">
            <text:p/>
          </draw:image>
          <draw:image xlink:href="Pictures/100000010000013A00000095496B4EE12AB5329B.png" xlink:type="simple" xlink:show="embed" xlink:actuate="onLoad" draw:mime-type="image/png"/>
        </draw:frame>
        <draw:connector draw:style-name="gr150" draw:text-style-name="P46" draw:layer="layout" draw:type="line" svg:x1="7.452cm" svg:y1="8.261cm" svg:x2="8.769cm" svg:y2="8.257cm" draw:start-shape="id67" draw:start-glue-point="1" svg:d="M7452 8261l1317-4" svg:viewBox="0 0 1318 5">
          <text:p/>
        </draw:connector>
        <presentation:notes draw:style-name="dp3">
          <draw:page-thumbnail draw:style-name="gr1" draw:layer="layout" svg:width="19.798cm" svg:height="11.136cm" svg:x="0.6cm" svg:y="2.257cm" draw:page-number="17" presentation:class="page"/>
          <draw:frame presentation:style-name="pr5" draw:text-style-name="P2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6" draw:text-style-name="P1" draw:layer="layout" svg:width="25.199cm" svg:height="2.629cm" svg:x="1.4cm" svg:y="0.628cm" presentation:class="title">
          <draw:text-box>
            <text:p><text:span text:style-name="T1">Conclusion: benefits</text:span></text:p>
          </draw:text-box>
        </draw:frame>
        <draw:frame presentation:style-name="pr7" draw:text-style-name="P83" draw:layer="layout" svg:width="25.199cm" svg:height="9.134cm" svg:x="1.4cm" svg:y="3.685cm" presentation:class="outline" presentation:user-transformed="true">
          <draw:text-box>
            <text:list text:style-name="L4">
              <text:list-item>
                <text:p text:style-name="P82"><text:span text:style-name="T27">Pull trust anchor into hardware</text:span><text:span text:style-name="T27"><text:line-break/></text:span><text:span text:style-name="T27">→ better security guarantees</text:span><text:span text:style-name="T27"><text:line-break/></text:span><text:span text:style-name="T27"/></text:p>
              </text:list-item>
              <text:list-item>
                <text:p text:style-name="P82"><text:span text:style-name="T28">Verify fTPM </text:span><text:span text:style-name="T29">including its underlying software stack</text:span></text:p>
                <text:p text:style-name="P82"><text:span text:style-name="T30"/></text:p>
              </text:list-item>
              <text:list-item>
                <text:p text:style-name="P82"><text:span text:style-name="T28">Boot chain components can have independent vendors</text:span></text:p>
              </text:list-item>
            </text:list>
          </draw:text-box>
        </draw:frame>
        <presentation:notes draw:style-name="dp3">
          <draw:page-thumbnail draw:style-name="gr1" draw:layer="layout" svg:width="19.798cm" svg:height="11.136cm" svg:x="0.6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Concept</text:span></text:p>
          </draw:text-box>
        </draw:frame>
        <presentation:notes draw:style-name="dp3">
          <draw:page-thumbnail draw:style-name="gr1" draw:layer="layout" svg:width="19.798cm" svg:height="11.136cm" svg:x="0.6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9">
        <office:forms form:automatic-focus="false" form:apply-design-mode="false"/>
        <draw:frame draw:style-name="gr35" draw:text-style-name="P84" draw:layer="layout" svg:width="20.051cm" svg:height="15.528cm" svg:x="4.079cm" svg:y="0.222cm">
          <draw:image xlink:href="Pictures/10000000000002F60000024B3E3DAF00F787AE77.png" xlink:type="simple" xlink:show="embed" xlink:actuate="onLoad" draw:mime-type="image/png">
            <text:p/>
          </draw:image>
        </draw:frame>
        <presentation:notes draw:style-name="dp3">
          <draw:page-thumbnail draw:style-name="gr1" draw:layer="layout" svg:width="19.798cm" svg:height="11.136cm" svg:x="0.6cm" svg:y="2.257cm" draw:page-number="20" presentation:class="page"/>
          <draw:frame presentation:style-name="pr5" draw:text-style-name="P11"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6" draw:text-style-name="P7" draw:layer="layout" svg:width="25.199cm" svg:height="2.629cm" svg:x="1.4cm" svg:y="0.628cm" presentation:class="title">
          <draw:text-box>
            <text:p text:style-name="P5"><text:span text:style-name="T1">Research questions</text:span></text:p>
          </draw:text-box>
        </draw:frame>
        <draw:frame presentation:style-name="pr8" draw:text-style-name="P85" draw:layer="layout" svg:width="25.199cm" svg:height="9.134cm" svg:x="1.4cm" svg:y="3.685cm" presentation:class="outline" presentation:user-transformed="true">
          <draw:text-box>
            <text:list text:style-name="L4">
              <text:list-item>
                <text:p><text:span text:style-name="T31">How to combine DICE and TPM infrastructure?</text:span><text:span text:style-name="T31"><text:line-break/></text:span><text:span text:style-name="T31">(e.g., AliasCert ∪ EKcert)</text:span></text:p>
              </text:list-item>
              <text:list-item>
                <text:p><text:span text:style-name="T31">How to manage fTPM persistent data securely?</text:span><text:span text:style-name="T31"><text:line-break/></text:span><text:span text:style-name="T31">(e.g., flush data on update)</text:span></text:p>
              </text:list-item>
              <text:list-item>
                <text:p text:style-name="P82"><text:span text:style-name="T31">What does the identity of fTPM include?</text:span><text:span text:style-name="T31"><text:line-break/></text:span><text:span text:style-name="T31">(e.g., hash, configuration, boot chain)</text:span></text:p>
              </text:list-item>
              <text:list-item>
                <text:p><text:span text:style-name="T31">How to enable privacy for the certificate chain?</text:span></text:p>
              </text:list-item>
            </text:list>
          </draw:text-box>
        </draw:frame>
        <presentation:notes draw:style-name="dp3">
          <draw:page-thumbnail draw:style-name="gr1" draw:layer="layout" svg:width="19.798cm" svg:height="11.136cm" svg:x="0.6cm" svg:y="2.257cm" draw:page-number="21" presentation:class="page"/>
          <draw:frame presentation:style-name="pr5" draw:text-style-name="P11"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6" draw:text-style-name="P7" draw:layer="layout" svg:width="25.199cm" svg:height="2.629cm" svg:x="1.4cm" svg:y="0.628cm" presentation:class="title">
          <draw:text-box>
            <text:p text:style-name="P5"><text:span text:style-name="T1">Technical questions</text:span></text:p>
          </draw:text-box>
        </draw:frame>
        <draw:frame presentation:style-name="pr8" draw:text-style-name="P86" draw:layer="layout" svg:width="25.199cm" svg:height="9.134cm" svg:x="1.4cm" svg:y="3.685cm" presentation:class="outline" presentation:user-transformed="true">
          <draw:text-box>
            <text:list text:style-name="L4">
              <text:list-item>
                <text:p text:style-name="P82"><text:span text:style-name="T31">How to measure fTPM hash? (restricted to OP-TEE OS support)</text:span></text:p>
              </text:list-item>
              <text:list-item>
                <text:p text:style-name="P82"><text:span text:style-name="T31">How to establish static Root for certificate chain?</text:span><text:span text:style-name="T31"><text:line-break/></text:span><text:span text:style-name="T31">(must not change if measurements change)</text:span></text:p>
              </text:list-item>
              <text:list-item>
                <text:p text:style-name="P82"><text:span text:style-name="T31">How to inject EPS (i.e., the root secret) into fTPM?</text:span></text:p>
                <text:list>
                  <text:list-item>
                    <text:p text:style-name="P82"><text:span text:style-name="T31">on each boot</text:span></text:p>
                    <text:list>
                      <text:list-item>
                        <text:p><text:span text:style-name="T31">non-destructive (if EPS is same)</text:span></text:p>
                      </text:list-item>
                      <text:list-item>
                        <text:p><text:span text:style-name="T31">destructive (if EPS changed)</text:span></text:p>
                      </text:list-item>
                    </text:list>
                  </text:list-item>
                </text:list>
              </text:list-item>
              <text:list-item>
                <text:p text:style-name="P82"><text:span text:style-name="T31">How to distinguish legit update vs illegal manipulation?</text:span><text:span text:style-name="T31"><text:line-break/></text:span><text:span text:style-name="T31">(if we want to flush data only on illegal manipulation)</text:span></text:p>
              </text:list-item>
            </text:list>
          </draw:text-box>
        </draw:frame>
        <presentation:notes draw:style-name="dp3">
          <draw:page-thumbnail draw:style-name="gr1" draw:layer="layout" svg:width="19.798cm" svg:height="11.136cm" svg:x="0.6cm" svg:y="2.257cm" draw:page-number="22"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Kursiv" style:font-family-generic="swiss" style:font-pitch="variable"/>
    <style:font-face style:name="Arial1" svg:font-family="Arial" style:font-family-generic="swiss" style:font-pitch="variable"/>
    <style:font-face style:name="Arial2" svg:font-family="Arial" style:font-adornments="Regular" style:font-family-generic="swiss" style:font-pitch="variable"/>
    <style:font-face style:name="Arial3" svg:font-family="Arial" style:font-family-generic="roman"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pitch="variable"/>
    <style:font-face style:name="Cambria Math1" svg:font-family="'Cambria Math'"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astel_20_Bouquet" draw:display-name="Pastel Bouquet" draw:style="linear" draw:start-color="#dde8cb" draw:end-color="#ffd7d7" draw:start-intensity="100%" draw:end-intensity="100%" draw:angle="31deg" draw:border="0%">
      <loext:gradient-stop svg:offset="0" loext:color-type="rgb" loext:color-value="#dde8cb"/>
      <loext:gradient-stop svg:offset="1" loext:color-type="rgb" loext:color-value="#ffd7d7"/>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0" draw:display-name="Arrowheads 100" svg:viewBox="0 0 20 20" svg:d="M0 20l10-20 10 20z"/>
    <draw:marker draw:name="Arrowheads_20_101" draw:display-name="Arrowheads 101" svg:viewBox="0 0 20 20" svg:d="M0 20l10-20 10 20z"/>
    <draw:marker draw:name="Arrowheads_20_102" draw:display-name="Arrowheads 102" svg:viewBox="0 0 20 20" svg:d="M0 20l10-20 10 20z"/>
    <draw:marker draw:name="Arrowheads_20_103" draw:display-name="Arrowheads 103" svg:viewBox="0 0 20 20" svg:d="M0 20l10-20 10 20z"/>
    <draw:marker draw:name="Arrowheads_20_106" draw:display-name="Arrowheads 106" svg:viewBox="0 0 20 20" svg:d="M0 20l10-20 10 20z"/>
    <draw:marker draw:name="Arrowheads_20_107" draw:display-name="Arrowheads 107" svg:viewBox="0 0 20 20" svg:d="M0 20l10-20 10 20z"/>
    <draw:marker draw:name="Arrowheads_20_108" draw:display-name="Arrowheads 108" svg:viewBox="0 0 20 20" svg:d="M0 20l10-20 10 20z"/>
    <draw:marker draw:name="Arrowheads_20_109" draw:display-name="Arrowheads 109" svg:viewBox="0 0 20 20" svg:d="M0 20l10-20 10 20z"/>
    <draw:marker draw:name="Arrowheads_20_11" draw:display-name="Arrowheads 11" svg:viewBox="0 0 20 20" svg:d="M0 20l10-20 10 20z"/>
    <draw:marker draw:name="Arrowheads_20_110" draw:display-name="Arrowheads 110" svg:viewBox="0 0 20 20" svg:d="M0 20l10-20 10 20z"/>
    <draw:marker draw:name="Arrowheads_20_111" draw:display-name="Arrowheads 111" svg:viewBox="0 0 20 20" svg:d="M0 20l10-20 10 20z"/>
    <draw:marker draw:name="Arrowheads_20_112" draw:display-name="Arrowheads 112" svg:viewBox="0 0 20 20" svg:d="M0 20l10-20 10 20z"/>
    <draw:marker draw:name="Arrowheads_20_113" draw:display-name="Arrowheads 113" svg:viewBox="0 0 20 20" svg:d="M0 20l10-20 10 20z"/>
    <draw:marker draw:name="Arrowheads_20_114" draw:display-name="Arrowheads 114" svg:viewBox="0 0 20 20" svg:d="M0 20l10-20 10 20z"/>
    <draw:marker draw:name="Arrowheads_20_115" draw:display-name="Arrowheads 115" svg:viewBox="0 0 20 20" svg:d="M0 20l10-20 10 20z"/>
    <draw:marker draw:name="Arrowheads_20_116" draw:display-name="Arrowheads 116" svg:viewBox="0 0 20 20" svg:d="M0 20l10-20 10 20z"/>
    <draw:marker draw:name="Arrowheads_20_117" draw:display-name="Arrowheads 117" svg:viewBox="0 0 20 20" svg:d="M0 20l10-20 10 20z"/>
    <draw:marker draw:name="Arrowheads_20_118" draw:display-name="Arrowheads 118" svg:viewBox="0 0 20 20" svg:d="M0 20l10-20 10 20z"/>
    <draw:marker draw:name="Arrowheads_20_119" draw:display-name="Arrowheads 119" svg:viewBox="0 0 20 20" svg:d="M0 20l10-20 10 20z"/>
    <draw:marker draw:name="Arrowheads_20_120" draw:display-name="Arrowheads 120" svg:viewBox="0 0 20 20" svg:d="M0 20l10-20 10 20z"/>
    <draw:marker draw:name="Arrowheads_20_121" draw:display-name="Arrowheads 121" svg:viewBox="0 0 20 20" svg:d="M0 20l10-20 10 20z"/>
    <draw:marker draw:name="Arrowheads_20_122" draw:display-name="Arrowheads 122" svg:viewBox="0 0 20 20" svg:d="M0 20l10-20 10 20z"/>
    <draw:marker draw:name="Arrowheads_20_123" draw:display-name="Arrowheads 123" svg:viewBox="0 0 20 20" svg:d="M0 20l10-20 10 20z"/>
    <draw:marker draw:name="Arrowheads_20_124" draw:display-name="Arrowheads 124" svg:viewBox="0 0 20 20" svg:d="M0 20l10-20 10 20z"/>
    <draw:marker draw:name="Arrowheads_20_125" draw:display-name="Arrowheads 125" svg:viewBox="0 0 20 20" svg:d="M0 20l10-20 10 20z"/>
    <draw:marker draw:name="Arrowheads_20_126" draw:display-name="Arrowheads 126" svg:viewBox="0 0 20 20" svg:d="M0 20l10-20 10 20z"/>
    <draw:marker draw:name="Arrowheads_20_127" draw:display-name="Arrowheads 127" svg:viewBox="0 0 20 20" svg:d="M0 20l10-20 10 20z"/>
    <draw:marker draw:name="Arrowheads_20_128" draw:display-name="Arrowheads 128" svg:viewBox="0 0 20 20" svg:d="M0 20l10-20 10 20z"/>
    <draw:marker draw:name="Arrowheads_20_129" draw:display-name="Arrowheads 129" svg:viewBox="0 0 20 20" svg:d="M0 20l10-20 10 20z"/>
    <draw:marker draw:name="Arrowheads_20_130" draw:display-name="Arrowheads 130" svg:viewBox="0 0 20 20" svg:d="M0 20l10-20 10 20z"/>
    <draw:marker draw:name="Arrowheads_20_131" draw:display-name="Arrowheads 131" svg:viewBox="0 0 20 20" svg:d="M0 20l10-20 10 20z"/>
    <draw:marker draw:name="Arrowheads_20_132" draw:display-name="Arrowheads 132" svg:viewBox="0 0 20 20" svg:d="M0 20l10-20 10 20z"/>
    <draw:marker draw:name="Arrowheads_20_133" draw:display-name="Arrowheads 133"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7" draw:display-name="Arrowheads 27"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4" draw:display-name="Arrowheads 34"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60" draw:display-name="Arrowheads 60" svg:viewBox="0 0 20 20" svg:d="M0 20l10-20 10 20z"/>
    <draw:marker draw:name="Arrowheads_20_7" draw:display-name="Arrowheads 7" svg:viewBox="0 0 20 20" svg:d="M0 20l10-20 10 20z"/>
    <draw:marker draw:name="Arrowheads_20_74" draw:display-name="Arrowheads 74" svg:viewBox="0 0 20 20" svg:d="M0 20l10-20 10 20z"/>
    <draw:marker draw:name="Arrowheads_20_77" draw:display-name="Arrowheads 77" svg:viewBox="0 0 20 20" svg:d="M0 20l10-20 10 20z"/>
    <draw:marker draw:name="Arrowheads_20_79" draw:display-name="Arrowheads 79" svg:viewBox="0 0 20 20" svg:d="M0 20l10-20 10 20z"/>
    <draw:marker draw:name="Arrowheads_20_8" draw:display-name="Arrowheads 8" svg:viewBox="0 0 20 20" svg:d="M0 20l10-20 10 20z"/>
    <draw:marker draw:name="Arrowheads_20_81" draw:display-name="Arrowheads 81" svg:viewBox="0 0 20 20" svg:d="M0 20l10-20 10 20z"/>
    <draw:marker draw:name="Arrowheads_20_88" draw:display-name="Arrowheads 88" svg:viewBox="0 0 20 20" svg:d="M0 20l10-20 10 20z"/>
    <draw:marker draw:name="Arrowheads_20_89" draw:display-name="Arrowheads 89" svg:viewBox="0 0 20 20" svg:d="M0 20l10-20 10 20z"/>
    <draw:marker draw:name="Arrowheads_20_90" draw:display-name="Arrowheads 90" svg:viewBox="0 0 20 20" svg:d="M0 20l10-20 10 20z"/>
    <draw:marker draw:name="Arrowheads_20_91" draw:display-name="Arrowheads 91" svg:viewBox="0 0 20 20" svg:d="M0 20l10-20 10 20z"/>
    <draw:marker draw:name="Arrowheads_20_92" draw:display-name="Arrowheads 92" svg:viewBox="0 0 20 20" svg:d="M0 20l10-20 10 20z"/>
    <draw:marker draw:name="Arrowheads_20_94" draw:display-name="Arrowheads 94" svg:viewBox="0 0 20 20" svg:d="M0 20l10-20 10 20z"/>
    <draw:marker draw:name="Arrowheads_20_96" draw:display-name="Arrowheads 96" svg:viewBox="0 0 20 20" svg:d="M0 20l10-20 10 20z"/>
    <draw:stroke-dash draw:name="Dash" draw:style="rect" draw:dots1="1" draw:dots1-length="300%" draw:distance="100%"/>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492300"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Dash_20_Dot_20_4" svg:stroke-width="0.1cm" svg:stroke-color="#000000" draw:marker-start-width="0.46cm" draw:marker-start-center="false" draw:marker-end="Arrowheads_20_27" draw:marker-end-width="0.45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1.27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style:writing-mode="lr-tb">
        <text:list-style style:name="objectwithoutfill">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2" fo:font-family="Arial" style:font-style-name="Regular" style:font-family-generic="swiss" style:font-pitch="variable" fo:font-size="16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family-asian="'Source Han Sans CN'" style:font-family-generic-asian="system"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_20_with_20_no_20_fill_20_and_20_no_20_line" style:display-name="Object with no fill and no line" style:family="graphic" style:parent-style-name="standard">
      <style:graphic-properties draw:stroke="none" draw:fill="none"/>
      <style:text-properties style:font-name="Arial2" fo:font-family="Arial"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ohne_20_Linie" style:display-name="Objekt ohne Füllung und ohne Linie" style:family="graphic" style:parent-style-name="Default_20_Drawing_20_Style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0160307_5f_TUM_5f_Präsentation_5f_o_5f_v12-background" style:display-name="20160307_TUM_Präsentation_o_v12-background" style:family="presentation">
      <style:graphic-properties draw:stroke="none" draw:fill="none"/>
      <style:text-properties style:letter-kerning="true"/>
    </style:style>
    <style:style style:name="_32_0160307_5f_TUM_5f_Präsentation_5f_o_5f_v12-backgroundobjects" style:display-name="20160307_TUM_Präsentation_o_v12-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2-notes" style:display-name="20160307_TUM_Präsentation_o_v1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3"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2_0160307_5f_TUM_5f_Präsentation_5f_o_5f_v12-outline1" style:display-name="20160307_TUM_Präsentation_o_v12-outline1" style:family="presentation">
      <style:graphic-properties draw:stroke="none" draw:fill="none">
        <text:list-style style:name="_32_0160307_5f_TUM_5f_Präsentation_5f_o_5f_v12-outline1" style:display-name="20160307_TUM_Präsentation_o_v12-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style:use-window-font-color="true" loext:opacity="0%" style:text-outline="false" style:text-line-through-style="none" style:text-line-through-type="none" style:font-name="Arial3" fo:font-family="Arial" style:font-family-generic="roman" style:font-pitch="variable" fo:font-size="13.199999809265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outline2" style:display-name="20160307_TUM_Präsentation_o_v12-outline2" style:family="presentation" style:parent-style-name="_32_0160307_5f_TUM_5f_Präsentation_5f_o_5f_v12-outline1">
      <style:paragraph-properties fo:margin-left="0cm" fo:margin-right="0cm" fo:margin-top="0cm" fo:margin-bottom="0cm" fo:text-indent="0cm"/>
      <style:text-properties fo:font-size="11pt" style:font-size-asian="28pt" style:font-size-complex="28pt"/>
    </style:style>
    <style:style style:name="_32_0160307_5f_TUM_5f_Präsentation_5f_o_5f_v12-outline3" style:display-name="20160307_TUM_Präsentation_o_v12-outline3" style:family="presentation" style:parent-style-name="_32_0160307_5f_TUM_5f_Präsentation_5f_o_5f_v12-outline2">
      <style:paragraph-properties fo:margin-left="0cm" fo:margin-right="0cm" fo:margin-top="0cm" fo:margin-bottom="0cm" fo:text-indent="0cm"/>
      <style:text-properties fo:font-size="9.10000038146973pt" style:font-size-asian="24pt" style:font-size-complex="24pt"/>
    </style:style>
    <style:style style:name="_32_0160307_5f_TUM_5f_Präsentation_5f_o_5f_v12-outline4" style:display-name="20160307_TUM_Präsentation_o_v12-outline4" style:family="presentation" style:parent-style-name="_32_0160307_5f_TUM_5f_Präsentation_5f_o_5f_v12-outline3">
      <style:paragraph-properties fo:margin-left="0cm" fo:margin-right="0cm" fo:margin-top="0cm" fo:margin-bottom="0cm" fo:text-indent="0cm"/>
      <style:text-properties fo:font-size="7.5pt" style:font-size-asian="20pt" style:font-size-complex="20pt"/>
    </style:style>
    <style:style style:name="_32_0160307_5f_TUM_5f_Präsentation_5f_o_5f_v12-outline5" style:display-name="20160307_TUM_Präsentation_o_v12-outline5" style:family="presentation" style:parent-style-name="_32_0160307_5f_TUM_5f_Präsentation_5f_o_5f_v12-outline4">
      <style:paragraph-properties fo:margin-left="0cm" fo:margin-right="0cm" fo:margin-top="0cm" fo:margin-bottom="0cm" fo:text-indent="0cm"/>
      <style:text-properties fo:font-size="6.19999980926514pt" style:font-size-asian="20pt" style:font-size-complex="20pt"/>
    </style:style>
    <style:style style:name="_32_0160307_5f_TUM_5f_Präsentation_5f_o_5f_v12-outline6" style:display-name="20160307_TUM_Präsentation_o_v12-outline6" style:family="presentation" style:parent-style-name="_32_0160307_5f_TUM_5f_Präsentation_5f_o_5f_v12-outline5">
      <style:paragraph-properties fo:margin-left="0cm" fo:margin-right="0cm" fo:margin-top="0cm" fo:margin-bottom="0cm" fo:text-indent="0cm"/>
      <style:text-properties fo:font-size="5.09999990463257pt" style:font-size-asian="20pt" style:font-size-complex="20pt"/>
    </style:style>
    <style:style style:name="_32_0160307_5f_TUM_5f_Präsentation_5f_o_5f_v12-outline7" style:display-name="20160307_TUM_Präsentation_o_v12-outline7" style:family="presentation" style:parent-style-name="_32_0160307_5f_TUM_5f_Präsentation_5f_o_5f_v12-outline6">
      <style:paragraph-properties fo:margin-left="0cm" fo:margin-right="0cm" fo:margin-top="0cm" fo:margin-bottom="0cm" fo:text-indent="0cm"/>
      <style:text-properties fo:font-size="4.30000019073486pt" style:font-size-asian="20pt" style:font-size-complex="20pt"/>
    </style:style>
    <style:style style:name="_32_0160307_5f_TUM_5f_Präsentation_5f_o_5f_v12-outline8" style:display-name="20160307_TUM_Präsentation_o_v12-outline8" style:family="presentation" style:parent-style-name="_32_0160307_5f_TUM_5f_Präsentation_5f_o_5f_v12-outline7">
      <style:paragraph-properties fo:margin-left="0cm" fo:margin-right="0cm" fo:margin-top="0cm" fo:margin-bottom="0cm" fo:text-indent="0cm"/>
      <style:text-properties fo:font-size="3.5pt" style:font-size-asian="20pt" style:font-size-complex="20pt"/>
    </style:style>
    <style:style style:name="_32_0160307_5f_TUM_5f_Präsentation_5f_o_5f_v12-outline9" style:display-name="20160307_TUM_Präsentation_o_v12-outline9" style:family="presentation" style:parent-style-name="_32_0160307_5f_TUM_5f_Präsentation_5f_o_5f_v12-outline8">
      <style:paragraph-properties fo:margin-left="0cm" fo:margin-right="0cm" fo:margin-top="0cm" fo:margin-bottom="0cm" fo:text-indent="0cm"/>
      <style:text-properties fo:font-size="2.90000009536743pt" style:font-size-asian="20pt" style:font-size-complex="20pt"/>
    </style:style>
    <style:style style:name="_32_0160307_5f_TUM_5f_Präsentation_5f_o_5f_v12-subtitle" style:display-name="20160307_TUM_Präsentation_o_v12-subtitle" style:family="presentation">
      <style:graphic-properties draw:stroke="none" draw:fill="none" draw:textarea-vertical-align="middle">
        <text:list-style style:name="_32_0160307_5f_TUM_5f_Präsentation_5f_o_5f_v12-subtitle" style:display-name="20160307_TUM_Präsentation_o_v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title" style:display-name="20160307_TUM_Präsentation_o_v12-title" style:family="presentation">
      <style:graphic-properties draw:stroke="none" draw:fill="none" draw:textarea-vertical-align="middle">
        <text:list-style style:name="_32_0160307_5f_TUM_5f_Präsentation_5f_o_5f_v12-title" style:display-name="20160307_TUM_Präsentation_o_v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3" fo:font-family="Arial" style:font-family-generic="roman" style:font-pitch="variable" fo:font-size="24.8999996185303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849cm" loext:decorative="false"/>
      <style:paragraph-properties style:writing-mode="lr-tb"/>
    </style:style>
    <style:style style:name="M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_32_0160307_5f_TUM_5f_Präsentation_5f_o_5f_v12-outline1">
      <style:graphic-properties draw:auto-grow-height="false" fo:min-height="12.54cm" loext:decorative="false"/>
      <style:paragraph-properties style:writing-mode="lr-tb"/>
    </style:style>
    <style:style style:name="Mpr5" style:family="presentation" style:parent-style-name="_32_0160307_5f_TUM_5f_Präsentation_5f_o_5f_v12-backgroundobjects">
      <style:graphic-properties draw:stroke="none" draw:fill="none" draw:fill-color="#ffffff" draw:auto-grow-height="false" fo:min-height="1.311cm" loext:decorative="false"/>
      <style:paragraph-properties style:writing-mode="lr-tb"/>
    </style:style>
    <style:style style:name="Mpr6" style:family="presentation" style:parent-style-name="_32_0160307_5f_TUM_5f_Präsentation_5f_o_5f_v12-backgroundobjects">
      <style:graphic-properties draw:stroke="none" draw:fill="none" draw:fill-color="#ffffff" draw:textarea-vertical-align="middle" draw:auto-grow-height="false" fo:min-height="1.311cm" loext:decorative="false"/>
      <style:paragraph-properties style:writing-mode="lr-tb"/>
    </style:style>
    <style:style style:name="Mpr7" style:family="presentation" style:parent-style-name="_32_0160307_5f_TUM_5f_Präsentation_5f_o_5f_v12-backgroundobjects">
      <style:graphic-properties draw:stroke="none" draw:fill="none" draw:fill-color="#ffffff" draw:auto-grow-height="false" fo:min-height="1.485cm" loext:decorative="false"/>
      <style:paragraph-properties style:writing-mode="lr-tb"/>
    </style:style>
    <style:style style:name="Mpr8" style:family="presentation" style:parent-style-name="_32_0160307_5f_TUM_5f_Präsentation_5f_o_5f_v1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start"/>
      <style:text-properties style:font-name="Arial" fo:font-size="12pt" style:font-size-asian="14pt" style:font-size-complex="14pt"/>
    </style:style>
    <style:style style:name="MP8" style:family="paragraph">
      <loext:graphic-properties draw:fill="none" draw:fill-color="#ffffff"/>
      <style:paragraph-properties fo:text-align="start"/>
      <style:text-properties style:font-name="Arial" fo:font-size="12pt" style:font-size-asian="14pt" style:font-size-complex="14pt"/>
    </style:style>
    <style:style style:name="MP9" style:family="paragraph">
      <style:paragraph-properties fo:text-align="end"/>
      <style:text-properties style:font-name="Arial" fo:font-size="12pt" style:font-size-asian="14pt" style:font-size-complex="14pt"/>
    </style:style>
    <style:style style:name="MP10" style:family="paragraph">
      <loext:graphic-properties draw:fill="none" draw:fill-color="#ffffff"/>
      <style:paragraph-properties fo:text-align="end"/>
      <style:text-properties style:font-name="Arial" fo:font-size="12pt" style:font-size-asian="14pt" style:font-size-complex="14pt"/>
    </style:style>
    <style:style style:name="MP11" style:family="paragraph">
      <style:paragraph-properties fo:line-height="85%"/>
    </style:style>
    <style:style style:name="MP12" style:family="paragraph">
      <style:paragraph-properties fo:line-height="99%"/>
    </style:style>
    <style:style style:name="MP13" style:family="paragraph">
      <loext:graphic-properties draw:fill="none" draw:fill-color="#ffffff"/>
      <style:paragraph-properties fo:line-height="85%"/>
      <style:text-properties fo:color="#0066cc" loext:opacity="100%" fo:font-size="6.59999990463257pt" style:font-size-asian="8pt" style:font-size-complex="8pt"/>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 fo:font-size="12pt" style:font-size-asian="14pt" style:font-size-complex="14pt"/>
    </style:style>
    <style:style style:name="MT3" style:family="text">
      <style:text-properties fo:color="#0066cc" loext:opacity="100%" fo:font-size="8pt" style:font-size-asian="8pt" style:font-size-complex="8pt"/>
    </style:style>
    <style:style style:name="MT4" style:family="text">
      <style:text-properties fo:font-size="8pt" style:font-size-asian="8pt" style:font-size-complex="8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3</text:page-number></text:span></text:p>
        </draw:text-box>
      </draw:frame>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3</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_32_0160307_5f_TUM_5f_Präsentation_5f_o_5f_v12" style:display-name="20160307_TUM_Präsentation_o_v1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_32_0160307_5f_TUM_5f_Präsentation_5f_o_5f_v12-title" draw:layer="backgroundobjects" svg:width="26.126cm" svg:height="0.829cm" svg:x="0.98cm" svg:y="2.818cm" presentation:class="title" presentation:placeholder="true">
        <draw:text-box/>
      </draw:frame>
      <draw:frame presentation:style-name="Mpr4" draw:layer="backgroundobjects" svg:width="26.126cm" svg:height="2.487cm" svg:x="0.981cm" svg:y="4.642cm" presentation:class="outline">
        <draw:text-box>
          <text:list text:style-name="ML3">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5" draw:text-style-name="MP2" draw:layer="backgroundobjects" svg:width="6.523cm" svg:height="1.086cm" svg:x="1.4cm" svg:y="14.348cm" presentation:class="date-time">
        <draw:text-box>
          <text:p text:style-name="MP1"><text:span text:style-name="MT1"><presentation:date-time/></text:span><text:span text:style-name="MT1"><text:s/></text:span></text:p>
        </draw:text-box>
      </draw:frame>
      <draw:frame presentation:style-name="Mpr6" draw:text-style-name="MP8" draw:layer="backgroundobjects" svg:width="19.843cm" svg:height="0.829cm" svg:x="0.981cm" svg:y="14.921cm" presentation:class="footer">
        <draw:text-box>
          <text:p text:style-name="MP7"><text:span text:style-name="MT2"><presentation:footer/></text:span><text:span text:style-name="MT2"><text:s/></text:span></text:p>
        </draw:text-box>
      </draw:frame>
      <draw:frame presentation:style-name="Mpr6" draw:text-style-name="MP10" draw:layer="backgroundobjects" svg:width="6.283cm" svg:height="0.829cm" svg:x="20.944cm" svg:y="14.921cm" presentation:class="page-number">
        <draw:text-box>
          <text:p text:style-name="MP9"><text:span text:style-name="MT2"><text:page-number>13</text:page-number></text:span><text:span text:style-name="MT2"><text:s/></text:span></text:p>
        </draw:text-box>
      </draw:frame>
      <draw:frame draw:style-name="Mgr3" draw:text-style-name="MP13" draw:layer="backgroundobjects" svg:width="23.712cm" svg:height="1.099cm" svg:x="0.981cm" svg:y="0.663cm">
        <draw:text-box>
          <text:p text:style-name="MP11"><text:span text:style-name="MT3">Lehrstuhl für IT-Sicherheit</text:span></text:p>
          <text:p text:style-name="MP11"><text:span text:style-name="MT3">School of Computation, Information and Technology</text:span><text:span text:style-name="MT4"> </text:span></text:p>
          <text:p text:style-name="MP12"><text:span text:style-name="MT3">Technische Universität München</text:span><text:span text:style-name="MT4"> </text:span></text:p>
        </draw:text-box>
      </draw:frame>
      <draw:frame draw:style-name="Mgr4" draw:text-style-name="MP14" draw:layer="backgroundobjects" svg:width="1.864cm" svg:height="0.739cm" svg:x="25.166cm" svg:y="0.745cm">
        <draw:image xlink:href="Pictures/100001E8000057A600002E25217268A7A8A32913.emf" xlink:type="simple" xlink:show="embed" xlink:actuate="onLoad" draw:mime-type="image/x-emf">
          <text:p/>
        </draw:image>
        <draw:image xlink:href="Pictures/1000000100000350000001BEF997A7B551E5F0FA.png" xlink:type="simple" xlink:show="embed" xlink:actuate="onLoad" draw:mime-type="image/png"/>
      </draw:frame>
      <presentation:notes style:page-layout-name="PM0">
        <draw:page-thumbnail presentation:style-name="_32_0160307_5f_TUM_5f_Präsentation_5f_o_5f_v12-title" draw:layer="backgroundobjects" svg:width="14.887cm" svg:height="11.136cm" svg:x="3.056cm" svg:y="2.257cm" presentation:class="page"/>
        <draw:frame presentation:style-name="_32_0160307_5f_TUM_5f_Präsentation_5f_o_5f_v1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8" draw:text-style-name="MP4" draw:layer="backgroundobjects" svg:width="9.113cm" svg:height="1.484cm" svg:x="11.886cm" svg:y="28.215cm" presentation:class="page-number">
          <draw:text-box>
            <text:p text:style-name="MP3"><text:span text:style-name="MT1"><text:page-number>13</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09:38:09.704633008</meta:creation-date>
    <dc:date>2023-11-13T15:22:19.956000368</dc:date>
    <meta:editing-duration>P1DT22H23M23S</meta:editing-duration>
    <meta:editing-cycles>313</meta:editing-cycles>
    <meta:generator>LibreOffice/7.6.2.1$Linux_X86_64 LibreOffice_project/60$Build-1</meta:generator>
    <meta:print-date>2023-10-30T17:08:26.390895931</meta:print-date>
    <meta:printed-by>PDF files</meta:printed-by>
    <meta:document-statistic meta:object-count="411"/>
  </office:meta>
</office:document-meta>
</file>